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3.1264in"/>
    </style:style>
    <style:style style:name="co3" style:family="table-column">
      <style:table-column-properties fo:break-before="auto" style:column-width="1.3134in"/>
    </style:style>
    <style:style style:name="co4" style:family="table-column">
      <style:table-column-properties fo:break-before="auto" style:column-width="3.1138in"/>
    </style:style>
    <style:style style:name="co5" style:family="table-column">
      <style:table-column-properties fo:break-before="auto" style:column-width="1.3146in"/>
    </style:style>
    <style:style style:name="ro1" style:family="table-row">
      <style:table-row-properties style:row-height="0.179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ole-draw-aspect="1"/>
    </style:style>
  </office:automatic-styles>
  <office:body>
    <office:spreadsheet>
      <table:table table:name="Summary" table:style-name="ta1" table:print="false">
        <table:shapes>
          <draw:frame draw:z-index="0" draw:style-name="gr1" svg:width="7.1295in" svg:height="3.5409in" svg:x="4.2898in" svg:y="3.6264in">
            <draw:object draw:notify-on-update-of-ranges="Summary.A3:Summary.A8 Summary.C3:Summary.C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7.1295in" svg:height="3.5409in" svg:x="4.2984in" svg:y="0.1476in">
            <draw:object draw:notify-on-update-of-ranges="Summary.A3:Summary.A8 Summary.B3:Summary.B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/>
          <table:table-cell office:value-type="string">
            <text:p>COSMO</text:p>
          </table:table-cell>
          <table:table-cell office:value-type="string">
            <text:p>WRF</text:p>
          </table:table-cell>
        </table:table-row>
        <table:table-row table:style-name="ro2">
          <table:table-cell office:value-type="string">
            <text:p>Total</text:p>
          </table:table-cell>
          <table:table-cell/>
          <table:table-cell office:value-type="float" office:value="2555">
            <text:p>2555</text:p>
          </table:table-cell>
        </table:table-row>
        <table:table-row table:style-name="ro2">
          <table:table-cell office:value-type="string">
            <text:p>Used</text:p>
          </table:table-cell>
          <table:table-cell office:value-type="float" office:value="443">
            <text:p>443</text:p>
          </table:table-cell>
          <table:table-cell office:value-type="float" office:value="322">
            <text:p>322</text:p>
          </table:table-cell>
        </table:table-row>
        <table:table-row table:style-name="ro2">
          <table:table-cell office:value-type="string">
            <text:p>Correct</text:p>
          </table:table-cell>
          <table:table-cell office:value-type="float" office:value="187">
            <text:p>187</text:p>
          </table:table-cell>
          <table:table-cell office:value-type="float" office:value="222">
            <text:p>222</text:p>
          </table:table-cell>
        </table:table-row>
        <table:table-row table:style-name="ro2">
          <table:table-cell office:value-type="string">
            <text:p>Wrong</text:p>
          </table:table-cell>
          <table:table-cell office:value-type="float" office:value="46">
            <text:p>46</text:p>
          </table:table-cell>
          <table:table-cell office:value-type="float" office:value="54">
            <text:p>54</text:p>
          </table:table-cell>
        </table:table-row>
        <table:table-row table:style-name="ro2">
          <table:table-cell office:value-type="string">
            <text:p>Failing</text:p>
          </table:table-cell>
          <table:table-cell office:value-type="float" office:value="210">
            <text:p>210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Slowdown</text:p>
          </table:table-cell>
          <table:table-cell office:value-type="float" office:value="111">
            <text:p>111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string">
            <text:p>Accelerating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</table:table-row>
      </table:table>
      <table:table table:name="COSMO perf" table:style-name="ta1" table:print="false">
        <table:shapes>
          <draw:frame draw:z-index="0" draw:style-name="gr1" svg:width="11.2642in" svg:height="5.3587in" svg:x="4.4327in" svg:y="12.6339in">
            <draw:object draw:notify-on-update-of-ranges="'COSMO perf'.A1:'COSMO perf'.A1 'COSMO perf'.A2:'COSMO perf'.A115 'COSMO perf'.B1:'COSMO perf'.B1 'COSMO perf'.B2:'COSMO perf'.B11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row table:style-name="ro2">
          <table:table-cell office:value-type="string">
            <text:p>kernel name</text:p>
          </table:table-cell>
          <table:table-cell office:value-type="string">
            <text:p>gpu time / cpu time</text:p>
          </table:table-cell>
          <table:table-cell table:style-name="Default" office:value-type="string">
            <text:p>cpu time</text:p>
          </table:table-cell>
          <table:table-cell table:style-name="Default" office:value-type="string">
            <text:p>gpu time</text:p>
          </table:table-cell>
        </table:table-row>
        <table:table-row table:style-name="ro2">
          <table:table-cell office:value-type="string">
            <text:p>fesft_loop_16_kernelgen_cuda</text:p>
          </table:table-cell>
          <table:table-cell table:formula="of:=[.$C2]/[.$D2]" office:value-type="float" office:value="0.311163337250294">
            <text:p>0.3111633373</text:p>
          </table:table-cell>
          <table:table-cell office:value-type="float" office:value="0.001324">
            <text:p>1.32E-003</text:p>
          </table:table-cell>
          <table:table-cell office:value-type="float" office:value="0.004255">
            <text:p>4.26E-003</text:p>
          </table:table-cell>
        </table:table-row>
        <table:table-row table:style-name="ro2">
          <table:table-cell office:value-type="string">
            <text:p>hadv_pd_loop_4_kernelgen_cuda</text:p>
          </table:table-cell>
          <table:table-cell table:formula="of:=[.$C3]/[.$D3]" office:value-type="float" office:value="0.993648338902543">
            <text:p>0.9936483389</text:p>
          </table:table-cell>
          <table:table-cell office:value-type="float" office:value="0.143924">
            <text:p>1.44E-001</text:p>
          </table:table-cell>
          <table:table-cell office:value-type="float" office:value="0.144844">
            <text:p>1.45E-001</text:p>
          </table:table-cell>
        </table:table-row>
        <table:table-row table:style-name="ro2">
          <table:table-cell office:value-type="string">
            <text:p>fesft_loop_1_kernelgen_cuda</text:p>
          </table:table-cell>
          <table:table-cell table:formula="of:=[.$C4]/[.$D4]" office:value-type="float" office:value="0.672089902717209">
            <text:p>0.6720899027</text:p>
          </table:table-cell>
          <table:table-cell office:value-type="float" office:value="0.004007">
            <text:p>4.01E-003</text:p>
          </table:table-cell>
          <table:table-cell office:value-type="float" office:value="0.005962">
            <text:p>5.96E-003</text:p>
          </table:table-cell>
        </table:table-row>
        <table:table-row table:style-name="ro2">
          <table:table-cell office:value-type="string">
            <text:p>cu_tied_loop_7_kernelgen_cuda</text:p>
          </table:table-cell>
          <table:table-cell table:formula="of:=[.$C5]/[.$D5]" office:value-type="float" office:value="0.0301780286582718">
            <text:p>0.0301780287</text:p>
          </table:table-cell>
          <table:table-cell office:value-type="float" office:value="0.000139">
            <text:p>1.39E-004</text:p>
          </table:table-cell>
          <table:table-cell office:value-type="float" office:value="0.004606">
            <text:p>4.61E-003</text:p>
          </table:table-cell>
        </table:table-row>
        <table:table-row table:style-name="ro2">
          <table:table-cell office:value-type="string">
            <text:p>inv_th_loop_3_kernelgen_cuda</text:p>
          </table:table-cell>
          <table:table-cell table:formula="of:=[.$C6]/[.$D6]" office:value-type="float" office:value="0.0837012862353619">
            <text:p>0.0837012862</text:p>
          </table:table-cell>
          <table:table-cell office:value-type="float" office:value="0.000436">
            <text:p>4.36E-004</text:p>
          </table:table-cell>
          <table:table-cell office:value-type="float" office:value="0.005209">
            <text:p>5.21E-003</text:p>
          </table:table-cell>
        </table:table-row>
        <table:table-row table:style-name="ro2">
          <table:table-cell office:value-type="string">
            <text:p>fast_waves_loop_34_kernelgen_cuda</text:p>
          </table:table-cell>
          <table:table-cell table:formula="of:=[.$C7]/[.$D7]" office:value-type="float" office:value="0.172291716953717">
            <text:p>0.172291717</text:p>
          </table:table-cell>
          <table:table-cell office:value-type="float" office:value="0.036403">
            <text:p>3.64E-002</text:p>
          </table:table-cell>
          <table:table-cell office:value-type="float" office:value="0.211287">
            <text:p>2.11E-001</text:p>
          </table:table-cell>
        </table:table-row>
        <table:table-row table:style-name="ro2">
          <table:table-cell office:value-type="string">
            <text:p>organize_conv_tiedtke_loop_6_kernelgen_cuda</text:p>
          </table:table-cell>
          <table:table-cell table:formula="of:=[.$C8]/[.$D8]" office:value-type="float" office:value="3.00181861958266">
            <text:p>3.0018186196</text:p>
          </table:table-cell>
          <table:table-cell office:value-type="float" office:value="0.01870133">
            <text:p>1.87E-002</text:p>
          </table:table-cell>
          <table:table-cell office:value-type="float" office:value="0.00623">
            <text:p>6.23E-003</text:p>
          </table:table-cell>
        </table:table-row>
        <table:table-row table:style-name="ro2">
          <table:table-cell office:value-type="string">
            <text:p>fesft_loop_3_kernelgen_cuda</text:p>
          </table:table-cell>
          <table:table-cell table:formula="of:=[.$C9]/[.$D9]" office:value-type="float" office:value="0.0191489361702128">
            <text:p>0.0191489362</text:p>
          </table:table-cell>
          <table:table-cell office:value-type="float" office:value="0.000063">
            <text:p>6.30E-005</text:p>
          </table:table-cell>
          <table:table-cell office:value-type="float" office:value="0.00329">
            <text:p>3.29E-003</text:p>
          </table:table-cell>
        </table:table-row>
        <table:table-row table:style-name="ro2">
          <table:table-cell office:value-type="string">
            <text:p>cu_tied_loop_24_kernelgen_cuda</text:p>
          </table:table-cell>
          <table:table-cell table:formula="of:=[.$C10]/[.$D10]" office:value-type="float" office:value="0.0612835349815886">
            <text:p>0.061283535</text:p>
          </table:table-cell>
          <table:table-cell office:value-type="float" office:value="0.000233">
            <text:p>2.33E-004</text:p>
          </table:table-cell>
          <table:table-cell office:value-type="float" office:value="0.003802">
            <text:p>3.80E-003</text:p>
          </table:table-cell>
        </table:table-row>
        <table:table-row table:style-name="ro2">
          <table:table-cell office:value-type="string">
            <text:p>cu_tied_loop_9_kernelgen_cuda</text:p>
          </table:table-cell>
          <table:table-cell table:formula="of:=[.$C11]/[.$D11]" office:value-type="float" office:value="0.0582576162479957">
            <text:p>0.0582576162</text:p>
          </table:table-cell>
          <table:table-cell office:value-type="float" office:value="0.000218">
            <text:p>2.18E-004</text:p>
          </table:table-cell>
          <table:table-cell office:value-type="float" office:value="0.003742">
            <text:p>3.74E-003</text:p>
          </table:table-cell>
        </table:table-row>
        <table:table-row table:style-name="ro2">
          <table:table-cell office:value-type="string">
            <text:p>fesft_loop_17_kernelgen_cuda</text:p>
          </table:table-cell>
          <table:table-cell table:formula="of:=[.$C12]/[.$D12]" office:value-type="float" office:value="0.740543420351625">
            <text:p>0.7405434204</text:p>
          </table:table-cell>
          <table:table-cell office:value-type="float" office:value="0.01112">
            <text:p>1.11E-002</text:p>
          </table:table-cell>
          <table:table-cell office:value-type="float" office:value="0.015016">
            <text:p>1.50E-002</text:p>
          </table:table-cell>
        </table:table-row>
        <table:table-row table:style-name="ro2">
          <table:table-cell office:value-type="string">
            <text:p>cu_tied_loop_12_kernelgen_cuda</text:p>
          </table:table-cell>
          <table:table-cell table:formula="of:=[.$C13]/[.$D13]" office:value-type="float" office:value="0.0325783431585479">
            <text:p>0.0325783432</text:p>
          </table:table-cell>
          <table:table-cell office:value-type="float" office:value="0.000105">
            <text:p>1.05E-004</text:p>
          </table:table-cell>
          <table:table-cell office:value-type="float" office:value="0.003223">
            <text:p>3.22E-003</text:p>
          </table:table-cell>
        </table:table-row>
        <table:table-row table:style-name="ro2">
          <table:table-cell office:value-type="string">
            <text:p>cu_asc_loop_10_kernelgen_cuda</text:p>
          </table:table-cell>
          <table:table-cell table:formula="of:=[.$C14]/[.$D14]" office:value-type="float" office:value="0.0462267878308969">
            <text:p>0.0462267878</text:p>
          </table:table-cell>
          <table:table-cell office:value-type="float" office:value="0.000234">
            <text:p>2.34E-004</text:p>
          </table:table-cell>
          <table:table-cell office:value-type="float" office:value="0.005062">
            <text:p>5.06E-003</text:p>
          </table:table-cell>
        </table:table-row>
        <table:table-row table:style-name="ro2">
          <table:table-cell office:value-type="string">
            <text:p>fast_waves_loop_48_kernelgen_cuda</text:p>
          </table:table-cell>
          <table:table-cell table:formula="of:=[.$C15]/[.$D15]" office:value-type="float" office:value="0.0209249164761737">
            <text:p>0.0209249165</text:p>
          </table:table-cell>
          <table:table-cell office:value-type="float" office:value="0.000357">
            <text:p>3.57E-004</text:p>
          </table:table-cell>
          <table:table-cell office:value-type="float" office:value="0.017061">
            <text:p>1.71E-002</text:p>
          </table:table-cell>
        </table:table-row>
        <table:table-row table:style-name="ro2">
          <table:table-cell office:value-type="string">
            <text:p>lap_4aml_loop_4_kernelgen_cuda</text:p>
          </table:table-cell>
          <table:table-cell table:formula="of:=[.$C16]/[.$D16]" office:value-type="float" office:value="0.197388555131495">
            <text:p>0.1973885551</text:p>
          </table:table-cell>
          <table:table-cell office:value-type="float" office:value="0.033152">
            <text:p>3.32E-002</text:p>
          </table:table-cell>
          <table:table-cell office:value-type="float" office:value="0.167953">
            <text:p>1.68E-001</text:p>
          </table:table-cell>
        </table:table-row>
        <table:table-row table:style-name="ro2">
          <table:table-cell office:value-type="string">
            <text:p>organize_conv_tiedtke_loop_8_kernelgen_cuda</text:p>
          </table:table-cell>
          <table:table-cell table:formula="of:=[.$C17]/[.$D17]" office:value-type="float" office:value="0.6104736490994">
            <text:p>0.6104736491</text:p>
          </table:table-cell>
          <table:table-cell office:value-type="float" office:value="0.018302">
            <text:p>1.83E-002</text:p>
          </table:table-cell>
          <table:table-cell office:value-type="float" office:value="0.02998">
            <text:p>3.00E-002</text:p>
          </table:table-cell>
        </table:table-row>
        <table:table-row table:style-name="ro2">
          <table:table-cell office:value-type="string">
            <text:p>fesft_loop_25_kernelgen_cuda</text:p>
          </table:table-cell>
          <table:table-cell table:formula="of:=[.$C18]/[.$D18]" office:value-type="float" office:value="0.244433734939759">
            <text:p>0.2444337349</text:p>
          </table:table-cell>
          <table:table-cell office:value-type="float" office:value="0.002536">
            <text:p>2.54E-003</text:p>
          </table:table-cell>
          <table:table-cell office:value-type="float" office:value="0.010375">
            <text:p>1.04E-002</text:p>
          </table:table-cell>
        </table:table-row>
        <table:table-row table:style-name="ro2">
          <table:table-cell office:value-type="string">
            <text:p>cu_tied_loop_20_kernelgen_cuda</text:p>
          </table:table-cell>
          <table:table-cell table:formula="of:=[.$C19]/[.$D19]" office:value-type="float" office:value="0.0748456790123457">
            <text:p>0.074845679</text:p>
          </table:table-cell>
          <table:table-cell office:value-type="float" office:value="0.000388">
            <text:p>3.88E-004</text:p>
          </table:table-cell>
          <table:table-cell office:value-type="float" office:value="0.005184">
            <text:p>5.18E-003</text:p>
          </table:table-cell>
        </table:table-row>
        <table:table-row table:style-name="ro2">
          <table:table-cell office:value-type="string">
            <text:p>cu_tied_loop_40_kernelgen_cuda</text:p>
          </table:table-cell>
          <table:table-cell table:formula="of:=[.$C20]/[.$D20]" office:value-type="float" office:value="0.31141647359591">
            <text:p>0.3114164736</text:p>
          </table:table-cell>
          <table:table-cell office:value-type="float" office:value="0.003898">
            <text:p>3.90E-003</text:p>
          </table:table-cell>
          <table:table-cell office:value-type="float" office:value="0.012517">
            <text:p>1.25E-002</text:p>
          </table:table-cell>
        </table:table-row>
        <table:table-row table:style-name="ro2">
          <table:table-cell office:value-type="string">
            <text:p>cu_tied_loop_6_kernelgen_cuda</text:p>
          </table:table-cell>
          <table:table-cell table:formula="of:=[.$C21]/[.$D21]" office:value-type="float" office:value="0.493871935967984">
            <text:p>0.493871936</text:p>
          </table:table-cell>
          <table:table-cell office:value-type="float" office:value="0.043439">
            <text:p>4.34E-002</text:p>
          </table:table-cell>
          <table:table-cell office:value-type="float" office:value="0.087956">
            <text:p>8.80E-002</text:p>
          </table:table-cell>
        </table:table-row>
        <table:table-row table:style-name="ro2">
          <table:table-cell office:value-type="string">
            <text:p>lap_4am_loop_1_kernelgen_cuda</text:p>
          </table:table-cell>
          <table:table-cell table:formula="of:=[.$C22]/[.$D22]" office:value-type="float" office:value="0.176221958955937">
            <text:p>0.176221959</text:p>
          </table:table-cell>
          <table:table-cell office:value-type="float" office:value="0.023056">
            <text:p>2.31E-002</text:p>
          </table:table-cell>
          <table:table-cell office:value-type="float" office:value="0.130835">
            <text:p>1.31E-001</text:p>
          </table:table-cell>
        </table:table-row>
        <table:table-row table:style-name="ro2">
          <table:table-cell office:value-type="string">
            <text:p>lap_2_loop_1_kernelgen_cuda</text:p>
          </table:table-cell>
          <table:table-cell table:formula="of:=[.$C23]/[.$D23]" office:value-type="float" office:value="0.174383532057822">
            <text:p>0.1743835321</text:p>
          </table:table-cell>
          <table:table-cell office:value-type="float" office:value="0.023415">
            <text:p>2.34E-002</text:p>
          </table:table-cell>
          <table:table-cell office:value-type="float" office:value="0.134273">
            <text:p>1.34E-001</text:p>
          </table:table-cell>
        </table:table-row>
        <table:table-row table:style-name="ro2">
          <table:table-cell office:value-type="string">
            <text:p>cu_tied_loop_32_kernelgen_cuda</text:p>
          </table:table-cell>
          <table:table-cell table:formula="of:=[.$C24]/[.$D24]" office:value-type="float" office:value="0.466802721088435">
            <text:p>0.4668027211</text:p>
          </table:table-cell>
          <table:table-cell office:value-type="float" office:value="0.006862">
            <text:p>6.86E-003</text:p>
          </table:table-cell>
          <table:table-cell office:value-type="float" office:value="0.0147">
            <text:p>1.47E-002</text:p>
          </table:table-cell>
        </table:table-row>
        <table:table-row table:style-name="ro2">
          <table:table-cell office:value-type="string">
            <text:p>fast_waves_loop_4_kernelgen_cuda</text:p>
          </table:table-cell>
          <table:table-cell table:formula="of:=[.$C25]/[.$D25]" office:value-type="float" office:value="0.220591899449074">
            <text:p>0.2205918994</text:p>
          </table:table-cell>
          <table:table-cell office:value-type="float" office:value="0.023904">
            <text:p>2.39E-002</text:p>
          </table:table-cell>
          <table:table-cell office:value-type="float" office:value="0.108363">
            <text:p>1.08E-001</text:p>
          </table:table-cell>
        </table:table-row>
        <table:table-row table:style-name="ro2">
          <table:table-cell office:value-type="string">
            <text:p>fesft_loop_18_kernelgen_cuda</text:p>
          </table:table-cell>
          <table:table-cell table:formula="of:=[.$C26]/[.$D26]" office:value-type="float" office:value="0.0158904109589041">
            <text:p>0.015890411</text:p>
          </table:table-cell>
          <table:table-cell office:value-type="float" office:value="0.000058">
            <text:p>5.80E-005</text:p>
          </table:table-cell>
          <table:table-cell office:value-type="float" office:value="0.00365">
            <text:p>3.65E-003</text:p>
          </table:table-cell>
        </table:table-row>
        <table:table-row table:style-name="ro2">
          <table:table-cell office:value-type="string">
            <text:p>horizontal_advection_loop_15_kernelgen_cuda</text:p>
          </table:table-cell>
          <table:table-cell table:formula="of:=[.$C27]/[.$D27]" office:value-type="float" office:value="0.279833372013431">
            <text:p>0.279833372</text:p>
          </table:table-cell>
          <table:table-cell office:value-type="float" office:value="0.095255">
            <text:p>9.53E-002</text:p>
          </table:table-cell>
          <table:table-cell office:value-type="float" office:value="0.340399">
            <text:p>3.40E-001</text:p>
          </table:table-cell>
        </table:table-row>
        <table:table-row table:style-name="ro2">
          <table:table-cell office:value-type="string">
            <text:p>cu_tied_loop_11_kernelgen_cuda</text:p>
          </table:table-cell>
          <table:table-cell table:formula="of:=[.$C28]/[.$D28]" office:value-type="float" office:value="0.0542086624897848">
            <text:p>0.0542086625</text:p>
          </table:table-cell>
          <table:table-cell office:value-type="float" office:value="0.000199">
            <text:p>1.99E-004</text:p>
          </table:table-cell>
          <table:table-cell office:value-type="float" office:value="0.003671">
            <text:p>3.67E-003</text:p>
          </table:table-cell>
        </table:table-row>
        <table:table-row table:style-name="ro2">
          <table:table-cell office:value-type="string">
            <text:p>cu_tied_loop_31_kernelgen_cuda</text:p>
          </table:table-cell>
          <table:table-cell table:formula="of:=[.$C29]/[.$D29]" office:value-type="float" office:value="0.249255213505462">
            <text:p>0.2492552135</text:p>
          </table:table-cell>
          <table:table-cell office:value-type="float" office:value="0.003012">
            <text:p>3.01E-003</text:p>
          </table:table-cell>
          <table:table-cell office:value-type="float" office:value="0.012084">
            <text:p>1.21E-002</text:p>
          </table:table-cell>
        </table:table-row>
        <table:table-row table:style-name="ro2">
          <table:table-cell office:value-type="string">
            <text:p>cu_ddraf_loop_5_kernelgen_cuda</text:p>
          </table:table-cell>
          <table:table-cell table:formula="of:=[.$C30]/[.$D30]" office:value-type="float" office:value="0.0469068660774983">
            <text:p>0.0469068661</text:p>
          </table:table-cell>
          <table:table-cell office:value-type="float" office:value="0.000207">
            <text:p>2.07E-004</text:p>
          </table:table-cell>
          <table:table-cell office:value-type="float" office:value="0.004413">
            <text:p>4.41E-003</text:p>
          </table:table-cell>
        </table:table-row>
        <table:table-row table:style-name="ro2">
          <table:table-cell office:value-type="string">
            <text:p>cu_asc_loop_9_kernelgen_cuda</text:p>
          </table:table-cell>
          <table:table-cell table:formula="of:=[.$C31]/[.$D31]" office:value-type="float" office:value="0.108327368169888">
            <text:p>0.1083273682</text:p>
          </table:table-cell>
          <table:table-cell office:value-type="float" office:value="0.000454">
            <text:p>4.54E-004</text:p>
          </table:table-cell>
          <table:table-cell office:value-type="float" office:value="0.004191">
            <text:p>4.19E-003</text:p>
          </table:table-cell>
        </table:table-row>
        <table:table-row table:style-name="ro2">
          <table:table-cell office:value-type="string">
            <text:p>hadv_pd_loop_1_kernelgen_cuda</text:p>
          </table:table-cell>
          <table:table-cell table:formula="of:=[.$C32]/[.$D32]" office:value-type="float" office:value="0.469330524472655">
            <text:p>0.4693305245</text:p>
          </table:table-cell>
          <table:table-cell office:value-type="float" office:value="0.034309">
            <text:p>3.43E-002</text:p>
          </table:table-cell>
          <table:table-cell office:value-type="float" office:value="0.073102">
            <text:p>7.31E-002</text:p>
          </table:table-cell>
        </table:table-row>
        <table:table-row table:style-name="ro2">
          <table:table-cell office:value-type="string">
            <text:p>cu_tied_loop_27_kernelgen_cuda</text:p>
          </table:table-cell>
          <table:table-cell table:formula="of:=[.$C33]/[.$D33]" office:value-type="float" office:value="0.141213727137595">
            <text:p>0.1412137271</text:p>
          </table:table-cell>
          <table:table-cell office:value-type="float" office:value="0.002185">
            <text:p>2.19E-003</text:p>
          </table:table-cell>
          <table:table-cell office:value-type="float" office:value="0.015473">
            <text:p>1.55E-002</text:p>
          </table:table-cell>
        </table:table-row>
        <table:table-row table:style-name="ro2">
          <table:table-cell office:value-type="string">
            <text:p>cu_asc_loop_3_kernelgen_cuda</text:p>
          </table:table-cell>
          <table:table-cell table:formula="of:=[.$C34]/[.$D34]" office:value-type="float" office:value="0.275912996777658">
            <text:p>0.2759129968</text:p>
          </table:table-cell>
          <table:table-cell office:value-type="float" office:value="0.00411">
            <text:p>4.11E-003</text:p>
          </table:table-cell>
          <table:table-cell office:value-type="float" office:value="0.014896">
            <text:p>1.49E-002</text:p>
          </table:table-cell>
        </table:table-row>
        <table:table-row table:style-name="ro2">
          <table:table-cell office:value-type="string">
            <text:p>cu_asc_loop_7_kernelgen_cuda</text:p>
          </table:table-cell>
          <table:table-cell table:formula="of:=[.$C35]/[.$D35]" office:value-type="float" office:value="0.0414327719861">
            <text:p>0.041432772</text:p>
          </table:table-cell>
          <table:table-cell office:value-type="float" office:value="0.000155">
            <text:p>1.55E-004</text:p>
          </table:table-cell>
          <table:table-cell office:value-type="float" office:value="0.003741">
            <text:p>3.74E-003</text:p>
          </table:table-cell>
        </table:table-row>
        <table:table-row table:style-name="ro2">
          <table:table-cell office:value-type="string">
            <text:p>inv_th_loop_7_kernelgen_cuda</text:p>
          </table:table-cell>
          <table:table-cell table:formula="of:=[.$C36]/[.$D36]" office:value-type="float" office:value="0.124405583678478">
            <text:p>0.1244055837</text:p>
          </table:table-cell>
          <table:table-cell office:value-type="float" office:value="0.000811">
            <text:p>8.11E-004</text:p>
          </table:table-cell>
          <table:table-cell office:value-type="float" office:value="0.006519">
            <text:p>6.52E-003</text:p>
          </table:table-cell>
        </table:table-row>
        <table:table-row table:style-name="ro2">
          <table:table-cell office:value-type="string">
            <text:p>lap_4aml_loop_3_kernelgen_cuda</text:p>
          </table:table-cell>
          <table:table-cell table:formula="of:=[.$C37]/[.$D37]" office:value-type="float" office:value="0.476539092526553">
            <text:p>0.4765390925</text:p>
          </table:table-cell>
          <table:table-cell office:value-type="float" office:value="0.123741">
            <text:p>1.24E-001</text:p>
          </table:table-cell>
          <table:table-cell office:value-type="float" office:value="0.259666">
            <text:p>2.60E-001</text:p>
          </table:table-cell>
        </table:table-row>
        <table:table-row table:style-name="ro2">
          <table:table-cell office:value-type="string">
            <text:p>cu_ddraf_loop_4_kernelgen_cuda</text:p>
          </table:table-cell>
          <table:table-cell table:formula="of:=[.$C38]/[.$D38]" office:value-type="float" office:value="0.0740819812126388">
            <text:p>0.0740819812</text:p>
          </table:table-cell>
          <table:table-cell office:value-type="float" office:value="0.000347">
            <text:p>3.47E-004</text:p>
          </table:table-cell>
          <table:table-cell office:value-type="float" office:value="0.004684">
            <text:p>4.68E-003</text:p>
          </table:table-cell>
        </table:table-row>
        <table:table-row table:style-name="ro2">
          <table:table-cell office:value-type="string">
            <text:p>fast_waves_loop_18_kernelgen_cuda</text:p>
          </table:table-cell>
          <table:table-cell table:formula="of:=[.$C39]/[.$D39]" office:value-type="float" office:value="0.246864416434497">
            <text:p>0.2468644164</text:p>
          </table:table-cell>
          <table:table-cell office:value-type="float" office:value="0.047671">
            <text:p>4.77E-002</text:p>
          </table:table-cell>
          <table:table-cell office:value-type="float" office:value="0.193106">
            <text:p>1.93E-001</text:p>
          </table:table-cell>
        </table:table-row>
        <table:table-row table:style-name="ro2">
          <table:table-cell office:value-type="string">
            <text:p>inv_th_loop_2_kernelgen_cuda</text:p>
          </table:table-cell>
          <table:table-cell table:formula="of:=[.$C40]/[.$D40]" office:value-type="float" office:value="0.0646766169154229">
            <text:p>0.0646766169</text:p>
          </table:table-cell>
          <table:table-cell office:value-type="float" office:value="0.00039">
            <text:p>3.90E-004</text:p>
          </table:table-cell>
          <table:table-cell office:value-type="float" office:value="0.00603">
            <text:p>6.03E-003</text:p>
          </table:table-cell>
        </table:table-row>
        <table:table-row table:style-name="ro2">
          <table:table-cell office:value-type="string">
            <text:p>cu_tied_loop_28_kernelgen_cuda</text:p>
          </table:table-cell>
          <table:table-cell table:formula="of:=[.$C41]/[.$D41]" office:value-type="float" office:value="0.0423435419440746">
            <text:p>0.0423435419</text:p>
          </table:table-cell>
          <table:table-cell office:value-type="float" office:value="0.000159">
            <text:p>1.59E-004</text:p>
          </table:table-cell>
          <table:table-cell office:value-type="float" office:value="0.003755">
            <text:p>3.76E-003</text:p>
          </table:table-cell>
        </table:table-row>
        <table:table-row table:style-name="ro2">
          <table:table-cell office:value-type="string">
            <text:p>coe_th_loop_1_kernelgen_cuda</text:p>
          </table:table-cell>
          <table:table-cell table:formula="of:=[.$C42]/[.$D42]" office:value-type="float" office:value="0.652862762237762">
            <text:p>0.6528627622</text:p>
          </table:table-cell>
          <table:table-cell office:value-type="float" office:value="0.005975">
            <text:p>5.98E-003</text:p>
          </table:table-cell>
          <table:table-cell office:value-type="float" office:value="0.009152">
            <text:p>9.15E-003</text:p>
          </table:table-cell>
        </table:table-row>
        <table:table-row table:style-name="ro2">
          <table:table-cell office:value-type="string">
            <text:p>satad_loop_5_kernelgen_cuda</text:p>
          </table:table-cell>
          <table:table-cell table:formula="of:=[.$C43]/[.$D43]" office:value-type="float" office:value="0.710830289268437">
            <text:p>0.7108302893</text:p>
          </table:table-cell>
          <table:table-cell office:value-type="float" office:value="0.0072">
            <text:p>7.20E-003</text:p>
          </table:table-cell>
          <table:table-cell office:value-type="float" office:value="0.010129">
            <text:p>1.01E-002</text:p>
          </table:table-cell>
        </table:table-row>
        <table:table-row table:style-name="ro2">
          <table:table-cell office:value-type="string">
            <text:p>lap_4am_loop_3_kernelgen_cuda</text:p>
          </table:table-cell>
          <table:table-cell table:formula="of:=[.$C44]/[.$D44]" office:value-type="float" office:value="0.264941918200503">
            <text:p>0.2649419182</text:p>
          </table:table-cell>
          <table:table-cell office:value-type="float" office:value="0.045889">
            <text:p>4.59E-002</text:p>
          </table:table-cell>
          <table:table-cell office:value-type="float" office:value="0.173204">
            <text:p>1.73E-001</text:p>
          </table:table-cell>
        </table:table-row>
        <table:table-row table:style-name="ro2">
          <table:table-cell office:value-type="string">
            <text:p>cu_tied_loop_21_kernelgen_cuda</text:p>
          </table:table-cell>
          <table:table-cell table:formula="of:=[.$C45]/[.$D45]" office:value-type="float" office:value="0.0855013727284612">
            <text:p>0.0855013727</text:p>
          </table:table-cell>
          <table:table-cell office:value-type="float" office:value="0.001308">
            <text:p>1.31E-003</text:p>
          </table:table-cell>
          <table:table-cell office:value-type="float" office:value="0.015298">
            <text:p>1.53E-002</text:p>
          </table:table-cell>
        </table:table-row>
        <table:table-row table:style-name="ro2">
          <table:table-cell office:value-type="string">
            <text:p>fesft_loop_8_kernelgen_cuda</text:p>
          </table:table-cell>
          <table:table-cell table:formula="of:=[.$C46]/[.$D46]" office:value-type="float" office:value="0.0357964714906674">
            <text:p>0.0357964715</text:p>
          </table:table-cell>
          <table:table-cell office:value-type="float" office:value="0.00014">
            <text:p>1.40E-004</text:p>
          </table:table-cell>
          <table:table-cell office:value-type="float" office:value="0.003911">
            <text:p>3.91E-003</text:p>
          </table:table-cell>
        </table:table-row>
        <table:table-row table:style-name="ro2">
          <table:table-cell office:value-type="string">
            <text:p>cu_tied_loop_25_kernelgen_cuda</text:p>
          </table:table-cell>
          <table:table-cell table:formula="of:=[.$C47]/[.$D47]" office:value-type="float" office:value="0.203021804035104">
            <text:p>0.203021804</text:p>
          </table:table-cell>
          <table:table-cell office:value-type="float" office:value="0.002244">
            <text:p>2.24E-003</text:p>
          </table:table-cell>
          <table:table-cell office:value-type="float" office:value="0.011053">
            <text:p>1.11E-002</text:p>
          </table:table-cell>
        </table:table-row>
        <table:table-row table:style-name="ro2">
          <table:table-cell office:value-type="string">
            <text:p>cu_ddraf_loop_1_kernelgen_cuda</text:p>
          </table:table-cell>
          <table:table-cell table:formula="of:=[.$C48]/[.$D48]" office:value-type="float" office:value="0.0370061213132999">
            <text:p>0.0370061213</text:p>
          </table:table-cell>
          <table:table-cell office:value-type="float" office:value="0.000133">
            <text:p>1.33E-004</text:p>
          </table:table-cell>
          <table:table-cell office:value-type="float" office:value="0.003594">
            <text:p>3.59E-003</text:p>
          </table:table-cell>
        </table:table-row>
        <table:table-row table:style-name="ro2">
          <table:table-cell office:value-type="string">
            <text:p>cu_tied_loop_33_kernelgen_cuda</text:p>
          </table:table-cell>
          <table:table-cell table:formula="of:=[.$C49]/[.$D49]" office:value-type="float" office:value="0.0596724951429364">
            <text:p>0.0596724951</text:p>
          </table:table-cell>
          <table:table-cell office:value-type="float" office:value="0.000215">
            <text:p>2.15E-004</text:p>
          </table:table-cell>
          <table:table-cell office:value-type="float" office:value="0.003603">
            <text:p>3.60E-003</text:p>
          </table:table-cell>
        </table:table-row>
        <table:table-row table:style-name="ro2">
          <table:table-cell office:value-type="string">
            <text:p>satad_loop_4_kernelgen_cuda</text:p>
          </table:table-cell>
          <table:table-cell table:formula="of:=[.$C50]/[.$D50]" office:value-type="float" office:value="0.620008853474989">
            <text:p>0.6200088535</text:p>
          </table:table-cell>
          <table:table-cell office:value-type="float" office:value="0.007003">
            <text:p>7.00E-003</text:p>
          </table:table-cell>
          <table:table-cell office:value-type="float" office:value="0.011295">
            <text:p>1.13E-002</text:p>
          </table:table-cell>
        </table:table-row>
        <table:table-row table:style-name="ro2">
          <table:table-cell office:value-type="string">
            <text:p>hadv_cd2_loop_1_kernelgen_cuda</text:p>
          </table:table-cell>
          <table:table-cell table:formula="of:=[.$C51]/[.$D51]" office:value-type="float" office:value="0.270784826906409">
            <text:p>0.2707848269</text:p>
          </table:table-cell>
          <table:table-cell office:value-type="float" office:value="0.063733">
            <text:p>6.37E-002</text:p>
          </table:table-cell>
          <table:table-cell office:value-type="float" office:value="0.235364">
            <text:p>2.35E-001</text:p>
          </table:table-cell>
        </table:table-row>
        <table:table-row table:style-name="ro2">
          <table:table-cell office:value-type="string">
            <text:p>fast_waves_loop_30_kernelgen_cuda</text:p>
          </table:table-cell>
          <table:table-cell table:formula="of:=[.$C52]/[.$D52]" office:value-type="float" office:value="0.0626345664513604">
            <text:p>0.0626345665</text:p>
          </table:table-cell>
          <table:table-cell office:value-type="float" office:value="0.00032">
            <text:p>3.20E-004</text:p>
          </table:table-cell>
          <table:table-cell office:value-type="float" office:value="0.005109">
            <text:p>5.11E-003</text:p>
          </table:table-cell>
        </table:table-row>
        <table:table-row table:style-name="ro2">
          <table:table-cell office:value-type="string">
            <text:p>inv_th_loop_8_kernelgen_cuda</text:p>
          </table:table-cell>
          <table:table-cell table:formula="of:=[.$C53]/[.$D53]" office:value-type="float" office:value="0.0919010296603658">
            <text:p>0.0919010297</text:p>
          </table:table-cell>
          <table:table-cell office:value-type="float" office:value="0.000598">
            <text:p>5.98E-004</text:p>
          </table:table-cell>
          <table:table-cell office:value-type="float" office:value="0.006507">
            <text:p>6.51E-003</text:p>
          </table:table-cell>
        </table:table-row>
        <table:table-row table:style-name="ro2">
          <table:table-cell office:value-type="string">
            <text:p>cu_tied_loop_26_kernelgen_cuda</text:p>
          </table:table-cell>
          <table:table-cell table:formula="of:=[.$C54]/[.$D54]" office:value-type="float" office:value="0.0394405594405594">
            <text:p>0.0394405594</text:p>
          </table:table-cell>
          <table:table-cell office:value-type="float" office:value="0.000141">
            <text:p>1.41E-004</text:p>
          </table:table-cell>
          <table:table-cell office:value-type="float" office:value="0.003575">
            <text:p>3.58E-003</text:p>
          </table:table-cell>
        </table:table-row>
        <table:table-row table:style-name="ro2">
          <table:table-cell office:value-type="string">
            <text:p>fesft_loop_21_kernelgen_cuda</text:p>
          </table:table-cell>
          <table:table-cell table:formula="of:=[.$C55]/[.$D55]" office:value-type="float" office:value="0.405989168525008">
            <text:p>0.4059891685</text:p>
          </table:table-cell>
          <table:table-cell office:value-type="float" office:value="0.006372">
            <text:p>6.37E-003</text:p>
          </table:table-cell>
          <table:table-cell office:value-type="float" office:value="0.015695">
            <text:p>1.57E-002</text:p>
          </table:table-cell>
        </table:table-row>
        <table:table-row table:style-name="ro2">
          <table:table-cell office:value-type="string">
            <text:p>fesft_loop_11_kernelgen_cuda</text:p>
          </table:table-cell>
          <table:table-cell table:formula="of:=[.$C56]/[.$D56]" office:value-type="float" office:value="0.296734881581973">
            <text:p>0.2967348816</text:p>
          </table:table-cell>
          <table:table-cell office:value-type="float" office:value="0.002581">
            <text:p>2.58E-003</text:p>
          </table:table-cell>
          <table:table-cell office:value-type="float" office:value="0.008698">
            <text:p>8.70E-003</text:p>
          </table:table-cell>
        </table:table-row>
        <table:table-row table:style-name="ro2">
          <table:table-cell office:value-type="string">
            <text:p>inv_th_loop_4_kernelgen_cuda</text:p>
          </table:table-cell>
          <table:table-cell table:formula="of:=[.$C57]/[.$D57]" office:value-type="float" office:value="0.0990294206854716">
            <text:p>0.0990294207</text:p>
          </table:table-cell>
          <table:table-cell office:value-type="float" office:value="0.000653">
            <text:p>6.53E-004</text:p>
          </table:table-cell>
          <table:table-cell office:value-type="float" office:value="0.006594">
            <text:p>6.59E-003</text:p>
          </table:table-cell>
        </table:table-row>
        <table:table-row table:style-name="ro2">
          <table:table-cell office:value-type="string">
            <text:p>organize_radiation_loop_4_kernelgen_cuda</text:p>
          </table:table-cell>
          <table:table-cell table:formula="of:=[.$C58]/[.$D58]" office:value-type="float" office:value="0.0255883024902902">
            <text:p>0.0255883025</text:p>
          </table:table-cell>
          <table:table-cell office:value-type="float" office:value="0.000112">
            <text:p>1.12E-004</text:p>
          </table:table-cell>
          <table:table-cell office:value-type="float" office:value="0.004377">
            <text:p>4.38E-003</text:p>
          </table:table-cell>
        </table:table-row>
        <table:table-row table:style-name="ro2">
          <table:table-cell office:value-type="string">
            <text:p>organize_radiation_loop_31_kernelgen_cuda</text:p>
          </table:table-cell>
          <table:table-cell table:formula="of:=[.$C59]/[.$D59]" office:value-type="float" office:value="0.0478048780487805">
            <text:p>0.047804878</text:p>
          </table:table-cell>
          <table:table-cell office:value-type="float" office:value="0.000196">
            <text:p>1.96E-004</text:p>
          </table:table-cell>
          <table:table-cell office:value-type="float" office:value="0.0041">
            <text:p>4.10E-003</text:p>
          </table:table-cell>
        </table:table-row>
        <table:table-row table:style-name="ro2">
          <table:table-cell office:value-type="string">
            <text:p>cu_tied_loop_18_kernelgen_cuda</text:p>
          </table:table-cell>
          <table:table-cell table:formula="of:=[.$C60]/[.$D60]" office:value-type="float" office:value="0.0813609467455621">
            <text:p>0.0813609467</text:p>
          </table:table-cell>
          <table:table-cell office:value-type="float" office:value="0.00033">
            <text:p>3.30E-004</text:p>
          </table:table-cell>
          <table:table-cell office:value-type="float" office:value="0.004056">
            <text:p>4.06E-003</text:p>
          </table:table-cell>
        </table:table-row>
        <table:table-row table:style-name="ro2">
          <table:table-cell office:value-type="string">
            <text:p>cu_ddraf_loop_6_kernelgen_cuda</text:p>
          </table:table-cell>
          <table:table-cell table:formula="of:=[.$C61]/[.$D61]" office:value-type="float" office:value="0.0349971313826736">
            <text:p>0.0349971314</text:p>
          </table:table-cell>
          <table:table-cell office:value-type="float" office:value="0.000183">
            <text:p>1.83E-004</text:p>
          </table:table-cell>
          <table:table-cell office:value-type="float" office:value="0.005229">
            <text:p>5.23E-003</text:p>
          </table:table-cell>
        </table:table-row>
        <table:table-row table:style-name="ro2">
          <table:table-cell office:value-type="string">
            <text:p>cu_tied_loop_38_kernelgen_cuda</text:p>
          </table:table-cell>
          <table:table-cell table:formula="of:=[.$C62]/[.$D62]" office:value-type="float" office:value="0.0810625143118846">
            <text:p>0.0810625143</text:p>
          </table:table-cell>
          <table:table-cell office:value-type="float" office:value="0.000354">
            <text:p>3.54E-004</text:p>
          </table:table-cell>
          <table:table-cell office:value-type="float" office:value="0.004367">
            <text:p>4.37E-003</text:p>
          </table:table-cell>
        </table:table-row>
        <table:table-row table:style-name="ro2">
          <table:table-cell office:value-type="string">
            <text:p>cu_tied_loop_39_kernelgen_cuda</text:p>
          </table:table-cell>
          <table:table-cell table:formula="of:=[.$C63]/[.$D63]" office:value-type="float" office:value="0.533961423387867">
            <text:p>0.5339614234</text:p>
          </table:table-cell>
          <table:table-cell office:value-type="float" office:value="0.008388">
            <text:p>8.39E-003</text:p>
          </table:table-cell>
          <table:table-cell office:value-type="float" office:value="0.015709">
            <text:p>1.57E-002</text:p>
          </table:table-cell>
        </table:table-row>
        <table:table-row table:style-name="ro2">
          <table:table-cell office:value-type="string">
            <text:p>organize_radiation_loop_12_kernelgen_cuda</text:p>
          </table:table-cell>
          <table:table-cell table:formula="of:=[.$C64]/[.$D64]" office:value-type="float" office:value="1.45311845093485">
            <text:p>1.4531184509</text:p>
          </table:table-cell>
          <table:table-cell office:value-type="float" office:value="0.063479">
            <text:p>6.35E-002</text:p>
          </table:table-cell>
          <table:table-cell office:value-type="float" office:value="0.04368467">
            <text:p>4.37E-002</text:p>
          </table:table-cell>
        </table:table-row>
        <table:table-row table:style-name="ro2">
          <table:table-cell office:value-type="string">
            <text:p>vadv_pd_loop_6_kernelgen_cuda</text:p>
          </table:table-cell>
          <table:table-cell table:formula="of:=[.$C65]/[.$D65]" office:value-type="float" office:value="0.444898102333139">
            <text:p>0.4448981023</text:p>
          </table:table-cell>
          <table:table-cell office:value-type="float" office:value="0.152225">
            <text:p>1.52E-001</text:p>
          </table:table-cell>
          <table:table-cell office:value-type="float" office:value="0.342157">
            <text:p>3.42E-001</text:p>
          </table:table-cell>
        </table:table-row>
        <table:table-row table:style-name="ro2">
          <table:table-cell office:value-type="string">
            <text:p>organize_radiation_loop_23_kernelgen_cuda</text:p>
          </table:table-cell>
          <table:table-cell table:formula="of:=[.$C66]/[.$D66]" office:value-type="float" office:value="0.372179168494419">
            <text:p>0.3721791685</text:p>
          </table:table-cell>
          <table:table-cell office:value-type="float" office:value="0.007636">
            <text:p>7.64E-003</text:p>
          </table:table-cell>
          <table:table-cell office:value-type="float" office:value="0.020517">
            <text:p>2.05E-002</text:p>
          </table:table-cell>
        </table:table-row>
        <table:table-row table:style-name="ro2">
          <table:table-cell office:value-type="string">
            <text:p>cu_asc_loop_5_kernelgen_cuda</text:p>
          </table:table-cell>
          <table:table-cell table:formula="of:=[.$C67]/[.$D67]" office:value-type="float" office:value="0.0285049447353112">
            <text:p>0.0285049447</text:p>
          </table:table-cell>
          <table:table-cell office:value-type="float" office:value="0.000098">
            <text:p>9.80E-005</text:p>
          </table:table-cell>
          <table:table-cell office:value-type="float" office:value="0.003438">
            <text:p>3.44E-003</text:p>
          </table:table-cell>
        </table:table-row>
        <table:table-row table:style-name="ro2">
          <table:table-cell office:value-type="string">
            <text:p>slow_tendencies_loop_6_kernelgen_cuda</text:p>
          </table:table-cell>
          <table:table-cell table:formula="of:=[.$C68]/[.$D68]" office:value-type="float" office:value="0.242175179979431">
            <text:p>0.24217518</text:p>
          </table:table-cell>
          <table:table-cell office:value-type="float" office:value="0.028257">
            <text:p>2.83E-002</text:p>
          </table:table-cell>
          <table:table-cell office:value-type="float" office:value="0.11668">
            <text:p>1.17E-001</text:p>
          </table:table-cell>
        </table:table-row>
        <table:table-row table:style-name="ro2">
          <table:table-cell office:value-type="string">
            <text:p>cu_asc_loop_2_kernelgen_cuda</text:p>
          </table:table-cell>
          <table:table-cell table:formula="of:=[.$C69]/[.$D69]" office:value-type="float" office:value="0.627467997396398">
            <text:p>0.6274679974</text:p>
          </table:table-cell>
          <table:table-cell office:value-type="float" office:value="0.008676">
            <text:p>8.68E-003</text:p>
          </table:table-cell>
          <table:table-cell office:value-type="float" office:value="0.013827">
            <text:p>1.38E-002</text:p>
          </table:table-cell>
        </table:table-row>
        <table:table-row table:style-name="ro2">
          <table:table-cell office:value-type="string">
            <text:p>hadv_pd_loop_5_kernelgen_cuda</text:p>
          </table:table-cell>
          <table:table-cell table:formula="of:=[.$C70]/[.$D70]" office:value-type="float" office:value="0.377815197846194">
            <text:p>0.3778151978</text:p>
          </table:table-cell>
          <table:table-cell office:value-type="float" office:value="0.076061">
            <text:p>7.61E-002</text:p>
          </table:table-cell>
          <table:table-cell office:value-type="float" office:value="0.201318">
            <text:p>2.01E-001</text:p>
          </table:table-cell>
        </table:table-row>
        <table:table-row table:style-name="ro2">
          <table:table-cell office:value-type="string">
            <text:p>cu_tied_loop_42_kernelgen_cuda</text:p>
          </table:table-cell>
          <table:table-cell table:formula="of:=[.$C71]/[.$D71]" office:value-type="float" office:value="0.0603755645352983">
            <text:p>0.0603755645</text:p>
          </table:table-cell>
          <table:table-cell office:value-type="float" office:value="0.000254">
            <text:p>2.54E-004</text:p>
          </table:table-cell>
          <table:table-cell office:value-type="float" office:value="0.004207">
            <text:p>4.21E-003</text:p>
          </table:table-cell>
        </table:table-row>
        <table:table-row table:style-name="ro2">
          <table:table-cell office:value-type="string">
            <text:p>organize_radiation_loop_25_kernelgen_cuda</text:p>
          </table:table-cell>
          <table:table-cell table:formula="of:=[.$C72]/[.$D72]" office:value-type="float" office:value="0.0507626906726682">
            <text:p>0.0507626907</text:p>
          </table:table-cell>
          <table:table-cell office:value-type="float" office:value="0.000203">
            <text:p>2.03E-004</text:p>
          </table:table-cell>
          <table:table-cell office:value-type="float" office:value="0.003999">
            <text:p>4.00E-003</text:p>
          </table:table-cell>
        </table:table-row>
        <table:table-row table:style-name="ro2">
          <table:table-cell office:value-type="string">
            <text:p>fesft_loop_2_kernelgen_cuda</text:p>
          </table:table-cell>
          <table:table-cell table:formula="of:=[.$C73]/[.$D73]" office:value-type="float" office:value="0.0765747221078633">
            <text:p>0.0765747221</text:p>
          </table:table-cell>
          <table:table-cell office:value-type="float" office:value="0.000372">
            <text:p>3.72E-004</text:p>
          </table:table-cell>
          <table:table-cell office:value-type="float" office:value="0.004858">
            <text:p>4.86E-003</text:p>
          </table:table-cell>
        </table:table-row>
        <table:table-row table:style-name="ro2">
          <table:table-cell office:value-type="string">
            <text:p>cu_ddraf_loop_7_kernelgen_cuda</text:p>
          </table:table-cell>
          <table:table-cell table:formula="of:=[.$C74]/[.$D74]" office:value-type="float" office:value="0.0913324708926261">
            <text:p>0.0913324709</text:p>
          </table:table-cell>
          <table:table-cell office:value-type="float" office:value="0.000353">
            <text:p>3.53E-004</text:p>
          </table:table-cell>
          <table:table-cell office:value-type="float" office:value="0.003865">
            <text:p>3.87E-003</text:p>
          </table:table-cell>
        </table:table-row>
        <table:table-row table:style-name="ro2">
          <table:table-cell office:value-type="string">
            <text:p>cu_tied_loop_35_kernelgen_cuda</text:p>
          </table:table-cell>
          <table:table-cell table:formula="of:=[.$C75]/[.$D75]" office:value-type="float" office:value="0.0264679038637055">
            <text:p>0.0264679039</text:p>
          </table:table-cell>
          <table:table-cell office:value-type="float" office:value="0.000087">
            <text:p>8.70E-005</text:p>
          </table:table-cell>
          <table:table-cell office:value-type="float" office:value="0.003287">
            <text:p>3.29E-003</text:p>
          </table:table-cell>
        </table:table-row>
        <table:table-row table:style-name="ro2">
          <table:table-cell office:value-type="string">
            <text:p>fesft_loop_23_kernelgen_cuda</text:p>
          </table:table-cell>
          <table:table-cell table:formula="of:=[.$C76]/[.$D76]" office:value-type="float" office:value="0.372144288577154">
            <text:p>0.3721442886</text:p>
          </table:table-cell>
          <table:table-cell office:value-type="float" office:value="0.001857">
            <text:p>1.86E-003</text:p>
          </table:table-cell>
          <table:table-cell office:value-type="float" office:value="0.00499">
            <text:p>4.99E-003</text:p>
          </table:table-cell>
        </table:table-row>
        <table:table-row table:style-name="ro2">
          <table:table-cell office:value-type="string">
            <text:p>fast_waves_loop_31_kernelgen_cuda</text:p>
          </table:table-cell>
          <table:table-cell table:formula="of:=[.$C77]/[.$D77]" office:value-type="float" office:value="0.0620730040991607">
            <text:p>0.0620730041</text:p>
          </table:table-cell>
          <table:table-cell office:value-type="float" office:value="0.000318">
            <text:p>3.18E-004</text:p>
          </table:table-cell>
          <table:table-cell office:value-type="float" office:value="0.005123">
            <text:p>5.12E-003</text:p>
          </table:table-cell>
        </table:table-row>
        <table:table-row table:style-name="ro2">
          <table:table-cell office:value-type="string">
            <text:p>fesft_loop_6_kernelgen_cuda</text:p>
          </table:table-cell>
          <table:table-cell table:formula="of:=[.$C78]/[.$D78]" office:value-type="float" office:value="0.0669336384439359">
            <text:p>0.0669336384</text:p>
          </table:table-cell>
          <table:table-cell office:value-type="float" office:value="0.000351">
            <text:p>3.51E-004</text:p>
          </table:table-cell>
          <table:table-cell office:value-type="float" office:value="0.005244">
            <text:p>5.24E-003</text:p>
          </table:table-cell>
        </table:table-row>
        <table:table-row table:style-name="ro2">
          <table:table-cell office:value-type="string">
            <text:p>fesft_loop_15_kernelgen_cuda</text:p>
          </table:table-cell>
          <table:table-cell table:formula="of:=[.$C79]/[.$D79]" office:value-type="float" office:value="0.023688155922039">
            <text:p>0.0236881559</text:p>
          </table:table-cell>
          <table:table-cell office:value-type="float" office:value="0.000079">
            <text:p>7.90E-005</text:p>
          </table:table-cell>
          <table:table-cell office:value-type="float" office:value="0.003335">
            <text:p>3.34E-003</text:p>
          </table:table-cell>
        </table:table-row>
        <table:table-row table:style-name="ro2">
          <table:table-cell office:value-type="string">
            <text:p>lmorg_loop_7_kernelgen_cuda</text:p>
          </table:table-cell>
          <table:table-cell table:formula="of:=[.$C80]/[.$D80]" office:value-type="float" office:value="0.0207371925930253">
            <text:p>0.0207371926</text:p>
          </table:table-cell>
          <table:table-cell office:value-type="float" office:value="0.000355">
            <text:p>3.55E-004</text:p>
          </table:table-cell>
          <table:table-cell office:value-type="float" office:value="0.017119">
            <text:p>1.71E-002</text:p>
          </table:table-cell>
        </table:table-row>
        <table:table-row table:style-name="ro2">
          <table:table-cell office:value-type="string">
            <text:p>cu_tied_loop_10_kernelgen_cuda</text:p>
          </table:table-cell>
          <table:table-cell table:formula="of:=[.$C81]/[.$D81]" office:value-type="float" office:value="0.167997029886764">
            <text:p>0.1679970299</text:p>
          </table:table-cell>
          <table:table-cell office:value-type="float" office:value="0.002715">
            <text:p>2.72E-003</text:p>
          </table:table-cell>
          <table:table-cell office:value-type="float" office:value="0.016161">
            <text:p>1.62E-002</text:p>
          </table:table-cell>
        </table:table-row>
        <table:table-row table:style-name="ro2">
          <table:table-cell office:value-type="string">
            <text:p>hadv_pd_loop_3_kernelgen_cuda</text:p>
          </table:table-cell>
          <table:table-cell table:formula="of:=[.$C82]/[.$D82]" office:value-type="float" office:value="0.490590938774841">
            <text:p>0.4905909388</text:p>
          </table:table-cell>
          <table:table-cell office:value-type="float" office:value="0.179545">
            <text:p>1.80E-001</text:p>
          </table:table-cell>
          <table:table-cell office:value-type="float" office:value="0.365977">
            <text:p>3.66E-001</text:p>
          </table:table-cell>
        </table:table-row>
        <table:table-row table:style-name="ro2">
          <table:table-cell office:value-type="string">
            <text:p>cu_tied_loop_37_kernelgen_cuda</text:p>
          </table:table-cell>
          <table:table-cell table:formula="of:=[.$C83]/[.$D83]" office:value-type="float" office:value="0.0748543254146123">
            <text:p>0.0748543254</text:p>
          </table:table-cell>
          <table:table-cell office:value-type="float" office:value="0.000334">
            <text:p>3.34E-004</text:p>
          </table:table-cell>
          <table:table-cell office:value-type="float" office:value="0.004462">
            <text:p>4.46E-003</text:p>
          </table:table-cell>
        </table:table-row>
        <table:table-row table:style-name="ro2">
          <table:table-cell office:value-type="string">
            <text:p>fesft_loop_4_kernelgen_cuda</text:p>
          </table:table-cell>
          <table:table-cell table:formula="of:=[.$C84]/[.$D84]" office:value-type="float" office:value="0.0957800735422868">
            <text:p>0.0957800735</text:p>
          </table:table-cell>
          <table:table-cell office:value-type="float" office:value="0.000547">
            <text:p>5.47E-004</text:p>
          </table:table-cell>
          <table:table-cell office:value-type="float" office:value="0.005711">
            <text:p>5.71E-003</text:p>
          </table:table-cell>
        </table:table-row>
        <table:table-row table:style-name="ro2">
          <table:table-cell office:value-type="string">
            <text:p>fast_waves_loop_20_kernelgen_cuda</text:p>
          </table:table-cell>
          <table:table-cell table:formula="of:=[.$C85]/[.$D85]" office:value-type="float" office:value="0.310191140204986">
            <text:p>0.3101911402</text:p>
          </table:table-cell>
          <table:table-cell office:value-type="float" office:value="0.075722">
            <text:p>7.57E-002</text:p>
          </table:table-cell>
          <table:table-cell office:value-type="float" office:value="0.244114">
            <text:p>2.44E-001</text:p>
          </table:table-cell>
        </table:table-row>
        <table:table-row table:style-name="ro2">
          <table:table-cell office:value-type="string">
            <text:p>fesft_loop_20_kernelgen_cuda</text:p>
          </table:table-cell>
          <table:table-cell table:formula="of:=[.$C86]/[.$D86]" office:value-type="float" office:value="0.648870428528011">
            <text:p>0.6488704285</text:p>
          </table:table-cell>
          <table:table-cell office:value-type="float" office:value="0.006405">
            <text:p>6.41E-003</text:p>
          </table:table-cell>
          <table:table-cell office:value-type="float" office:value="0.009871">
            <text:p>9.87E-003</text:p>
          </table:table-cell>
        </table:table-row>
        <table:table-row table:style-name="ro2">
          <table:table-cell office:value-type="string">
            <text:p>cu_tied_loop_22_kernelgen_cuda</text:p>
          </table:table-cell>
          <table:table-cell table:formula="of:=[.$C87]/[.$D87]" office:value-type="float" office:value="0.0467450530542013">
            <text:p>0.0467450531</text:p>
          </table:table-cell>
          <table:table-cell office:value-type="float" office:value="0.000163">
            <text:p>1.63E-004</text:p>
          </table:table-cell>
          <table:table-cell office:value-type="float" office:value="0.003487">
            <text:p>3.49E-003</text:p>
          </table:table-cell>
        </table:table-row>
        <table:table-row table:style-name="ro2">
          <table:table-cell office:value-type="string">
            <text:p>fesft_loop_24_kernelgen_cuda</text:p>
          </table:table-cell>
          <table:table-cell table:formula="of:=[.$C88]/[.$D88]" office:value-type="float" office:value="0.264526315789474">
            <text:p>0.2645263158</text:p>
          </table:table-cell>
          <table:table-cell office:value-type="float" office:value="0.002513">
            <text:p>2.51E-003</text:p>
          </table:table-cell>
          <table:table-cell office:value-type="float" office:value="0.0095">
            <text:p>9.50E-003</text:p>
          </table:table-cell>
        </table:table-row>
        <table:table-row table:style-name="ro2">
          <table:table-cell office:value-type="string">
            <text:p>lap_4aml_loop_1_kernelgen_cuda</text:p>
          </table:table-cell>
          <table:table-cell table:formula="of:=[.$C89]/[.$D89]" office:value-type="float" office:value="0.37075167123462">
            <text:p>0.3707516712</text:p>
          </table:table-cell>
          <table:table-cell office:value-type="float" office:value="0.069936">
            <text:p>6.99E-002</text:p>
          </table:table-cell>
          <table:table-cell office:value-type="float" office:value="0.188633">
            <text:p>1.89E-001</text:p>
          </table:table-cell>
        </table:table-row>
        <table:table-row table:style-name="ro2">
          <table:table-cell office:value-type="string">
            <text:p>fesft_loop_19_kernelgen_cuda</text:p>
          </table:table-cell>
          <table:table-cell table:formula="of:=[.$C90]/[.$D90]" office:value-type="float" office:value="0.305977462028417">
            <text:p>0.305977462</text:p>
          </table:table-cell>
          <table:table-cell office:value-type="float" office:value="0.001249">
            <text:p>1.25E-003</text:p>
          </table:table-cell>
          <table:table-cell office:value-type="float" office:value="0.004082">
            <text:p>4.08E-003</text:p>
          </table:table-cell>
        </table:table-row>
        <table:table-row table:style-name="ro2">
          <table:table-cell office:value-type="string">
            <text:p>inv_th_loop_6_kernelgen_cuda</text:p>
          </table:table-cell>
          <table:table-cell table:formula="of:=[.$C91]/[.$D91]" office:value-type="float" office:value="0.207939872807863">
            <text:p>0.2079398728</text:p>
          </table:table-cell>
          <table:table-cell office:value-type="float" office:value="0.002158">
            <text:p>2.16E-003</text:p>
          </table:table-cell>
          <table:table-cell office:value-type="float" office:value="0.010378">
            <text:p>1.04E-002</text:p>
          </table:table-cell>
        </table:table-row>
        <table:table-row table:style-name="ro2">
          <table:table-cell office:value-type="string">
            <text:p>inv_th_loop_5_kernelgen_cuda</text:p>
          </table:table-cell>
          <table:table-cell table:formula="of:=[.$C92]/[.$D92]" office:value-type="float" office:value="0.067046379170057">
            <text:p>0.0670463792</text:p>
          </table:table-cell>
          <table:table-cell office:value-type="float" office:value="0.000412">
            <text:p>4.12E-004</text:p>
          </table:table-cell>
          <table:table-cell office:value-type="float" office:value="0.006145">
            <text:p>6.15E-003</text:p>
          </table:table-cell>
        </table:table-row>
        <table:table-row table:style-name="ro2">
          <table:table-cell office:value-type="string">
            <text:p>fast_waves_loop_17_kernelgen_cuda</text:p>
          </table:table-cell>
          <table:table-cell table:formula="of:=[.$C93]/[.$D93]" office:value-type="float" office:value="0.279410536426468">
            <text:p>0.2794105364</text:p>
          </table:table-cell>
          <table:table-cell office:value-type="float" office:value="0.053525">
            <text:p>5.35E-002</text:p>
          </table:table-cell>
          <table:table-cell office:value-type="float" office:value="0.191564">
            <text:p>1.92E-001</text:p>
          </table:table-cell>
        </table:table-row>
        <table:table-row table:style-name="ro2">
          <table:table-cell office:value-type="string">
            <text:p>cu_tied_loop_3_kernelgen_cuda</text:p>
          </table:table-cell>
          <table:table-cell table:formula="of:=[.$C94]/[.$D94]" office:value-type="float" office:value="0.060114692505438">
            <text:p>0.0601146925</text:p>
          </table:table-cell>
          <table:table-cell office:value-type="float" office:value="0.000304">
            <text:p>3.04E-004</text:p>
          </table:table-cell>
          <table:table-cell office:value-type="float" office:value="0.005057">
            <text:p>5.06E-003</text:p>
          </table:table-cell>
        </table:table-row>
        <table:table-row table:style-name="ro2">
          <table:table-cell office:value-type="string">
            <text:p>opt_th_loop_5_kernelgen_cuda</text:p>
          </table:table-cell>
          <table:table-cell table:formula="of:=[.$C95]/[.$D95]" office:value-type="float" office:value="0.0872115020809686">
            <text:p>0.0872115021</text:p>
          </table:table-cell>
          <table:table-cell office:value-type="float" office:value="0.000461">
            <text:p>4.61E-004</text:p>
          </table:table-cell>
          <table:table-cell office:value-type="float" office:value="0.005286">
            <text:p>5.29E-003</text:p>
          </table:table-cell>
        </table:table-row>
        <table:table-row table:style-name="ro2">
          <table:table-cell office:value-type="string">
            <text:p>cu_tied_loop_29_kernelgen_cuda</text:p>
          </table:table-cell>
          <table:table-cell table:formula="of:=[.$C96]/[.$D96]" office:value-type="float" office:value="0.691147859922179">
            <text:p>0.6911478599</text:p>
          </table:table-cell>
          <table:table-cell office:value-type="float" office:value="0.01421">
            <text:p>1.42E-002</text:p>
          </table:table-cell>
          <table:table-cell office:value-type="float" office:value="0.02056">
            <text:p>2.06E-002</text:p>
          </table:table-cell>
        </table:table-row>
        <table:table-row table:style-name="ro2">
          <table:table-cell office:value-type="string">
            <text:p>hadv_pd_loop_2_kernelgen_cuda</text:p>
          </table:table-cell>
          <table:table-cell table:formula="of:=[.$C97]/[.$D97]" office:value-type="float" office:value="0.457025064162071">
            <text:p>0.4570250642</text:p>
          </table:table-cell>
          <table:table-cell office:value-type="float" office:value="0.033478">
            <text:p>3.35E-002</text:p>
          </table:table-cell>
          <table:table-cell office:value-type="float" office:value="0.073252">
            <text:p>7.33E-002</text:p>
          </table:table-cell>
        </table:table-row>
        <table:table-row table:style-name="ro2">
          <table:table-cell office:value-type="string">
            <text:p>cu_ddraf_loop_3_kernelgen_cuda</text:p>
          </table:table-cell>
          <table:table-cell table:formula="of:=[.$C98]/[.$D98]" office:value-type="float" office:value="0.037720917963598">
            <text:p>0.037720918</text:p>
          </table:table-cell>
          <table:table-cell office:value-type="float" office:value="0.000143">
            <text:p>1.43E-004</text:p>
          </table:table-cell>
          <table:table-cell office:value-type="float" office:value="0.003791">
            <text:p>3.79E-003</text:p>
          </table:table-cell>
        </table:table-row>
        <table:table-row table:style-name="ro2">
          <table:table-cell office:value-type="string">
            <text:p>lap_4am_loop_2_kernelgen_cuda</text:p>
          </table:table-cell>
          <table:table-cell table:formula="of:=[.$C99]/[.$D99]" office:value-type="float" office:value="0.492221930102089">
            <text:p>0.4922219301</text:p>
          </table:table-cell>
          <table:table-cell office:value-type="float" office:value="0.110461">
            <text:p>1.10E-001</text:p>
          </table:table-cell>
          <table:table-cell office:value-type="float" office:value="0.224413">
            <text:p>2.24E-001</text:p>
          </table:table-cell>
        </table:table-row>
        <table:table-row table:style-name="ro2">
          <table:table-cell office:value-type="string">
            <text:p>cu_tied_loop_41_kernelgen_cuda</text:p>
          </table:table-cell>
          <table:table-cell table:formula="of:=[.$C100]/[.$D100]" office:value-type="float" office:value="0.354324204104975">
            <text:p>0.3543242041</text:p>
          </table:table-cell>
          <table:table-cell office:value-type="float" office:value="0.005576">
            <text:p>5.58E-003</text:p>
          </table:table-cell>
          <table:table-cell office:value-type="float" office:value="0.015737">
            <text:p>1.57E-002</text:p>
          </table:table-cell>
        </table:table-row>
        <table:table-row table:style-name="ro2">
          <table:table-cell office:value-type="string">
            <text:p>fesft_loop_10_kernelgen_cuda</text:p>
          </table:table-cell>
          <table:table-cell table:formula="of:=[.$C101]/[.$D101]" office:value-type="float" office:value="0.04">
            <text:p>0.04</text:p>
          </table:table-cell>
          <table:table-cell office:value-type="float" office:value="0.000152">
            <text:p>1.52E-004</text:p>
          </table:table-cell>
          <table:table-cell office:value-type="float" office:value="0.0038">
            <text:p>3.80E-003</text:p>
          </table:table-cell>
        </table:table-row>
        <table:table-row table:style-name="ro2">
          <table:table-cell office:value-type="string">
            <text:p>lmorg_loop_3_kernelgen_cuda</text:p>
          </table:table-cell>
          <table:table-cell table:formula="of:=[.$C102]/[.$D102]" office:value-type="float" office:value="0.0210637177461822">
            <text:p>0.0210637177</text:p>
          </table:table-cell>
          <table:table-cell office:value-type="float" office:value="0.00036">
            <text:p>3.60E-004</text:p>
          </table:table-cell>
          <table:table-cell office:value-type="float" office:value="0.017091">
            <text:p>1.71E-002</text:p>
          </table:table-cell>
        </table:table-row>
        <table:table-row table:style-name="ro2">
          <table:table-cell office:value-type="string">
            <text:p>cu_asc_loop_8_kernelgen_cuda</text:p>
          </table:table-cell>
          <table:table-cell table:formula="of:=[.$C103]/[.$D103]" office:value-type="float" office:value="0.0262736302467158">
            <text:p>0.0262736302</text:p>
          </table:table-cell>
          <table:table-cell office:value-type="float" office:value="0.000082">
            <text:p>8.20E-005</text:p>
          </table:table-cell>
          <table:table-cell office:value-type="float" office:value="0.003121">
            <text:p>3.12E-003</text:p>
          </table:table-cell>
        </table:table-row>
        <table:table-row table:style-name="ro2">
          <table:table-cell office:value-type="string">
            <text:p>inv_th_loop_1_kernelgen_cuda</text:p>
          </table:table-cell>
          <table:table-cell table:formula="of:=[.$C104]/[.$D104]" office:value-type="float" office:value="0.383730484798685">
            <text:p>0.3837304848</text:p>
          </table:table-cell>
          <table:table-cell office:value-type="float" office:value="0.003736">
            <text:p>3.74E-003</text:p>
          </table:table-cell>
          <table:table-cell office:value-type="float" office:value="0.009736">
            <text:p>9.74E-003</text:p>
          </table:table-cell>
        </table:table-row>
        <table:table-row table:style-name="ro2">
          <table:table-cell office:value-type="string">
            <text:p>fesft_loop_7_kernelgen_cuda</text:p>
          </table:table-cell>
          <table:table-cell table:formula="of:=[.$C105]/[.$D105]" office:value-type="float" office:value="0.832995267072346">
            <text:p>0.8329952671</text:p>
          </table:table-cell>
          <table:table-cell office:value-type="float" office:value="0.009856">
            <text:p>9.86E-003</text:p>
          </table:table-cell>
          <table:table-cell office:value-type="float" office:value="0.011832">
            <text:p>1.18E-002</text:p>
          </table:table-cell>
        </table:table-row>
        <table:table-row table:style-name="ro2">
          <table:table-cell office:value-type="string">
            <text:p>cu_asc_loop_1_kernelgen_cuda</text:p>
          </table:table-cell>
          <table:table-cell table:formula="of:=[.$C106]/[.$D106]" office:value-type="float" office:value="0.0303030303030303">
            <text:p>0.0303030303</text:p>
          </table:table-cell>
          <table:table-cell office:value-type="float" office:value="0.000106">
            <text:p>1.06E-004</text:p>
          </table:table-cell>
          <table:table-cell office:value-type="float" office:value="0.003498">
            <text:p>3.50E-003</text:p>
          </table:table-cell>
        </table:table-row>
        <table:table-row table:style-name="ro2">
          <table:table-cell office:value-type="string">
            <text:p>cu_ddraf_loop_2_kernelgen_cuda</text:p>
          </table:table-cell>
          <table:table-cell table:formula="of:=[.$C107]/[.$D107]" office:value-type="float" office:value="0.0414795244385733">
            <text:p>0.0414795244</text:p>
          </table:table-cell>
          <table:table-cell office:value-type="float" office:value="0.000157">
            <text:p>1.57E-004</text:p>
          </table:table-cell>
          <table:table-cell office:value-type="float" office:value="0.003785">
            <text:p>3.79E-003</text:p>
          </table:table-cell>
        </table:table-row>
        <table:table-row table:style-name="ro2">
          <table:table-cell office:value-type="string">
            <text:p>opt_th_loop_4_kernelgen_cuda</text:p>
          </table:table-cell>
          <table:table-cell table:formula="of:=[.$C108]/[.$D108]" office:value-type="float" office:value="0.0577514273166447">
            <text:p>0.0577514273</text:p>
          </table:table-cell>
          <table:table-cell office:value-type="float" office:value="0.000263">
            <text:p>2.63E-004</text:p>
          </table:table-cell>
          <table:table-cell office:value-type="float" office:value="0.004554">
            <text:p>4.55E-003</text:p>
          </table:table-cell>
        </table:table-row>
        <table:table-row table:style-name="ro2">
          <table:table-cell office:value-type="string">
            <text:p>fesft_loop_22_kernelgen_cuda</text:p>
          </table:table-cell>
          <table:table-cell table:formula="of:=[.$C109]/[.$D109]" office:value-type="float" office:value="0.248129675810474">
            <text:p>0.2481296758</text:p>
          </table:table-cell>
          <table:table-cell office:value-type="float" office:value="0.002587">
            <text:p>2.59E-003</text:p>
          </table:table-cell>
          <table:table-cell office:value-type="float" office:value="0.010426">
            <text:p>1.04E-002</text:p>
          </table:table-cell>
        </table:table-row>
        <table:table-row table:style-name="ro2">
          <table:table-cell office:value-type="string">
            <text:p>vadv_pd_loop_5_kernelgen_cuda</text:p>
          </table:table-cell>
          <table:table-cell table:formula="of:=[.$C110]/[.$D110]" office:value-type="float" office:value="0.34211477388944">
            <text:p>0.3421147739</text:p>
          </table:table-cell>
          <table:table-cell office:value-type="float" office:value="0.088982">
            <text:p>8.90E-002</text:p>
          </table:table-cell>
          <table:table-cell office:value-type="float" office:value="0.260094">
            <text:p>2.60E-001</text:p>
          </table:table-cell>
        </table:table-row>
        <table:table-row table:style-name="ro2">
          <table:table-cell office:value-type="string">
            <text:p>satad_loop_2_kernelgen_cuda</text:p>
          </table:table-cell>
          <table:table-cell table:formula="of:=[.$C111]/[.$D111]" office:value-type="float" office:value="1.67927765846806">
            <text:p>1.6792776585</text:p>
          </table:table-cell>
          <table:table-cell office:value-type="float" office:value="0.03108217">
            <text:p>3.11E-002</text:p>
          </table:table-cell>
          <table:table-cell office:value-type="float" office:value="0.01850925">
            <text:p>1.85E-002</text:p>
          </table:table-cell>
        </table:table-row>
        <table:table-row table:style-name="ro2">
          <table:table-cell office:value-type="string">
            <text:p>opt_th_loop_3_kernelgen_cuda</text:p>
          </table:table-cell>
          <table:table-cell table:formula="of:=[.$C112]/[.$D112]" office:value-type="float" office:value="0.129901565273519">
            <text:p>0.1299015653</text:p>
          </table:table-cell>
          <table:table-cell office:value-type="float" office:value="0.000805">
            <text:p>8.05E-004</text:p>
          </table:table-cell>
          <table:table-cell office:value-type="float" office:value="0.006197">
            <text:p>6.20E-003</text:p>
          </table:table-cell>
        </table:table-row>
        <table:table-row table:style-name="ro2">
          <table:table-cell office:value-type="string">
            <text:p>fast_waves_loop_40_kernelgen_cuda</text:p>
          </table:table-cell>
          <table:table-cell table:formula="of:=[.$C113]/[.$D113]" office:value-type="float" office:value="0.196193861305491">
            <text:p>0.1961938613</text:p>
          </table:table-cell>
          <table:table-cell office:value-type="float" office:value="0.005299">
            <text:p>5.30E-003</text:p>
          </table:table-cell>
          <table:table-cell office:value-type="float" office:value="0.027009">
            <text:p>2.70E-002</text:p>
          </table:table-cell>
        </table:table-row>
        <table:table-row table:style-name="ro2">
          <table:table-cell office:value-type="string">
            <text:p>lap_4aml_loop_2_kernelgen_cuda</text:p>
          </table:table-cell>
          <table:table-cell table:formula="of:=[.$C114]/[.$D114]" office:value-type="float" office:value="0.829518954000282">
            <text:p>0.829518954</text:p>
          </table:table-cell>
          <table:table-cell office:value-type="float" office:value="0.288476">
            <text:p>2.88E-001</text:p>
          </table:table-cell>
          <table:table-cell office:value-type="float" office:value="0.347763">
            <text:p>3.48E-001</text:p>
          </table:table-cell>
        </table:table-row>
        <table:table-row table:style-name="ro2">
          <table:table-cell office:value-type="string">
            <text:p>cu_tied_loop_30_kernelgen_cuda</text:p>
          </table:table-cell>
          <table:table-cell table:formula="of:=[.$C115]/[.$D115]" office:value-type="float" office:value="0.258355060440863">
            <text:p>0.2583550604</text:p>
          </table:table-cell>
          <table:table-cell office:value-type="float" office:value="0.00327">
            <text:p>3.27E-003</text:p>
          </table:table-cell>
          <table:table-cell office:value-type="float" office:value="0.012657">
            <text:p>1.27E-002</text:p>
          </table:table-cell>
        </table:table-row>
      </table:table>
      <table:table table:name="WRF perf" table:style-name="ta1" table:print="false">
        <table:shapes>
          <draw:frame draw:z-index="0" draw:style-name="gr1" svg:width="11.2642in" svg:height="5.3587in" svg:x="1.7992in" svg:y="1.4358in">
            <draw:object draw:notify-on-update-of-ranges="'WRF perf'.A2:'WRF perf'.A214 'WRF perf'.B1:'WRF perf'.B1 'WRF perf'.B2:'WRF perf'.B21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ce1"/>
        <table:table-row table:style-name="ro2">
          <table:table-cell office:value-type="string">
            <text:p>kernel name</text:p>
          </table:table-cell>
          <table:table-cell office:value-type="string">
            <text:p>gpu time / cpu time</text:p>
          </table:table-cell>
          <table:table-cell office:value-type="string">
            <text:p>cpu time</text:p>
          </table:table-cell>
          <table:table-cell office:value-type="string">
            <text:p>gpu time</text:p>
          </table:table-cell>
        </table:table-row>
        <table:table-row table:style-name="ro2">
          <table:table-cell office:value-type="string">
            <text:p>spec_bdyupdate_loop_4_kernelgen_cuda</text:p>
          </table:table-cell>
          <table:table-cell table:formula="of:=[.$C2]/[.$D2]" office:value-type="float" office:value="0.658188111240794">
            <text:p>0.6581881112</text:p>
          </table:table-cell>
          <table:table-cell office:value-type="float" office:value="0.016354">
            <text:p>1.64E-002</text:p>
          </table:table-cell>
          <table:table-cell office:value-type="float" office:value="0.024847">
            <text:p>2.48E-002</text:p>
          </table:table-cell>
        </table:table-row>
        <table:table-row table:style-name="ro2">
          <table:table-cell office:value-type="string">
            <text:p>kf_eta_para_loop_20_kernelgen_cuda</text:p>
          </table:table-cell>
          <table:table-cell table:formula="of:=[.$C3]/[.$D3]" office:value-type="float" office:value="0.0254799301919721">
            <text:p>0.0254799302</text:p>
          </table:table-cell>
          <table:table-cell office:value-type="float" office:value="0.000073">
            <text:p>7.30E-005</text:p>
          </table:table-cell>
          <table:table-cell office:value-type="float" office:value="0.002865">
            <text:p>2.87E-003</text:p>
          </table:table-cell>
        </table:table-row>
        <table:table-row table:style-name="ro2">
          <table:table-cell office:value-type="string">
            <text:p>small_step_prep_loop_9_kernelgen_cuda</text:p>
          </table:table-cell>
          <table:table-cell table:formula="of:=[.$C4]/[.$D4]" office:value-type="float" office:value="0.202508577855607">
            <text:p>0.2025085779</text:p>
          </table:table-cell>
          <table:table-cell office:value-type="float" office:value="0.028448">
            <text:p>2.84E-002</text:p>
          </table:table-cell>
          <table:table-cell office:value-type="float" office:value="0.140478">
            <text:p>1.40E-001</text:p>
          </table:table-cell>
        </table:table-row>
        <table:table-row table:style-name="ro2">
          <table:table-cell office:value-type="string">
            <text:p>ysu2d_loop_42_kernelgen_cuda</text:p>
          </table:table-cell>
          <table:table-cell table:formula="of:=[.$C5]/[.$D5]" office:value-type="float" office:value="0.118319392120554">
            <text:p>0.1183193921</text:p>
          </table:table-cell>
          <table:table-cell office:value-type="float" office:value="0.001853">
            <text:p>1.85E-003</text:p>
          </table:table-cell>
          <table:table-cell office:value-type="float" office:value="0.015661">
            <text:p>1.57E-002</text:p>
          </table:table-cell>
        </table:table-row>
        <table:table-row table:style-name="ro2">
          <table:table-cell office:value-type="string">
            <text:p>tridin_ysu_loop_3_kernelgen_cuda</text:p>
          </table:table-cell>
          <table:table-cell table:formula="of:=[.$C6]/[.$D6]" office:value-type="float" office:value="0.0464670305354772">
            <text:p>0.0464670305</text:p>
          </table:table-cell>
          <table:table-cell office:value-type="float" office:value="0.000315">
            <text:p>3.15E-004</text:p>
          </table:table-cell>
          <table:table-cell office:value-type="float" office:value="0.006779">
            <text:p>6.78E-003</text:p>
          </table:table-cell>
        </table:table-row>
        <table:table-row table:style-name="ro2">
          <table:table-cell office:value-type="string">
            <text:p>relax_bdytend_core_loop_4_kernelgen_cuda</text:p>
          </table:table-cell>
          <table:table-cell table:formula="of:=[.$C7]/[.$D7]" office:value-type="float" office:value="0.857207308820212">
            <text:p>0.8572073088</text:p>
          </table:table-cell>
          <table:table-cell office:value-type="float" office:value="0.0456">
            <text:p>4.56E-002</text:p>
          </table:table-cell>
          <table:table-cell office:value-type="float" office:value="0.053196">
            <text:p>5.32E-002</text:p>
          </table:table-cell>
        </table:table-row>
        <table:table-row table:style-name="ro2">
          <table:table-cell office:value-type="string">
            <text:p>advect_u_loop_68_kernelgen_cuda</text:p>
          </table:table-cell>
          <table:table-cell table:formula="of:=[.$C8]/[.$D8]" office:value-type="float" office:value="0.0900415576419886">
            <text:p>0.0900415576</text:p>
          </table:table-cell>
          <table:table-cell office:value-type="float" office:value="0.000585">
            <text:p>5.85E-004</text:p>
          </table:table-cell>
          <table:table-cell office:value-type="float" office:value="0.006497">
            <text:p>6.50E-003</text:p>
          </table:table-cell>
        </table:table-row>
        <table:table-row table:style-name="ro2">
          <table:table-cell office:value-type="string">
            <text:p>advect_u_loop_16_kernelgen_cuda</text:p>
          </table:table-cell>
          <table:table-cell table:formula="of:=[.$C9]/[.$D9]" office:value-type="float" office:value="0.0803862401931201">
            <text:p>0.0803862402</text:p>
          </table:table-cell>
          <table:table-cell office:value-type="float" office:value="0.003996">
            <text:p>4.00E-003</text:p>
          </table:table-cell>
          <table:table-cell office:value-type="float" office:value="0.04971">
            <text:p>4.97E-002</text:p>
          </table:table-cell>
        </table:table-row>
        <table:table-row table:style-name="ro2">
          <table:table-cell office:value-type="string">
            <text:p>advect_u_loop_18_kernelgen_cuda</text:p>
          </table:table-cell>
          <table:table-cell table:formula="of:=[.$C10]/[.$D10]" office:value-type="float" office:value="0.0789403209525575">
            <text:p>0.078940321</text:p>
          </table:table-cell>
          <table:table-cell office:value-type="float" office:value="0.003832">
            <text:p>3.83E-003</text:p>
          </table:table-cell>
          <table:table-cell office:value-type="float" office:value="0.048543">
            <text:p>4.85E-002</text:p>
          </table:table-cell>
        </table:table-row>
        <table:table-row table:style-name="ro2">
          <table:table-cell office:value-type="string">
            <text:p>nislfv_rain_plm_loop_4_kernelgen_cuda</text:p>
          </table:table-cell>
          <table:table-cell table:formula="of:=[.$C11]/[.$D11]" office:value-type="float" office:value="0.0233050847457627">
            <text:p>0.0233050847</text:p>
          </table:table-cell>
          <table:table-cell office:value-type="float" office:value="0.000066">
            <text:p>6.60E-005</text:p>
          </table:table-cell>
          <table:table-cell office:value-type="float" office:value="0.002832">
            <text:p>2.83E-003</text:p>
          </table:table-cell>
        </table:table-row>
        <table:table-row table:style-name="ro2">
          <table:table-cell office:value-type="string">
            <text:p>advance_uv_loop_6_kernelgen_cuda</text:p>
          </table:table-cell>
          <table:table-cell table:formula="of:=[.$C12]/[.$D12]" office:value-type="float" office:value="0.0806067317695225">
            <text:p>0.0806067318</text:p>
          </table:table-cell>
          <table:table-cell office:value-type="float" office:value="0.002402">
            <text:p>2.40E-003</text:p>
          </table:table-cell>
          <table:table-cell office:value-type="float" office:value="0.029799">
            <text:p>2.98E-002</text:p>
          </table:table-cell>
        </table:table-row>
        <table:table-row table:style-name="ro2">
          <table:table-cell office:value-type="string">
            <text:p>advance_w_loop_9_kernelgen_cuda</text:p>
          </table:table-cell>
          <table:table-cell table:formula="of:=[.$C13]/[.$D13]" office:value-type="float" office:value="0.0793526211805462">
            <text:p>0.0793526212</text:p>
          </table:table-cell>
          <table:table-cell office:value-type="float" office:value="0.002932">
            <text:p>2.93E-003</text:p>
          </table:table-cell>
          <table:table-cell office:value-type="float" office:value="0.036949">
            <text:p>3.69E-002</text:p>
          </table:table-cell>
        </table:table-row>
        <table:table-row table:style-name="ro2">
          <table:table-cell office:value-type="string">
            <text:p>relax_bdytend_core_loop_1_kernelgen_cuda</text:p>
          </table:table-cell>
          <table:table-cell table:formula="of:=[.$C14]/[.$D14]" office:value-type="float" office:value="0.242534935414173">
            <text:p>0.2425349354</text:p>
          </table:table-cell>
          <table:table-cell office:value-type="float" office:value="0.015603">
            <text:p>1.56E-002</text:p>
          </table:table-cell>
          <table:table-cell office:value-type="float" office:value="0.064333">
            <text:p>6.43E-002</text:p>
          </table:table-cell>
        </table:table-row>
        <table:table-row table:style-name="ro2">
          <table:table-cell office:value-type="string">
            <text:p>tridin_ysu_loop_1_kernelgen_cuda</text:p>
          </table:table-cell>
          <table:table-cell table:formula="of:=[.$C15]/[.$D15]" office:value-type="float" office:value="0.0491642084562439">
            <text:p>0.0491642085</text:p>
          </table:table-cell>
          <table:table-cell office:value-type="float" office:value="0.0003">
            <text:p>3.00E-004</text:p>
          </table:table-cell>
          <table:table-cell office:value-type="float" office:value="0.006102">
            <text:p>6.10E-003</text:p>
          </table:table-cell>
        </table:table-row>
        <table:table-row table:style-name="ro2">
          <table:table-cell office:value-type="string">
            <text:p>kf_eta_para_loop_37_kernelgen_cuda</text:p>
          </table:table-cell>
          <table:table-cell table:formula="of:=[.$C16]/[.$D16]" office:value-type="float" office:value="0.0241049273307338">
            <text:p>0.0241049273</text:p>
          </table:table-cell>
          <table:table-cell office:value-type="float" office:value="0.000068">
            <text:p>6.80E-005</text:p>
          </table:table-cell>
          <table:table-cell office:value-type="float" office:value="0.002821">
            <text:p>2.82E-003</text:p>
          </table:table-cell>
        </table:table-row>
        <table:table-row table:style-name="ro2">
          <table:table-cell office:value-type="string">
            <text:p>advect_v_loop_14_kernelgen_cuda</text:p>
          </table:table-cell>
          <table:table-cell table:formula="of:=[.$C17]/[.$D17]" office:value-type="float" office:value="0.0837404819410387">
            <text:p>0.0837404819</text:p>
          </table:table-cell>
          <table:table-cell office:value-type="float" office:value="0.004542">
            <text:p>4.54E-003</text:p>
          </table:table-cell>
          <table:table-cell office:value-type="float" office:value="0.054239">
            <text:p>5.42E-002</text:p>
          </table:table-cell>
        </table:table-row>
        <table:table-row table:style-name="ro2">
          <table:table-cell office:value-type="string">
            <text:p>wsm5_loop_1_kernelgen_cuda</text:p>
          </table:table-cell>
          <table:table-cell table:formula="of:=[.$C18]/[.$D18]" office:value-type="float" office:value="0.14995135891044">
            <text:p>0.1499513589</text:p>
          </table:table-cell>
          <table:table-cell office:value-type="float" office:value="0.009865">
            <text:p>9.87E-003</text:p>
          </table:table-cell>
          <table:table-cell office:value-type="float" office:value="0.065788">
            <text:p>6.58E-002</text:p>
          </table:table-cell>
        </table:table-row>
        <table:table-row table:style-name="ro2">
          <table:table-cell office:value-type="string">
            <text:p>spec_bdytend_loop_3_kernelgen_cuda</text:p>
          </table:table-cell>
          <table:table-cell table:formula="of:=[.$C19]/[.$D19]" office:value-type="float" office:value="0.789573413662423">
            <text:p>0.7895734137</text:p>
          </table:table-cell>
          <table:table-cell office:value-type="float" office:value="0.016251">
            <text:p>1.63E-002</text:p>
          </table:table-cell>
          <table:table-cell office:value-type="float" office:value="0.020582">
            <text:p>2.06E-002</text:p>
          </table:table-cell>
        </table:table-row>
        <table:table-row table:style-name="ro2">
          <table:table-cell office:value-type="string">
            <text:p>wsm52d_loop_3_kernelgen_cuda</text:p>
          </table:table-cell>
          <table:table-cell table:formula="of:=[.$C20]/[.$D20]" office:value-type="float" office:value="0.109604258273548">
            <text:p>0.1096042583</text:p>
          </table:table-cell>
          <table:table-cell office:value-type="float" office:value="0.002368">
            <text:p>2.37E-003</text:p>
          </table:table-cell>
          <table:table-cell office:value-type="float" office:value="0.021605">
            <text:p>2.16E-002</text:p>
          </table:table-cell>
        </table:table-row>
        <table:table-row table:style-name="ro2">
          <table:table-cell office:value-type="string">
            <text:p>ysu2d_loop_15_kernelgen_cuda</text:p>
          </table:table-cell>
          <table:table-cell table:formula="of:=[.$C21]/[.$D21]" office:value-type="float" office:value="0.0374119718309859">
            <text:p>0.0374119718</text:p>
          </table:table-cell>
          <table:table-cell office:value-type="float" office:value="0.00017">
            <text:p>1.70E-004</text:p>
          </table:table-cell>
          <table:table-cell office:value-type="float" office:value="0.004544">
            <text:p>4.54E-003</text:p>
          </table:table-cell>
        </table:table-row>
        <table:table-row table:style-name="ro2">
          <table:table-cell office:value-type="string">
            <text:p>small_step_prep_loop_12_kernelgen_cuda</text:p>
          </table:table-cell>
          <table:table-cell table:formula="of:=[.$C22]/[.$D22]" office:value-type="float" office:value="0.123853766304512">
            <text:p>0.1238537663</text:p>
          </table:table-cell>
          <table:table-cell office:value-type="float" office:value="0.01637">
            <text:p>1.64E-002</text:p>
          </table:table-cell>
          <table:table-cell office:value-type="float" office:value="0.132172">
            <text:p>1.32E-001</text:p>
          </table:table-cell>
        </table:table-row>
        <table:table-row table:style-name="ro2">
          <table:table-cell office:value-type="string">
            <text:p>kf_eta_para_loop_26_kernelgen_cuda</text:p>
          </table:table-cell>
          <table:table-cell table:formula="of:=[.$C23]/[.$D23]" office:value-type="float" office:value="0.0298602287166455">
            <text:p>0.0298602287</text:p>
          </table:table-cell>
          <table:table-cell office:value-type="float" office:value="0.000094">
            <text:p>9.40E-005</text:p>
          </table:table-cell>
          <table:table-cell office:value-type="float" office:value="0.003148">
            <text:p>3.15E-003</text:p>
          </table:table-cell>
        </table:table-row>
        <table:table-row table:style-name="ro2">
          <table:table-cell office:value-type="string">
            <text:p>tridi1n_loop_6_kernelgen_cuda</text:p>
          </table:table-cell>
          <table:table-cell table:formula="of:=[.$C24]/[.$D24]" office:value-type="float" office:value="0.0432682209619828">
            <text:p>0.043268221</text:p>
          </table:table-cell>
          <table:table-cell office:value-type="float" office:value="0.000206">
            <text:p>2.06E-004</text:p>
          </table:table-cell>
          <table:table-cell office:value-type="float" office:value="0.004761">
            <text:p>4.76E-003</text:p>
          </table:table-cell>
        </table:table-row>
        <table:table-row table:style-name="ro2">
          <table:table-cell office:value-type="string">
            <text:p>kf_eta_para_loop_35_kernelgen_cuda</text:p>
          </table:table-cell>
          <table:table-cell table:formula="of:=[.$C25]/[.$D25]" office:value-type="float" office:value="0.025328587075575">
            <text:p>0.0253285871</text:p>
          </table:table-cell>
          <table:table-cell office:value-type="float" office:value="0.000185">
            <text:p>1.85E-004</text:p>
          </table:table-cell>
          <table:table-cell office:value-type="float" office:value="0.007304">
            <text:p>7.30E-003</text:p>
          </table:table-cell>
        </table:table-row>
        <table:table-row table:style-name="ro2">
          <table:table-cell office:value-type="string">
            <text:p>set_physical_bc3d_loop_10_kernelgen_cuda</text:p>
          </table:table-cell>
          <table:table-cell table:formula="of:=[.$C26]/[.$D26]" office:value-type="float" office:value="0.758844869077979">
            <text:p>0.7588448691</text:p>
          </table:table-cell>
          <table:table-cell office:value-type="float" office:value="0.021127">
            <text:p>2.11E-002</text:p>
          </table:table-cell>
          <table:table-cell office:value-type="float" office:value="0.027841">
            <text:p>2.78E-002</text:p>
          </table:table-cell>
        </table:table-row>
        <table:table-row table:style-name="ro2">
          <table:table-cell office:value-type="string">
            <text:p>zero_grad_bdy_loop_4_kernelgen_cuda</text:p>
          </table:table-cell>
          <table:table-cell table:formula="of:=[.$C27]/[.$D27]" office:value-type="float" office:value="0.858229043683589">
            <text:p>0.8582290437</text:p>
          </table:table-cell>
          <table:table-cell office:value-type="float" office:value="0.018173">
            <text:p>1.82E-002</text:p>
          </table:table-cell>
          <table:table-cell office:value-type="float" office:value="0.021175">
            <text:p>2.12E-002</text:p>
          </table:table-cell>
        </table:table-row>
        <table:table-row table:style-name="ro2">
          <table:table-cell office:value-type="string">
            <text:p>wsm52d_loop_28_kernelgen_cuda</text:p>
          </table:table-cell>
          <table:table-cell table:formula="of:=[.$C28]/[.$D28]" office:value-type="float" office:value="0.640999617919572">
            <text:p>0.6409996179</text:p>
          </table:table-cell>
          <table:table-cell office:value-type="float" office:value="0.053685">
            <text:p>5.37E-002</text:p>
          </table:table-cell>
          <table:table-cell office:value-type="float" office:value="0.083752">
            <text:p>8.38E-002</text:p>
          </table:table-cell>
        </table:table-row>
        <table:table-row table:style-name="ro2">
          <table:table-cell office:value-type="string">
            <text:p>kf_eta_para_loop_4_kernelgen_cuda</text:p>
          </table:table-cell>
          <table:table-cell table:formula="of:=[.$C29]/[.$D29]" office:value-type="float" office:value="0.0216867469879518">
            <text:p>0.021686747</text:p>
          </table:table-cell>
          <table:table-cell office:value-type="float" office:value="0.000063">
            <text:p>6.30E-005</text:p>
          </table:table-cell>
          <table:table-cell office:value-type="float" office:value="0.002905">
            <text:p>2.91E-003</text:p>
          </table:table-cell>
        </table:table-row>
        <table:table-row table:style-name="ro2">
          <table:table-cell office:value-type="string">
            <text:p>advance_mu_t_loop_8_kernelgen_cuda</text:p>
          </table:table-cell>
          <table:table-cell table:formula="of:=[.$C30]/[.$D30]" office:value-type="float" office:value="0.087984521545222">
            <text:p>0.0879845215</text:p>
          </table:table-cell>
          <table:table-cell office:value-type="float" office:value="0.002683">
            <text:p>2.68E-003</text:p>
          </table:table-cell>
          <table:table-cell office:value-type="float" office:value="0.030494">
            <text:p>3.05E-002</text:p>
          </table:table-cell>
        </table:table-row>
        <table:table-row table:style-name="ro2">
          <table:table-cell office:value-type="string">
            <text:p>ysu2d_loop_14_kernelgen_cuda</text:p>
          </table:table-cell>
          <table:table-cell table:formula="of:=[.$C31]/[.$D31]" office:value-type="float" office:value="0.13897978825794">
            <text:p>0.1389797883</text:p>
          </table:table-cell>
          <table:table-cell office:value-type="float" office:value="0.000722">
            <text:p>7.22E-004</text:p>
          </table:table-cell>
          <table:table-cell office:value-type="float" office:value="0.005195">
            <text:p>5.20E-003</text:p>
          </table:table-cell>
        </table:table-row>
        <table:table-row table:style-name="ro2">
          <table:table-cell office:value-type="string">
            <text:p>ysu2d_loop_36_kernelgen_cuda</text:p>
          </table:table-cell>
          <table:table-cell table:formula="of:=[.$C32]/[.$D32]" office:value-type="float" office:value="0.126999378285198">
            <text:p>0.1269993783</text:p>
          </table:table-cell>
          <table:table-cell office:value-type="float" office:value="0.002247">
            <text:p>2.25E-003</text:p>
          </table:table-cell>
          <table:table-cell office:value-type="float" office:value="0.017693">
            <text:p>1.77E-002</text:p>
          </table:table-cell>
        </table:table-row>
        <table:table-row table:style-name="ro2">
          <table:table-cell office:value-type="string">
            <text:p>ysu2d_loop_13_kernelgen_cuda</text:p>
          </table:table-cell>
          <table:table-cell table:formula="of:=[.$C33]/[.$D33]" office:value-type="float" office:value="0.0347387173396675">
            <text:p>0.0347387173</text:p>
          </table:table-cell>
          <table:table-cell office:value-type="float" office:value="0.000117">
            <text:p>1.17E-004</text:p>
          </table:table-cell>
          <table:table-cell office:value-type="float" office:value="0.003368">
            <text:p>3.37E-003</text:p>
          </table:table-cell>
        </table:table-row>
        <table:table-row table:style-name="ro2">
          <table:table-cell office:value-type="string">
            <text:p>ysu2d_loop_6_kernelgen_cuda</text:p>
          </table:table-cell>
          <table:table-cell table:formula="of:=[.$C34]/[.$D34]" office:value-type="float" office:value="0.115389181274979">
            <text:p>0.1153891813</text:p>
          </table:table-cell>
          <table:table-cell office:value-type="float" office:value="0.002916">
            <text:p>2.92E-003</text:p>
          </table:table-cell>
          <table:table-cell office:value-type="float" office:value="0.025271">
            <text:p>2.53E-002</text:p>
          </table:table-cell>
        </table:table-row>
        <table:table-row table:style-name="ro2">
          <table:table-cell office:value-type="string">
            <text:p>set_physical_bc2d_loop_11_kernelgen_cuda</text:p>
          </table:table-cell>
          <table:table-cell table:formula="of:=[.$C35]/[.$D35]" office:value-type="float" office:value="0.0999020568070519">
            <text:p>0.0999020568</text:p>
          </table:table-cell>
          <table:table-cell office:value-type="float" office:value="0.00051">
            <text:p>5.10E-004</text:p>
          </table:table-cell>
          <table:table-cell office:value-type="float" office:value="0.005105">
            <text:p>5.11E-003</text:p>
          </table:table-cell>
        </table:table-row>
        <table:table-row table:style-name="ro2">
          <table:table-cell office:value-type="string">
            <text:p>advance_w_loop_8_kernelgen_cuda</text:p>
          </table:table-cell>
          <table:table-cell table:formula="of:=[.$C36]/[.$D36]" office:value-type="float" office:value="0.125">
            <text:p>0.125</text:p>
          </table:table-cell>
          <table:table-cell office:value-type="float" office:value="0.000866">
            <text:p>8.66E-004</text:p>
          </table:table-cell>
          <table:table-cell office:value-type="float" office:value="0.006928">
            <text:p>6.93E-003</text:p>
          </table:table-cell>
        </table:table-row>
        <table:table-row table:style-name="ro2">
          <table:table-cell office:value-type="string">
            <text:p>kf_eta_para_loop_12_kernelgen_cuda</text:p>
          </table:table-cell>
          <table:table-cell table:formula="of:=[.$C37]/[.$D37]" office:value-type="float" office:value="0.0406940063091483">
            <text:p>0.0406940063</text:p>
          </table:table-cell>
          <table:table-cell office:value-type="float" office:value="0.000129">
            <text:p>1.29E-004</text:p>
          </table:table-cell>
          <table:table-cell office:value-type="float" office:value="0.00317">
            <text:p>3.17E-003</text:p>
          </table:table-cell>
        </table:table-row>
        <table:table-row table:style-name="ro2">
          <table:table-cell office:value-type="string">
            <text:p>nislfv_rain_plm_loop_9_kernelgen_cuda</text:p>
          </table:table-cell>
          <table:table-cell table:formula="of:=[.$C38]/[.$D38]" office:value-type="float" office:value="0.028436018957346">
            <text:p>0.028436019</text:p>
          </table:table-cell>
          <table:table-cell office:value-type="float" office:value="0.00009">
            <text:p>9.00E-005</text:p>
          </table:table-cell>
          <table:table-cell office:value-type="float" office:value="0.003165">
            <text:p>3.17E-003</text:p>
          </table:table-cell>
        </table:table-row>
        <table:table-row table:style-name="ro2">
          <table:table-cell office:value-type="string">
            <text:p>advect_v_loop_57_kernelgen_cuda</text:p>
          </table:table-cell>
          <table:table-cell table:formula="of:=[.$C39]/[.$D39]" office:value-type="float" office:value="0.0402862985685072">
            <text:p>0.0402862986</text:p>
          </table:table-cell>
          <table:table-cell office:value-type="float" office:value="0.000197">
            <text:p>1.97E-004</text:p>
          </table:table-cell>
          <table:table-cell office:value-type="float" office:value="0.00489">
            <text:p>4.89E-003</text:p>
          </table:table-cell>
        </table:table-row>
        <table:table-row table:style-name="ro2">
          <table:table-cell office:value-type="string">
            <text:p>set_physical_bc3d_loop_20_kernelgen_cuda</text:p>
          </table:table-cell>
          <table:table-cell table:formula="of:=[.$C40]/[.$D40]" office:value-type="float" office:value="0.109358959735371">
            <text:p>0.1093589597</text:p>
          </table:table-cell>
          <table:table-cell office:value-type="float" office:value="0.003835">
            <text:p>3.84E-003</text:p>
          </table:table-cell>
          <table:table-cell office:value-type="float" office:value="0.035068">
            <text:p>3.51E-002</text:p>
          </table:table-cell>
        </table:table-row>
        <table:table-row table:style-name="ro2">
          <table:table-cell office:value-type="string">
            <text:p>advect_v_loop_69_kernelgen_cuda</text:p>
          </table:table-cell>
          <table:table-cell table:formula="of:=[.$C41]/[.$D41]" office:value-type="float" office:value="0.0871994360755032">
            <text:p>0.0871994361</text:p>
          </table:table-cell>
          <table:table-cell office:value-type="float" office:value="0.00334">
            <text:p>3.34E-003</text:p>
          </table:table-cell>
          <table:table-cell office:value-type="float" office:value="0.038303">
            <text:p>3.83E-002</text:p>
          </table:table-cell>
        </table:table-row>
        <table:table-row table:style-name="ro2">
          <table:table-cell office:value-type="string">
            <text:p>tridi1n_loop_2_kernelgen_cuda</text:p>
          </table:table-cell>
          <table:table-cell table:formula="of:=[.$C42]/[.$D42]" office:value-type="float" office:value="0.0317490494296578">
            <text:p>0.0317490494</text:p>
          </table:table-cell>
          <table:table-cell office:value-type="float" office:value="0.000167">
            <text:p>1.67E-004</text:p>
          </table:table-cell>
          <table:table-cell office:value-type="float" office:value="0.00526">
            <text:p>5.26E-003</text:p>
          </table:table-cell>
        </table:table-row>
        <table:table-row table:style-name="ro2">
          <table:table-cell office:value-type="string">
            <text:p>spec_bdytend_loop_4_kernelgen_cuda</text:p>
          </table:table-cell>
          <table:table-cell table:formula="of:=[.$C43]/[.$D43]" office:value-type="float" office:value="0.780839194761096">
            <text:p>0.7808391948</text:p>
          </table:table-cell>
          <table:table-cell office:value-type="float" office:value="0.016097">
            <text:p>1.61E-002</text:p>
          </table:table-cell>
          <table:table-cell office:value-type="float" office:value="0.020615">
            <text:p>2.06E-002</text:p>
          </table:table-cell>
        </table:table-row>
        <table:table-row table:style-name="ro2">
          <table:table-cell office:value-type="string">
            <text:p>wsm52d_loop_29_kernelgen_cuda</text:p>
          </table:table-cell>
          <table:table-cell table:formula="of:=[.$C44]/[.$D44]" office:value-type="float" office:value="0.0940181726400808">
            <text:p>0.0940181726</text:p>
          </table:table-cell>
          <table:table-cell office:value-type="float" office:value="0.002235">
            <text:p>2.24E-003</text:p>
          </table:table-cell>
          <table:table-cell office:value-type="float" office:value="0.023772">
            <text:p>2.38E-002</text:p>
          </table:table-cell>
        </table:table-row>
        <table:table-row table:style-name="ro2">
          <table:table-cell office:value-type="string">
            <text:p>advect_w_loop_26_kernelgen_cuda</text:p>
          </table:table-cell>
          <table:table-cell table:formula="of:=[.$C45]/[.$D45]" office:value-type="float" office:value="0.0273019271948608">
            <text:p>0.0273019272</text:p>
          </table:table-cell>
          <table:table-cell office:value-type="float" office:value="0.00051">
            <text:p>5.10E-004</text:p>
          </table:table-cell>
          <table:table-cell office:value-type="float" office:value="0.01868">
            <text:p>1.87E-002</text:p>
          </table:table-cell>
        </table:table-row>
        <table:table-row table:style-name="ro2">
          <table:table-cell office:value-type="string">
            <text:p>advance_uv_loop_1_kernelgen_cuda</text:p>
          </table:table-cell>
          <table:table-cell table:formula="of:=[.$C46]/[.$D46]" office:value-type="float" office:value="0.0586849560161026">
            <text:p>0.058684956</text:p>
          </table:table-cell>
          <table:table-cell office:value-type="float" office:value="0.001968">
            <text:p>1.97E-003</text:p>
          </table:table-cell>
          <table:table-cell office:value-type="float" office:value="0.033535">
            <text:p>3.35E-002</text:p>
          </table:table-cell>
        </table:table-row>
        <table:table-row table:style-name="ro2">
          <table:table-cell office:value-type="string">
            <text:p>ysu2d_loop_26_kernelgen_cuda</text:p>
          </table:table-cell>
          <table:table-cell table:formula="of:=[.$C47]/[.$D47]" office:value-type="float" office:value="0.0451860602480803">
            <text:p>0.0451860602</text:p>
          </table:table-cell>
          <table:table-cell office:value-type="float" office:value="0.000153">
            <text:p>1.53E-004</text:p>
          </table:table-cell>
          <table:table-cell office:value-type="float" office:value="0.003386">
            <text:p>3.39E-003</text:p>
          </table:table-cell>
        </table:table-row>
        <table:table-row table:style-name="ro2">
          <table:table-cell office:value-type="string">
            <text:p>set_physical_bc2d_loop_20_kernelgen_cuda</text:p>
          </table:table-cell>
          <table:table-cell table:formula="of:=[.$C48]/[.$D48]" office:value-type="float" office:value="0.0470004723665565">
            <text:p>0.0470004724</text:p>
          </table:table-cell>
          <table:table-cell office:value-type="float" office:value="0.000199">
            <text:p>1.99E-004</text:p>
          </table:table-cell>
          <table:table-cell office:value-type="float" office:value="0.004234">
            <text:p>4.23E-003</text:p>
          </table:table-cell>
        </table:table-row>
        <table:table-row table:style-name="ro2">
          <table:table-cell office:value-type="string">
            <text:p>set_physical_bc3d_loop_9_kernelgen_cuda</text:p>
          </table:table-cell>
          <table:table-cell table:formula="of:=[.$C49]/[.$D49]" office:value-type="float" office:value="0.716814477038527">
            <text:p>0.716814477</text:p>
          </table:table-cell>
          <table:table-cell office:value-type="float" office:value="0.019964">
            <text:p>2.00E-002</text:p>
          </table:table-cell>
          <table:table-cell office:value-type="float" office:value="0.027851">
            <text:p>2.79E-002</text:p>
          </table:table-cell>
        </table:table-row>
        <table:table-row table:style-name="ro2">
          <table:table-cell office:value-type="string">
            <text:p>advance_uv_loop_7_kernelgen_cuda</text:p>
          </table:table-cell>
          <table:table-cell table:formula="of:=[.$C50]/[.$D50]" office:value-type="float" office:value="0.0890173631716982">
            <text:p>0.0890173632</text:p>
          </table:table-cell>
          <table:table-cell office:value-type="float" office:value="0.00465">
            <text:p>4.65E-003</text:p>
          </table:table-cell>
          <table:table-cell office:value-type="float" office:value="0.052237">
            <text:p>5.22E-002</text:p>
          </table:table-cell>
        </table:table-row>
        <table:table-row table:style-name="ro2">
          <table:table-cell office:value-type="string">
            <text:p>advect_w_loop_36_kernelgen_cuda</text:p>
          </table:table-cell>
          <table:table-cell table:formula="of:=[.$C51]/[.$D51]" office:value-type="float" office:value="0.0891350210970464">
            <text:p>0.0891350211</text:p>
          </table:table-cell>
          <table:table-cell office:value-type="float" office:value="0.002704">
            <text:p>2.70E-003</text:p>
          </table:table-cell>
          <table:table-cell office:value-type="float" office:value="0.030336">
            <text:p>3.03E-002</text:p>
          </table:table-cell>
        </table:table-row>
        <table:table-row table:style-name="ro2">
          <table:table-cell office:value-type="string">
            <text:p>spec_bdyupdate_loop_2_kernelgen_cuda</text:p>
          </table:table-cell>
          <table:table-cell table:formula="of:=[.$C52]/[.$D52]" office:value-type="float" office:value="0.0502307086318791">
            <text:p>0.0502307086</text:p>
          </table:table-cell>
          <table:table-cell office:value-type="float" office:value="0.001339">
            <text:p>1.34E-003</text:p>
          </table:table-cell>
          <table:table-cell office:value-type="float" office:value="0.026657">
            <text:p>2.67E-002</text:p>
          </table:table-cell>
        </table:table-row>
        <table:table-row table:style-name="ro2">
          <table:table-cell office:value-type="string">
            <text:p>spec_bdyupdate_ph_loop_3_kernelgen_cuda</text:p>
          </table:table-cell>
          <table:table-cell table:formula="of:=[.$C53]/[.$D53]" office:value-type="float" office:value="0.826547893239398">
            <text:p>0.8265478932</text:p>
          </table:table-cell>
          <table:table-cell office:value-type="float" office:value="0.048806">
            <text:p>4.88E-002</text:p>
          </table:table-cell>
          <table:table-cell office:value-type="float" office:value="0.059048">
            <text:p>5.90E-002</text:p>
          </table:table-cell>
        </table:table-row>
        <table:table-row table:style-name="ro2">
          <table:table-cell office:value-type="string">
            <text:p>ysu2d_loop_17_kernelgen_cuda</text:p>
          </table:table-cell>
          <table:table-cell table:formula="of:=[.$C54]/[.$D54]" office:value-type="float" office:value="0.0982816429170159">
            <text:p>0.0982816429</text:p>
          </table:table-cell>
          <table:table-cell office:value-type="float" office:value="0.000469">
            <text:p>4.69E-004</text:p>
          </table:table-cell>
          <table:table-cell office:value-type="float" office:value="0.004772">
            <text:p>4.77E-003</text:p>
          </table:table-cell>
        </table:table-row>
        <table:table-row table:style-name="ro2">
          <table:table-cell office:value-type="string">
            <text:p>advect_w_loop_97_kernelgen_cuda</text:p>
          </table:table-cell>
          <table:table-cell table:formula="of:=[.$C55]/[.$D55]" office:value-type="float" office:value="0.0580222890500619">
            <text:p>0.0580222891</text:p>
          </table:table-cell>
          <table:table-cell office:value-type="float" office:value="0.000328">
            <text:p>3.28E-004</text:p>
          </table:table-cell>
          <table:table-cell office:value-type="float" office:value="0.005653">
            <text:p>5.65E-003</text:p>
          </table:table-cell>
        </table:table-row>
        <table:table-row table:style-name="ro2">
          <table:table-cell office:value-type="string">
            <text:p>advect_v_loop_68_kernelgen_cuda</text:p>
          </table:table-cell>
          <table:table-cell table:formula="of:=[.$C56]/[.$D56]" office:value-type="float" office:value="0.0913751507840772">
            <text:p>0.0913751508</text:p>
          </table:table-cell>
          <table:table-cell office:value-type="float" office:value="0.000606">
            <text:p>6.06E-004</text:p>
          </table:table-cell>
          <table:table-cell office:value-type="float" office:value="0.006632">
            <text:p>6.63E-003</text:p>
          </table:table-cell>
        </table:table-row>
        <table:table-row table:style-name="ro2">
          <table:table-cell office:value-type="string">
            <text:p>advance_w_loop_4_kernelgen_cuda</text:p>
          </table:table-cell>
          <table:table-cell table:formula="of:=[.$C57]/[.$D57]" office:value-type="float" office:value="0.0698126370340841">
            <text:p>0.069812637</text:p>
          </table:table-cell>
          <table:table-cell office:value-type="float" office:value="0.001401">
            <text:p>1.40E-003</text:p>
          </table:table-cell>
          <table:table-cell office:value-type="float" office:value="0.020068">
            <text:p>2.01E-002</text:p>
          </table:table-cell>
        </table:table-row>
        <table:table-row table:style-name="ro2">
          <table:table-cell office:value-type="string">
            <text:p>kf_eta_para_loop_19_kernelgen_cuda</text:p>
          </table:table-cell>
          <table:table-cell table:formula="of:=[.$C58]/[.$D58]" office:value-type="float" office:value="0.0255591054313099">
            <text:p>0.0255591054</text:p>
          </table:table-cell>
          <table:table-cell office:value-type="float" office:value="0.00008">
            <text:p>8.00E-005</text:p>
          </table:table-cell>
          <table:table-cell office:value-type="float" office:value="0.00313">
            <text:p>3.13E-003</text:p>
          </table:table-cell>
        </table:table-row>
        <table:table-row table:style-name="ro2">
          <table:table-cell office:value-type="string">
            <text:p>set_physical_bc2d_loop_10_kernelgen_cuda</text:p>
          </table:table-cell>
          <table:table-cell table:formula="of:=[.$C59]/[.$D59]" office:value-type="float" office:value="0.113968734241049">
            <text:p>0.1139687342</text:p>
          </table:table-cell>
          <table:table-cell office:value-type="float" office:value="0.000452">
            <text:p>4.52E-004</text:p>
          </table:table-cell>
          <table:table-cell office:value-type="float" office:value="0.003966">
            <text:p>3.97E-003</text:p>
          </table:table-cell>
        </table:table-row>
        <table:table-row table:style-name="ro2">
          <table:table-cell office:value-type="string">
            <text:p>advect_u_loop_22_kernelgen_cuda</text:p>
          </table:table-cell>
          <table:table-cell table:formula="of:=[.$C60]/[.$D60]" office:value-type="float" office:value="0.0764822858339003">
            <text:p>0.0764822858</text:p>
          </table:table-cell>
          <table:table-cell office:value-type="float" office:value="0.002923">
            <text:p>2.92E-003</text:p>
          </table:table-cell>
          <table:table-cell office:value-type="float" office:value="0.038218">
            <text:p>3.82E-002</text:p>
          </table:table-cell>
        </table:table-row>
        <table:table-row table:style-name="ro2">
          <table:table-cell office:value-type="string">
            <text:p>advect_u_loop_69_kernelgen_cuda</text:p>
          </table:table-cell>
          <table:table-cell table:formula="of:=[.$C61]/[.$D61]" office:value-type="float" office:value="0.069491690154534">
            <text:p>0.0694916902</text:p>
          </table:table-cell>
          <table:table-cell office:value-type="float" office:value="0.002145">
            <text:p>2.15E-003</text:p>
          </table:table-cell>
          <table:table-cell office:value-type="float" office:value="0.030867">
            <text:p>3.09E-002</text:p>
          </table:table-cell>
        </table:table-row>
        <table:table-row table:style-name="ro2">
          <table:table-cell office:value-type="string">
            <text:p>ysu2d_loop_33_kernelgen_cuda</text:p>
          </table:table-cell>
          <table:table-cell table:formula="of:=[.$C62]/[.$D62]" office:value-type="float" office:value="0.171011396011396">
            <text:p>0.171011396</text:p>
          </table:table-cell>
          <table:table-cell office:value-type="float" office:value="0.002401">
            <text:p>2.40E-003</text:p>
          </table:table-cell>
          <table:table-cell office:value-type="float" office:value="0.01404">
            <text:p>1.40E-002</text:p>
          </table:table-cell>
        </table:table-row>
        <table:table-row table:style-name="ro2">
          <table:table-cell office:value-type="string">
            <text:p>zero_grad_bdy_loop_1_kernelgen_cuda</text:p>
          </table:table-cell>
          <table:table-cell table:formula="of:=[.$C63]/[.$D63]" office:value-type="float" office:value="0.480264592571055">
            <text:p>0.4802645926</text:p>
          </table:table-cell>
          <table:table-cell office:value-type="float" office:value="0.013214">
            <text:p>1.32E-002</text:p>
          </table:table-cell>
          <table:table-cell office:value-type="float" office:value="0.027514">
            <text:p>2.75E-002</text:p>
          </table:table-cell>
        </table:table-row>
        <table:table-row table:style-name="ro2">
          <table:table-cell office:value-type="string">
            <text:p>relax_bdytend_core_loop_3_kernelgen_cuda</text:p>
          </table:table-cell>
          <table:table-cell table:formula="of:=[.$C64]/[.$D64]" office:value-type="float" office:value="0.882430144751108">
            <text:p>0.8824301448</text:p>
          </table:table-cell>
          <table:table-cell office:value-type="float" office:value="0.046392">
            <text:p>4.64E-002</text:p>
          </table:table-cell>
          <table:table-cell office:value-type="float" office:value="0.052573">
            <text:p>5.26E-002</text:p>
          </table:table-cell>
        </table:table-row>
        <table:table-row table:style-name="ro2">
          <table:table-cell office:value-type="string">
            <text:p>advect_w_loop_31_kernelgen_cuda</text:p>
          </table:table-cell>
          <table:table-cell table:formula="of:=[.$C65]/[.$D65]" office:value-type="float" office:value="0.0750962606920433">
            <text:p>0.0750962607</text:p>
          </table:table-cell>
          <table:table-cell office:value-type="float" office:value="0.002906">
            <text:p>2.91E-003</text:p>
          </table:table-cell>
          <table:table-cell office:value-type="float" office:value="0.038697">
            <text:p>3.87E-002</text:p>
          </table:table-cell>
        </table:table-row>
        <table:table-row table:style-name="ro2">
          <table:table-cell office:value-type="string">
            <text:p>wsm52d_loop_14_kernelgen_cuda</text:p>
          </table:table-cell>
          <table:table-cell table:formula="of:=[.$C66]/[.$D66]" office:value-type="float" office:value="0.112576246860423">
            <text:p>0.1125762469</text:p>
          </table:table-cell>
          <table:table-cell office:value-type="float" office:value="0.00251">
            <text:p>2.51E-003</text:p>
          </table:table-cell>
          <table:table-cell office:value-type="float" office:value="0.022296">
            <text:p>2.23E-002</text:p>
          </table:table-cell>
        </table:table-row>
        <table:table-row table:style-name="ro2">
          <table:table-cell office:value-type="string">
            <text:p>flow_dep_bdy_loop_3_kernelgen_cuda</text:p>
          </table:table-cell>
          <table:table-cell table:formula="of:=[.$C67]/[.$D67]" office:value-type="float" office:value="1.27404783505419">
            <text:p>1.2740478351</text:p>
          </table:table-cell>
          <table:table-cell office:value-type="float" office:value="0.02779171">
            <text:p>2.78E-002</text:p>
          </table:table-cell>
          <table:table-cell office:value-type="float" office:value="0.02181371">
            <text:p>2.18E-002</text:p>
          </table:table-cell>
        </table:table-row>
        <table:table-row table:style-name="ro2">
          <table:table-cell office:value-type="string">
            <text:p>wsm52d_loop_1_kernelgen_cuda</text:p>
          </table:table-cell>
          <table:table-cell table:formula="of:=[.$C68]/[.$D68]" office:value-type="float" office:value="0.504694201985662">
            <text:p>0.504694202</text:p>
          </table:table-cell>
          <table:table-cell office:value-type="float" office:value="0.016826">
            <text:p>1.68E-002</text:p>
          </table:table-cell>
          <table:table-cell office:value-type="float" office:value="0.033339">
            <text:p>3.33E-002</text:p>
          </table:table-cell>
        </table:table-row>
        <table:table-row table:style-name="ro2">
          <table:table-cell office:value-type="string">
            <text:p>advance_uv_loop_3_kernelgen_cuda</text:p>
          </table:table-cell>
          <table:table-cell table:formula="of:=[.$C69]/[.$D69]" office:value-type="float" office:value="0.123826046340934">
            <text:p>0.1238260463</text:p>
          </table:table-cell>
          <table:table-cell office:value-type="float" office:value="0.007423">
            <text:p>7.42E-003</text:p>
          </table:table-cell>
          <table:table-cell office:value-type="float" office:value="0.059947">
            <text:p>5.99E-002</text:p>
          </table:table-cell>
        </table:table-row>
        <table:table-row table:style-name="ro2">
          <table:table-cell office:value-type="string">
            <text:p>advance_w_loop_6_kernelgen_cuda</text:p>
          </table:table-cell>
          <table:table-cell table:formula="of:=[.$C70]/[.$D70]" office:value-type="float" office:value="0.0567300380228137">
            <text:p>0.056730038</text:p>
          </table:table-cell>
          <table:table-cell office:value-type="float" office:value="0.001119">
            <text:p>1.12E-003</text:p>
          </table:table-cell>
          <table:table-cell office:value-type="float" office:value="0.019725">
            <text:p>1.97E-002</text:p>
          </table:table-cell>
        </table:table-row>
        <table:table-row table:style-name="ro2">
          <table:table-cell office:value-type="string">
            <text:p>advect_w_loop_95_kernelgen_cuda</text:p>
          </table:table-cell>
          <table:table-cell table:formula="of:=[.$C71]/[.$D71]" office:value-type="float" office:value="0.0898407298592856">
            <text:p>0.0898407299</text:p>
          </table:table-cell>
          <table:table-cell office:value-type="float" office:value="0.000581">
            <text:p>5.81E-004</text:p>
          </table:table-cell>
          <table:table-cell office:value-type="float" office:value="0.006467">
            <text:p>6.47E-003</text:p>
          </table:table-cell>
        </table:table-row>
        <table:table-row table:style-name="ro2">
          <table:table-cell office:value-type="string">
            <text:p>advance_mu_t_loop_4_kernelgen_cuda</text:p>
          </table:table-cell>
          <table:table-cell table:formula="of:=[.$C72]/[.$D72]" office:value-type="float" office:value="0.0699084333319396">
            <text:p>0.0699084333</text:p>
          </table:table-cell>
          <table:table-cell office:value-type="float" office:value="0.003344">
            <text:p>3.34E-003</text:p>
          </table:table-cell>
          <table:table-cell office:value-type="float" office:value="0.047834">
            <text:p>4.78E-002</text:p>
          </table:table-cell>
        </table:table-row>
        <table:table-row table:style-name="ro2">
          <table:table-cell office:value-type="string">
            <text:p>ysu2d_loop_50_kernelgen_cuda</text:p>
          </table:table-cell>
          <table:table-cell table:formula="of:=[.$C73]/[.$D73]" office:value-type="float" office:value="0.0741232227488152">
            <text:p>0.0741232227</text:p>
          </table:table-cell>
          <table:table-cell office:value-type="float" office:value="0.000391">
            <text:p>3.91E-004</text:p>
          </table:table-cell>
          <table:table-cell office:value-type="float" office:value="0.005275">
            <text:p>5.28E-003</text:p>
          </table:table-cell>
        </table:table-row>
        <table:table-row table:style-name="ro2">
          <table:table-cell office:value-type="string">
            <text:p>kf_eta_para_loop_34_kernelgen_cuda</text:p>
          </table:table-cell>
          <table:table-cell table:formula="of:=[.$C74]/[.$D74]" office:value-type="float" office:value="0.0336754329698525">
            <text:p>0.033675433</text:p>
          </table:table-cell>
          <table:table-cell office:value-type="float" office:value="0.000105">
            <text:p>1.05E-004</text:p>
          </table:table-cell>
          <table:table-cell office:value-type="float" office:value="0.003118">
            <text:p>3.12E-003</text:p>
          </table:table-cell>
        </table:table-row>
        <table:table-row table:style-name="ro2">
          <table:table-cell office:value-type="string">
            <text:p>wsm52d_loop_19_kernelgen_cuda</text:p>
          </table:table-cell>
          <table:table-cell table:formula="of:=[.$C75]/[.$D75]" office:value-type="float" office:value="0.0492121735376646">
            <text:p>0.0492121735</text:p>
          </table:table-cell>
          <table:table-cell office:value-type="float" office:value="0.000228">
            <text:p>2.28E-004</text:p>
          </table:table-cell>
          <table:table-cell office:value-type="float" office:value="0.004633">
            <text:p>4.63E-003</text:p>
          </table:table-cell>
        </table:table-row>
        <table:table-row table:style-name="ro2">
          <table:table-cell office:value-type="string">
            <text:p>wsm52d_loop_18_kernelgen_cuda</text:p>
          </table:table-cell>
          <table:table-cell table:formula="of:=[.$C76]/[.$D76]" office:value-type="float" office:value="0.257908002520479">
            <text:p>0.2579080025</text:p>
          </table:table-cell>
          <table:table-cell office:value-type="float" office:value="0.008186">
            <text:p>8.19E-003</text:p>
          </table:table-cell>
          <table:table-cell office:value-type="float" office:value="0.03174">
            <text:p>3.17E-002</text:p>
          </table:table-cell>
        </table:table-row>
        <table:table-row table:style-name="ro2">
          <table:table-cell office:value-type="string">
            <text:p>spec_bdyupdate_ph_loop_1_kernelgen_cuda</text:p>
          </table:table-cell>
          <table:table-cell table:formula="of:=[.$C77]/[.$D77]" office:value-type="float" office:value="0.0977085496711665">
            <text:p>0.0977085497</text:p>
          </table:table-cell>
          <table:table-cell office:value-type="float" office:value="0.007057">
            <text:p>7.06E-003</text:p>
          </table:table-cell>
          <table:table-cell office:value-type="float" office:value="0.072225">
            <text:p>7.22E-002</text:p>
          </table:table-cell>
        </table:table-row>
        <table:table-row table:style-name="ro2">
          <table:table-cell office:value-type="string">
            <text:p>advance_uv_loop_2_kernelgen_cuda</text:p>
          </table:table-cell>
          <table:table-cell table:formula="of:=[.$C78]/[.$D78]" office:value-type="float" office:value="0.0199027310138421">
            <text:p>0.019902731</text:p>
          </table:table-cell>
          <table:table-cell office:value-type="float" office:value="0.000266">
            <text:p>2.66E-004</text:p>
          </table:table-cell>
          <table:table-cell office:value-type="float" office:value="0.013365">
            <text:p>1.34E-002</text:p>
          </table:table-cell>
        </table:table-row>
        <table:table-row table:style-name="ro2">
          <table:table-cell office:value-type="string">
            <text:p>advect_v_loop_24_kernelgen_cuda</text:p>
          </table:table-cell>
          <table:table-cell table:formula="of:=[.$C79]/[.$D79]" office:value-type="float" office:value="0.0798475273347377">
            <text:p>0.0798475273</text:p>
          </table:table-cell>
          <table:table-cell office:value-type="float" office:value="0.002388">
            <text:p>2.39E-003</text:p>
          </table:table-cell>
          <table:table-cell office:value-type="float" office:value="0.029907">
            <text:p>2.99E-002</text:p>
          </table:table-cell>
        </table:table-row>
        <table:table-row table:style-name="ro2">
          <table:table-cell office:value-type="string">
            <text:p>set_physical_bc2d_loop_21_kernelgen_cuda</text:p>
          </table:table-cell>
          <table:table-cell table:formula="of:=[.$C80]/[.$D80]" office:value-type="float" office:value="0.045886828340466">
            <text:p>0.0458868283</text:p>
          </table:table-cell>
          <table:table-cell office:value-type="float" office:value="0.000193">
            <text:p>1.93E-004</text:p>
          </table:table-cell>
          <table:table-cell office:value-type="float" office:value="0.004206">
            <text:p>4.21E-003</text:p>
          </table:table-cell>
        </table:table-row>
        <table:table-row table:style-name="ro2">
          <table:table-cell office:value-type="string">
            <text:p>wsm52d_loop_23_kernelgen_cuda</text:p>
          </table:table-cell>
          <table:table-cell table:formula="of:=[.$C81]/[.$D81]" office:value-type="float" office:value="5.16240633072381">
            <text:p>5.1624063307</text:p>
          </table:table-cell>
          <table:table-cell office:value-type="float" office:value="0.7180551">
            <text:p>7.18E-001</text:p>
          </table:table-cell>
          <table:table-cell office:value-type="float" office:value="0.1390931">
            <text:p>1.39E-001</text:p>
          </table:table-cell>
        </table:table-row>
        <table:table-row table:style-name="ro2">
          <table:table-cell office:value-type="string">
            <text:p>advance_w_loop_1_kernelgen_cuda</text:p>
          </table:table-cell>
          <table:table-cell table:formula="of:=[.$C82]/[.$D82]" office:value-type="float" office:value="0.041583277740716">
            <text:p>0.0415832777</text:p>
          </table:table-cell>
          <table:table-cell office:value-type="float" office:value="0.000187">
            <text:p>1.87E-004</text:p>
          </table:table-cell>
          <table:table-cell office:value-type="float" office:value="0.004497">
            <text:p>4.50E-003</text:p>
          </table:table-cell>
        </table:table-row>
        <table:table-row table:style-name="ro2">
          <table:table-cell office:value-type="string">
            <text:p>advance_uv_loop_10_kernelgen_cuda</text:p>
          </table:table-cell>
          <table:table-cell table:formula="of:=[.$C83]/[.$D83]" office:value-type="float" office:value="0.0196713723675075">
            <text:p>0.0196713724</text:p>
          </table:table-cell>
          <table:table-cell office:value-type="float" office:value="0.000255">
            <text:p>2.55E-004</text:p>
          </table:table-cell>
          <table:table-cell office:value-type="float" office:value="0.012963">
            <text:p>1.30E-002</text:p>
          </table:table-cell>
        </table:table-row>
        <table:table-row table:style-name="ro2">
          <table:table-cell office:value-type="string">
            <text:p>advect_v_loop_16_kernelgen_cuda</text:p>
          </table:table-cell>
          <table:table-cell table:formula="of:=[.$C84]/[.$D84]" office:value-type="float" office:value="0.0888847235238988">
            <text:p>0.0888847235</text:p>
          </table:table-cell>
          <table:table-cell office:value-type="float" office:value="0.004742">
            <text:p>4.74E-003</text:p>
          </table:table-cell>
          <table:table-cell office:value-type="float" office:value="0.05335">
            <text:p>5.34E-002</text:p>
          </table:table-cell>
        </table:table-row>
        <table:table-row table:style-name="ro2">
          <table:table-cell office:value-type="string">
            <text:p>wsm52d_loop_10_kernelgen_cuda</text:p>
          </table:table-cell>
          <table:table-cell table:formula="of:=[.$C85]/[.$D85]" office:value-type="float" office:value="0.11314751747625">
            <text:p>0.1131475175</text:p>
          </table:table-cell>
          <table:table-cell office:value-type="float" office:value="0.002525">
            <text:p>2.53E-003</text:p>
          </table:table-cell>
          <table:table-cell office:value-type="float" office:value="0.022316">
            <text:p>2.23E-002</text:p>
          </table:table-cell>
        </table:table-row>
        <table:table-row table:style-name="ro2">
          <table:table-cell office:value-type="string">
            <text:p>advance_uv_loop_4_kernelgen_cuda</text:p>
          </table:table-cell>
          <table:table-cell table:formula="of:=[.$C86]/[.$D86]" office:value-type="float" office:value="0.0800266755585195">
            <text:p>0.0800266756</text:p>
          </table:table-cell>
          <table:table-cell office:value-type="float" office:value="0.00048">
            <text:p>4.80E-004</text:p>
          </table:table-cell>
          <table:table-cell office:value-type="float" office:value="0.005998">
            <text:p>6.00E-003</text:p>
          </table:table-cell>
        </table:table-row>
        <table:table-row table:style-name="ro2">
          <table:table-cell office:value-type="string">
            <text:p>advance_mu_t_loop_2_kernelgen_cuda</text:p>
          </table:table-cell>
          <table:table-cell table:formula="of:=[.$C87]/[.$D87]" office:value-type="float" office:value="0.286199741376718">
            <text:p>0.2861997414</text:p>
          </table:table-cell>
          <table:table-cell office:value-type="float" office:value="0.019034">
            <text:p>1.90E-002</text:p>
          </table:table-cell>
          <table:table-cell office:value-type="float" office:value="0.066506">
            <text:p>6.65E-002</text:p>
          </table:table-cell>
        </table:table-row>
        <table:table-row table:style-name="ro2">
          <table:table-cell office:value-type="string">
            <text:p>kf_eta_para_loop_23_kernelgen_cuda</text:p>
          </table:table-cell>
          <table:table-cell table:formula="of:=[.$C88]/[.$D88]" office:value-type="float" office:value="0.0313688212927757">
            <text:p>0.0313688213</text:p>
          </table:table-cell>
          <table:table-cell office:value-type="float" office:value="0.000099">
            <text:p>9.90E-005</text:p>
          </table:table-cell>
          <table:table-cell office:value-type="float" office:value="0.003156">
            <text:p>3.16E-003</text:p>
          </table:table-cell>
        </table:table-row>
        <table:table-row table:style-name="ro2">
          <table:table-cell office:value-type="string">
            <text:p>ysu2d_loop_49_kernelgen_cuda</text:p>
          </table:table-cell>
          <table:table-cell table:formula="of:=[.$C89]/[.$D89]" office:value-type="float" office:value="0.296859802695568">
            <text:p>0.2968598027</text:p>
          </table:table-cell>
          <table:table-cell office:value-type="float" office:value="0.004273">
            <text:p>4.27E-003</text:p>
          </table:table-cell>
          <table:table-cell office:value-type="float" office:value="0.014394">
            <text:p>1.44E-002</text:p>
          </table:table-cell>
        </table:table-row>
        <table:table-row table:style-name="ro2">
          <table:table-cell office:value-type="string">
            <text:p>advance_w_loop_7_kernelgen_cuda</text:p>
          </table:table-cell>
          <table:table-cell table:formula="of:=[.$C90]/[.$D90]" office:value-type="float" office:value="0.159342438335198">
            <text:p>0.1593424383</text:p>
          </table:table-cell>
          <table:table-cell office:value-type="float" office:value="0.010827">
            <text:p>1.08E-002</text:p>
          </table:table-cell>
          <table:table-cell office:value-type="float" office:value="0.067948">
            <text:p>6.79E-002</text:p>
          </table:table-cell>
        </table:table-row>
        <table:table-row table:style-name="ro2">
          <table:table-cell office:value-type="string">
            <text:p>set_physical_bc2d_loop_22_kernelgen_cuda</text:p>
          </table:table-cell>
          <table:table-cell table:formula="of:=[.$C91]/[.$D91]" office:value-type="float" office:value="0.0504768550825773">
            <text:p>0.0504768551</text:p>
          </table:table-cell>
          <table:table-cell office:value-type="float" office:value="0.000217">
            <text:p>2.17E-004</text:p>
          </table:table-cell>
          <table:table-cell office:value-type="float" office:value="0.004299">
            <text:p>4.30E-003</text:p>
          </table:table-cell>
        </table:table-row>
        <table:table-row table:style-name="ro2">
          <table:table-cell office:value-type="string">
            <text:p>flow_dep_bdy_loop_2_kernelgen_cuda</text:p>
          </table:table-cell>
          <table:table-cell table:formula="of:=[.$C92]/[.$D92]" office:value-type="float" office:value="0.139933628318584">
            <text:p>0.1399336283</text:p>
          </table:table-cell>
          <table:table-cell office:value-type="float" office:value="0.003795">
            <text:p>3.80E-003</text:p>
          </table:table-cell>
          <table:table-cell office:value-type="float" office:value="0.02712">
            <text:p>2.71E-002</text:p>
          </table:table-cell>
        </table:table-row>
        <table:table-row table:style-name="ro2">
          <table:table-cell office:value-type="string">
            <text:p>nislfv_rain_plm_loop_12_kernelgen_cuda</text:p>
          </table:table-cell>
          <table:table-cell table:formula="of:=[.$C93]/[.$D93]" office:value-type="float" office:value="0.0150293255131965">
            <text:p>0.0150293255</text:p>
          </table:table-cell>
          <table:table-cell office:value-type="float" office:value="0.000041">
            <text:p>4.10E-005</text:p>
          </table:table-cell>
          <table:table-cell office:value-type="float" office:value="0.002728">
            <text:p>2.73E-003</text:p>
          </table:table-cell>
        </table:table-row>
        <table:table-row table:style-name="ro2">
          <table:table-cell office:value-type="string">
            <text:p>ysu2d_loop_54_kernelgen_cuda</text:p>
          </table:table-cell>
          <table:table-cell table:formula="of:=[.$C94]/[.$D94]" office:value-type="float" office:value="0.0343218012081274">
            <text:p>0.0343218012</text:p>
          </table:table-cell>
          <table:table-cell office:value-type="float" office:value="0.000125">
            <text:p>1.25E-004</text:p>
          </table:table-cell>
          <table:table-cell office:value-type="float" office:value="0.003642">
            <text:p>3.64E-003</text:p>
          </table:table-cell>
        </table:table-row>
        <table:table-row table:style-name="ro2">
          <table:table-cell office:value-type="string">
            <text:p>advance_uv_loop_11_kernelgen_cuda</text:p>
          </table:table-cell>
          <table:table-cell table:formula="of:=[.$C95]/[.$D95]" office:value-type="float" office:value="0.135863559932741">
            <text:p>0.1358635599</text:p>
          </table:table-cell>
          <table:table-cell office:value-type="float" office:value="0.011312">
            <text:p>1.13E-002</text:p>
          </table:table-cell>
          <table:table-cell office:value-type="float" office:value="0.08326">
            <text:p>8.33E-002</text:p>
          </table:table-cell>
        </table:table-row>
        <table:table-row table:style-name="ro2">
          <table:table-cell office:value-type="string">
            <text:p>zero_grad_bdy_loop_3_kernelgen_cuda</text:p>
          </table:table-cell>
          <table:table-cell table:formula="of:=[.$C96]/[.$D96]" office:value-type="float" office:value="0.826755726986217">
            <text:p>0.826755727</text:p>
          </table:table-cell>
          <table:table-cell office:value-type="float" office:value="0.017576">
            <text:p>1.76E-002</text:p>
          </table:table-cell>
          <table:table-cell office:value-type="float" office:value="0.021259">
            <text:p>2.13E-002</text:p>
          </table:table-cell>
        </table:table-row>
        <table:table-row table:style-name="ro2">
          <table:table-cell office:value-type="string">
            <text:p>advect_scalar_loop_65_kernelgen_cuda</text:p>
          </table:table-cell>
          <table:table-cell table:formula="of:=[.$C97]/[.$D97]" office:value-type="float" office:value="0.0697456449371384">
            <text:p>0.0697456449</text:p>
          </table:table-cell>
          <table:table-cell office:value-type="float" office:value="0.002158">
            <text:p>2.16E-003</text:p>
          </table:table-cell>
          <table:table-cell office:value-type="float" office:value="0.030941">
            <text:p>3.09E-002</text:p>
          </table:table-cell>
        </table:table-row>
        <table:table-row table:style-name="ro2">
          <table:table-cell office:value-type="string">
            <text:p>advance_uv_loop_12_kernelgen_cuda</text:p>
          </table:table-cell>
          <table:table-cell table:formula="of:=[.$C98]/[.$D98]" office:value-type="float" office:value="0.0875039846987568">
            <text:p>0.0875039847</text:p>
          </table:table-cell>
          <table:table-cell office:value-type="float" office:value="0.000549">
            <text:p>5.49E-004</text:p>
          </table:table-cell>
          <table:table-cell office:value-type="float" office:value="0.006274">
            <text:p>6.27E-003</text:p>
          </table:table-cell>
        </table:table-row>
        <table:table-row table:style-name="ro2">
          <table:table-cell office:value-type="string">
            <text:p>ysu2d_loop_9_kernelgen_cuda</text:p>
          </table:table-cell>
          <table:table-cell table:formula="of:=[.$C99]/[.$D99]" office:value-type="float" office:value="0.0497630331753554">
            <text:p>0.0497630332</text:p>
          </table:table-cell>
          <table:table-cell office:value-type="float" office:value="0.00021">
            <text:p>2.10E-004</text:p>
          </table:table-cell>
          <table:table-cell office:value-type="float" office:value="0.00422">
            <text:p>4.22E-003</text:p>
          </table:table-cell>
        </table:table-row>
        <table:table-row table:style-name="ro2">
          <table:table-cell office:value-type="string">
            <text:p>calc_coef_w_loop_2_kernelgen_cuda</text:p>
          </table:table-cell>
          <table:table-cell table:formula="of:=[.$C100]/[.$D100]" office:value-type="float" office:value="0.0683684850943014">
            <text:p>0.0683684851</text:p>
          </table:table-cell>
          <table:table-cell office:value-type="float" office:value="0.002697">
            <text:p>2.70E-003</text:p>
          </table:table-cell>
          <table:table-cell office:value-type="float" office:value="0.039448">
            <text:p>3.94E-002</text:p>
          </table:table-cell>
        </table:table-row>
        <table:table-row table:style-name="ro2">
          <table:table-cell office:value-type="string">
            <text:p>wsm52d_loop_12_kernelgen_cuda</text:p>
          </table:table-cell>
          <table:table-cell table:formula="of:=[.$C101]/[.$D101]" office:value-type="float" office:value="1.33098259047781">
            <text:p>1.3309825905</text:p>
          </table:table-cell>
          <table:table-cell office:value-type="float" office:value="0.09477376">
            <text:p>9.48E-002</text:p>
          </table:table-cell>
          <table:table-cell office:value-type="float" office:value="0.07120586">
            <text:p>7.12E-002</text:p>
          </table:table-cell>
        </table:table-row>
        <table:table-row table:style-name="ro2">
          <table:table-cell office:value-type="string">
            <text:p>ysu2d_loop_4_kernelgen_cuda</text:p>
          </table:table-cell>
          <table:table-cell table:formula="of:=[.$C102]/[.$D102]" office:value-type="float" office:value="0.0336859688195991">
            <text:p>0.0336859688</text:p>
          </table:table-cell>
          <table:table-cell office:value-type="float" office:value="0.000121">
            <text:p>1.21E-004</text:p>
          </table:table-cell>
          <table:table-cell office:value-type="float" office:value="0.003592">
            <text:p>3.59E-003</text:p>
          </table:table-cell>
        </table:table-row>
        <table:table-row table:style-name="ro2">
          <table:table-cell office:value-type="string">
            <text:p>advect_w_loop_96_kernelgen_cuda</text:p>
          </table:table-cell>
          <table:table-cell table:formula="of:=[.$C103]/[.$D103]" office:value-type="float" office:value="0.0714701352045182">
            <text:p>0.0714701352</text:p>
          </table:table-cell>
          <table:table-cell office:value-type="float" office:value="0.002088">
            <text:p>2.09E-003</text:p>
          </table:table-cell>
          <table:table-cell office:value-type="float" office:value="0.029215">
            <text:p>2.92E-002</text:p>
          </table:table-cell>
        </table:table-row>
        <table:table-row table:style-name="ro2">
          <table:table-cell office:value-type="string">
            <text:p>ysu2d_loop_1_kernelgen_cuda</text:p>
          </table:table-cell>
          <table:table-cell table:formula="of:=[.$C104]/[.$D104]" office:value-type="float" office:value="0.0874071015689513">
            <text:p>0.0874071016</text:p>
          </table:table-cell>
          <table:table-cell office:value-type="float" office:value="0.002117">
            <text:p>2.12E-003</text:p>
          </table:table-cell>
          <table:table-cell office:value-type="float" office:value="0.02422">
            <text:p>2.42E-002</text:p>
          </table:table-cell>
        </table:table-row>
        <table:table-row table:style-name="ro2">
          <table:table-cell office:value-type="string">
            <text:p>kf_eta_para_loop_28_kernelgen_cuda</text:p>
          </table:table-cell>
          <table:table-cell table:formula="of:=[.$C105]/[.$D105]" office:value-type="float" office:value="0.024">
            <text:p>0.024</text:p>
          </table:table-cell>
          <table:table-cell office:value-type="float" office:value="0.000072">
            <text:p>7.20E-005</text:p>
          </table:table-cell>
          <table:table-cell office:value-type="float" office:value="0.003">
            <text:p>3.00E-003</text:p>
          </table:table-cell>
        </table:table-row>
        <table:table-row table:style-name="ro2">
          <table:table-cell office:value-type="string">
            <text:p>wsm52d_loop_13_kernelgen_cuda</text:p>
          </table:table-cell>
          <table:table-cell table:formula="of:=[.$C106]/[.$D106]" office:value-type="float" office:value="0.144792238696687">
            <text:p>0.1447922387</text:p>
          </table:table-cell>
          <table:table-cell office:value-type="float" office:value="0.000791">
            <text:p>7.91E-004</text:p>
          </table:table-cell>
          <table:table-cell office:value-type="float" office:value="0.005463">
            <text:p>5.46E-003</text:p>
          </table:table-cell>
        </table:table-row>
        <table:table-row table:style-name="ro2">
          <table:table-cell office:value-type="string">
            <text:p>set_physical_bc3d_loop_22_kernelgen_cuda</text:p>
          </table:table-cell>
          <table:table-cell table:formula="of:=[.$C107]/[.$D107]" office:value-type="float" office:value="0.108404144200096">
            <text:p>0.1084041442</text:p>
          </table:table-cell>
          <table:table-cell office:value-type="float" office:value="0.00384">
            <text:p>3.84E-003</text:p>
          </table:table-cell>
          <table:table-cell office:value-type="float" office:value="0.035423">
            <text:p>3.54E-002</text:p>
          </table:table-cell>
        </table:table-row>
        <table:table-row table:style-name="ro2">
          <table:table-cell office:value-type="string">
            <text:p>wsm52d_loop_27_kernelgen_cuda</text:p>
          </table:table-cell>
          <table:table-cell table:formula="of:=[.$C108]/[.$D108]" office:value-type="float" office:value="7.12867888812472">
            <text:p>7.1286788881</text:p>
          </table:table-cell>
          <table:table-cell office:value-type="float" office:value="0.3306488">
            <text:p>3.31E-001</text:p>
          </table:table-cell>
          <table:table-cell office:value-type="float" office:value="0.0463829">
            <text:p>4.64E-002</text:p>
          </table:table-cell>
        </table:table-row>
        <table:table-row table:style-name="ro2">
          <table:table-cell office:value-type="string">
            <text:p>kf_eta_para_loop_17_kernelgen_cuda</text:p>
          </table:table-cell>
          <table:table-cell table:formula="of:=[.$C109]/[.$D109]" office:value-type="float" office:value="0.022688791059939">
            <text:p>0.0226887911</text:p>
          </table:table-cell>
          <table:table-cell office:value-type="float" office:value="0.000067">
            <text:p>6.70E-005</text:p>
          </table:table-cell>
          <table:table-cell office:value-type="float" office:value="0.002953">
            <text:p>2.95E-003</text:p>
          </table:table-cell>
        </table:table-row>
        <table:table-row table:style-name="ro2">
          <table:table-cell office:value-type="string">
            <text:p>advance_mu_t_loop_5_kernelgen_cuda</text:p>
          </table:table-cell>
          <table:table-cell table:formula="of:=[.$C110]/[.$D110]" office:value-type="float" office:value="0.0601071975497703">
            <text:p>0.0601071975</text:p>
          </table:table-cell>
          <table:table-cell office:value-type="float" office:value="0.002041">
            <text:p>2.04E-003</text:p>
          </table:table-cell>
          <table:table-cell office:value-type="float" office:value="0.033956">
            <text:p>3.40E-002</text:p>
          </table:table-cell>
        </table:table-row>
        <table:table-row table:style-name="ro2">
          <table:table-cell office:value-type="string">
            <text:p>ysu2d_loop_21_kernelgen_cuda</text:p>
          </table:table-cell>
          <table:table-cell table:formula="of:=[.$C111]/[.$D111]" office:value-type="float" office:value="0.043730971491835">
            <text:p>0.0437309715</text:p>
          </table:table-cell>
          <table:table-cell office:value-type="float" office:value="0.000158">
            <text:p>1.58E-004</text:p>
          </table:table-cell>
          <table:table-cell office:value-type="float" office:value="0.003613">
            <text:p>3.61E-003</text:p>
          </table:table-cell>
        </table:table-row>
        <table:table-row table:style-name="ro2">
          <table:table-cell office:value-type="string">
            <text:p>small_step_prep_loop_11_kernelgen_cuda</text:p>
          </table:table-cell>
          <table:table-cell table:formula="of:=[.$C112]/[.$D112]" office:value-type="float" office:value="0.108366338153572">
            <text:p>0.1083663382</text:p>
          </table:table-cell>
          <table:table-cell office:value-type="float" office:value="0.017648">
            <text:p>1.76E-002</text:p>
          </table:table-cell>
          <table:table-cell office:value-type="float" office:value="0.162855">
            <text:p>1.63E-001</text:p>
          </table:table-cell>
        </table:table-row>
        <table:table-row table:style-name="ro2">
          <table:table-cell office:value-type="string">
            <text:p>advect_scalar_loop_14_kernelgen_cuda</text:p>
          </table:table-cell>
          <table:table-cell table:formula="of:=[.$C113]/[.$D113]" office:value-type="float" office:value="0.13374394184168">
            <text:p>0.1337439418</text:p>
          </table:table-cell>
          <table:table-cell office:value-type="float" office:value="0.006623">
            <text:p>6.62E-003</text:p>
          </table:table-cell>
          <table:table-cell office:value-type="float" office:value="0.04952">
            <text:p>4.95E-002</text:p>
          </table:table-cell>
        </table:table-row>
        <table:table-row table:style-name="ro2">
          <table:table-cell office:value-type="string">
            <text:p>spec_bdytend_loop_1_kernelgen_cuda</text:p>
          </table:table-cell>
          <table:table-cell table:formula="of:=[.$C114]/[.$D114]" office:value-type="float" office:value="0.061063612832379">
            <text:p>0.0610636128</text:p>
          </table:table-cell>
          <table:table-cell office:value-type="float" office:value="0.001557">
            <text:p>1.56E-003</text:p>
          </table:table-cell>
          <table:table-cell office:value-type="float" office:value="0.025498">
            <text:p>2.55E-002</text:p>
          </table:table-cell>
        </table:table-row>
        <table:table-row table:style-name="ro2">
          <table:table-cell office:value-type="string">
            <text:p>advect_u_loop_24_kernelgen_cuda</text:p>
          </table:table-cell>
          <table:table-cell table:formula="of:=[.$C115]/[.$D115]" office:value-type="float" office:value="0.0262468685948531">
            <text:p>0.0262468686</text:p>
          </table:table-cell>
          <table:table-cell office:value-type="float" office:value="0.000461">
            <text:p>4.61E-004</text:p>
          </table:table-cell>
          <table:table-cell office:value-type="float" office:value="0.017564">
            <text:p>1.76E-002</text:p>
          </table:table-cell>
        </table:table-row>
        <table:table-row table:style-name="ro2">
          <table:table-cell office:value-type="string">
            <text:p>nislfv_rain_plm_loop_8_kernelgen_cuda</text:p>
          </table:table-cell>
          <table:table-cell table:formula="of:=[.$C116]/[.$D116]" office:value-type="float" office:value="0.0227027027027027">
            <text:p>0.0227027027</text:p>
          </table:table-cell>
          <table:table-cell office:value-type="float" office:value="0.000063">
            <text:p>6.30E-005</text:p>
          </table:table-cell>
          <table:table-cell office:value-type="float" office:value="0.002775">
            <text:p>2.78E-003</text:p>
          </table:table-cell>
        </table:table-row>
        <table:table-row table:style-name="ro2">
          <table:table-cell office:value-type="string">
            <text:p>advance_mu_t_loop_3_kernelgen_cuda</text:p>
          </table:table-cell>
          <table:table-cell table:formula="of:=[.$C117]/[.$D117]" office:value-type="float" office:value="0.149141809698384">
            <text:p>0.1491418097</text:p>
          </table:table-cell>
          <table:table-cell office:value-type="float" office:value="0.000895">
            <text:p>8.95E-004</text:p>
          </table:table-cell>
          <table:table-cell office:value-type="float" office:value="0.006001">
            <text:p>6.00E-003</text:p>
          </table:table-cell>
        </table:table-row>
        <table:table-row table:style-name="ro2">
          <table:table-cell office:value-type="string">
            <text:p>kf_eta_para_loop_5_kernelgen_cuda</text:p>
          </table:table-cell>
          <table:table-cell table:formula="of:=[.$C118]/[.$D118]" office:value-type="float" office:value="0.0189435336976321">
            <text:p>0.0189435337</text:p>
          </table:table-cell>
          <table:table-cell office:value-type="float" office:value="0.000052">
            <text:p>5.20E-005</text:p>
          </table:table-cell>
          <table:table-cell office:value-type="float" office:value="0.002745">
            <text:p>2.75E-003</text:p>
          </table:table-cell>
        </table:table-row>
        <table:table-row table:style-name="ro2">
          <table:table-cell office:value-type="string">
            <text:p>spec_bdyupdate_loop_3_kernelgen_cuda</text:p>
          </table:table-cell>
          <table:table-cell table:formula="of:=[.$C119]/[.$D119]" office:value-type="float" office:value="0.66029964059282">
            <text:p>0.6602996406</text:p>
          </table:table-cell>
          <table:table-cell office:value-type="float" office:value="0.016351">
            <text:p>1.64E-002</text:p>
          </table:table-cell>
          <table:table-cell office:value-type="float" office:value="0.024763">
            <text:p>2.48E-002</text:p>
          </table:table-cell>
        </table:table-row>
        <table:table-row table:style-name="ro2">
          <table:table-cell office:value-type="string">
            <text:p>set_physical_bc3d_loop_21_kernelgen_cuda</text:p>
          </table:table-cell>
          <table:table-cell table:formula="of:=[.$C120]/[.$D120]" office:value-type="float" office:value="0.112292765362315">
            <text:p>0.1122927654</text:p>
          </table:table-cell>
          <table:table-cell office:value-type="float" office:value="0.003854">
            <text:p>3.85E-003</text:p>
          </table:table-cell>
          <table:table-cell office:value-type="float" office:value="0.034321">
            <text:p>3.43E-002</text:p>
          </table:table-cell>
        </table:table-row>
        <table:table-row table:style-name="ro2">
          <table:table-cell office:value-type="string">
            <text:p>advect_v_loop_20_kernelgen_cuda</text:p>
          </table:table-cell>
          <table:table-cell table:formula="of:=[.$C121]/[.$D121]" office:value-type="float" office:value="0.0761921835783435">
            <text:p>0.0761921836</text:p>
          </table:table-cell>
          <table:table-cell office:value-type="float" office:value="0.002975">
            <text:p>2.98E-003</text:p>
          </table:table-cell>
          <table:table-cell office:value-type="float" office:value="0.039046">
            <text:p>3.90E-002</text:p>
          </table:table-cell>
        </table:table-row>
        <table:table-row table:style-name="ro2">
          <table:table-cell office:value-type="string">
            <text:p>kf_eta_para_loop_21_kernelgen_cuda</text:p>
          </table:table-cell>
          <table:table-cell table:formula="of:=[.$C122]/[.$D122]" office:value-type="float" office:value="0.0163592064044553">
            <text:p>0.0163592064</text:p>
          </table:table-cell>
          <table:table-cell office:value-type="float" office:value="0.000047">
            <text:p>4.70E-005</text:p>
          </table:table-cell>
          <table:table-cell office:value-type="float" office:value="0.002873">
            <text:p>2.87E-003</text:p>
          </table:table-cell>
        </table:table-row>
        <table:table-row table:style-name="ro2">
          <table:table-cell office:value-type="string">
            <text:p>kf_eta_para_loop_9_kernelgen_cuda</text:p>
          </table:table-cell>
          <table:table-cell table:formula="of:=[.$C123]/[.$D123]" office:value-type="float" office:value="0.0221944357611754">
            <text:p>0.0221944358</text:p>
          </table:table-cell>
          <table:table-cell office:value-type="float" office:value="0.000071">
            <text:p>7.10E-005</text:p>
          </table:table-cell>
          <table:table-cell office:value-type="float" office:value="0.003199">
            <text:p>3.20E-003</text:p>
          </table:table-cell>
        </table:table-row>
        <table:table-row table:style-name="ro2">
          <table:table-cell office:value-type="string">
            <text:p>advect_u_loop_57_kernelgen_cuda</text:p>
          </table:table-cell>
          <table:table-cell table:formula="of:=[.$C124]/[.$D124]" office:value-type="float" office:value="0.0428658909981629">
            <text:p>0.042865891</text:p>
          </table:table-cell>
          <table:table-cell office:value-type="float" office:value="0.00021">
            <text:p>2.10E-004</text:p>
          </table:table-cell>
          <table:table-cell office:value-type="float" office:value="0.004899">
            <text:p>4.90E-003</text:p>
          </table:table-cell>
        </table:table-row>
        <table:table-row table:style-name="ro2">
          <table:table-cell office:value-type="string">
            <text:p>set_physical_bc2d_loop_9_kernelgen_cuda</text:p>
          </table:table-cell>
          <table:table-cell table:formula="of:=[.$C125]/[.$D125]" office:value-type="float" office:value="0.102493708533516">
            <text:p>0.1024937085</text:p>
          </table:table-cell>
          <table:table-cell office:value-type="float" office:value="0.000448">
            <text:p>4.48E-004</text:p>
          </table:table-cell>
          <table:table-cell office:value-type="float" office:value="0.004371">
            <text:p>4.37E-003</text:p>
          </table:table-cell>
        </table:table-row>
        <table:table-row table:style-name="ro2">
          <table:table-cell office:value-type="string">
            <text:p>kf_eta_para_loop_7_kernelgen_cuda</text:p>
          </table:table-cell>
          <table:table-cell table:formula="of:=[.$C126]/[.$D126]" office:value-type="float" office:value="0.0206639566395664">
            <text:p>0.0206639566</text:p>
          </table:table-cell>
          <table:table-cell office:value-type="float" office:value="0.000061">
            <text:p>6.10E-005</text:p>
          </table:table-cell>
          <table:table-cell office:value-type="float" office:value="0.002952">
            <text:p>2.95E-003</text:p>
          </table:table-cell>
        </table:table-row>
        <table:table-row table:style-name="ro2">
          <table:table-cell office:value-type="string">
            <text:p>ysu2d_loop_7_kernelgen_cuda</text:p>
          </table:table-cell>
          <table:table-cell table:formula="of:=[.$C127]/[.$D127]" office:value-type="float" office:value="0.0346598202824133">
            <text:p>0.0346598203</text:p>
          </table:table-cell>
          <table:table-cell office:value-type="float" office:value="0.000135">
            <text:p>1.35E-004</text:p>
          </table:table-cell>
          <table:table-cell office:value-type="float" office:value="0.003895">
            <text:p>3.90E-003</text:p>
          </table:table-cell>
        </table:table-row>
        <table:table-row table:style-name="ro2">
          <table:table-cell office:value-type="string">
            <text:p>advect_u_loop_28_kernelgen_cuda</text:p>
          </table:table-cell>
          <table:table-cell table:formula="of:=[.$C128]/[.$D128]" office:value-type="float" office:value="0.0914341033515823">
            <text:p>0.0914341034</text:p>
          </table:table-cell>
          <table:table-cell office:value-type="float" office:value="0.002739">
            <text:p>2.74E-003</text:p>
          </table:table-cell>
          <table:table-cell office:value-type="float" office:value="0.029956">
            <text:p>3.00E-002</text:p>
          </table:table-cell>
        </table:table-row>
        <table:table-row table:style-name="ro2">
          <table:table-cell office:value-type="string">
            <text:p>advect_w_loop_25_kernelgen_cuda</text:p>
          </table:table-cell>
          <table:table-cell table:formula="of:=[.$C129]/[.$D129]" office:value-type="float" office:value="0.0727393539056851">
            <text:p>0.0727393539</text:p>
          </table:table-cell>
          <table:table-cell office:value-type="float" office:value="0.003722">
            <text:p>3.72E-003</text:p>
          </table:table-cell>
          <table:table-cell office:value-type="float" office:value="0.051169">
            <text:p>5.12E-002</text:p>
          </table:table-cell>
        </table:table-row>
        <table:table-row table:style-name="ro2">
          <table:table-cell office:value-type="string">
            <text:p>ysu2d_loop_5_kernelgen_cuda</text:p>
          </table:table-cell>
          <table:table-cell table:formula="of:=[.$C130]/[.$D130]" office:value-type="float" office:value="0.0587384259259259">
            <text:p>0.0587384259</text:p>
          </table:table-cell>
          <table:table-cell office:value-type="float" office:value="0.001218">
            <text:p>1.22E-003</text:p>
          </table:table-cell>
          <table:table-cell office:value-type="float" office:value="0.020736">
            <text:p>2.07E-002</text:p>
          </table:table-cell>
        </table:table-row>
        <table:table-row table:style-name="ro2">
          <table:table-cell office:value-type="string">
            <text:p>advect_u_loop_26_kernelgen_cuda</text:p>
          </table:table-cell>
          <table:table-cell table:formula="of:=[.$C131]/[.$D131]" office:value-type="float" office:value="0.0244960886198824">
            <text:p>0.0244960886</text:p>
          </table:table-cell>
          <table:table-cell office:value-type="float" office:value="0.000429">
            <text:p>4.29E-004</text:p>
          </table:table-cell>
          <table:table-cell office:value-type="float" office:value="0.017513">
            <text:p>1.75E-002</text:p>
          </table:table-cell>
        </table:table-row>
        <table:table-row table:style-name="ro2">
          <table:table-cell office:value-type="string">
            <text:p>kf_eta_para_loop_13_kernelgen_cuda</text:p>
          </table:table-cell>
          <table:table-cell table:formula="of:=[.$C132]/[.$D132]" office:value-type="float" office:value="0.101478837327894">
            <text:p>0.1014788373</text:p>
          </table:table-cell>
          <table:table-cell office:value-type="float" office:value="0.000398">
            <text:p>3.98E-004</text:p>
          </table:table-cell>
          <table:table-cell office:value-type="float" office:value="0.003922">
            <text:p>3.92E-003</text:p>
          </table:table-cell>
        </table:table-row>
        <table:table-row table:style-name="ro2">
          <table:table-cell office:value-type="string">
            <text:p>kf_eta_para_loop_18_kernelgen_cuda</text:p>
          </table:table-cell>
          <table:table-cell table:formula="of:=[.$C133]/[.$D133]" office:value-type="float" office:value="0.0229342327150084">
            <text:p>0.0229342327</text:p>
          </table:table-cell>
          <table:table-cell office:value-type="float" office:value="0.000068">
            <text:p>6.80E-005</text:p>
          </table:table-cell>
          <table:table-cell office:value-type="float" office:value="0.002965">
            <text:p>2.97E-003</text:p>
          </table:table-cell>
        </table:table-row>
        <table:table-row table:style-name="ro2">
          <table:table-cell office:value-type="string">
            <text:p>kf_eta_para_loop_8_kernelgen_cuda</text:p>
          </table:table-cell>
          <table:table-cell table:formula="of:=[.$C134]/[.$D134]" office:value-type="float" office:value="0.018033946251768">
            <text:p>0.0180339463</text:p>
          </table:table-cell>
          <table:table-cell office:value-type="float" office:value="0.000051">
            <text:p>5.10E-005</text:p>
          </table:table-cell>
          <table:table-cell office:value-type="float" office:value="0.002828">
            <text:p>2.83E-003</text:p>
          </table:table-cell>
        </table:table-row>
        <table:table-row table:style-name="ro2">
          <table:table-cell office:value-type="string">
            <text:p>small_step_finish_loop_6_kernelgen_cuda</text:p>
          </table:table-cell>
          <table:table-cell table:formula="of:=[.$C135]/[.$D135]" office:value-type="float" office:value="0.0950522065549982">
            <text:p>0.0950522066</text:p>
          </table:table-cell>
          <table:table-cell office:value-type="float" office:value="0.012053">
            <text:p>1.21E-002</text:p>
          </table:table-cell>
          <table:table-cell office:value-type="float" office:value="0.126804">
            <text:p>1.27E-001</text:p>
          </table:table-cell>
        </table:table-row>
        <table:table-row table:style-name="ro2">
          <table:table-cell office:value-type="string">
            <text:p>advect_w_loop_21_kernelgen_cuda</text:p>
          </table:table-cell>
          <table:table-cell table:formula="of:=[.$C136]/[.$D136]" office:value-type="float" office:value="0.0729890574006527">
            <text:p>0.0729890574</text:p>
          </table:table-cell>
          <table:table-cell office:value-type="float" office:value="0.003802">
            <text:p>3.80E-003</text:p>
          </table:table-cell>
          <table:table-cell office:value-type="float" office:value="0.05209">
            <text:p>5.21E-002</text:p>
          </table:table-cell>
        </table:table-row>
        <table:table-row table:style-name="ro2">
          <table:table-cell office:value-type="string">
            <text:p>ysu2d_loop_25_kernelgen_cuda</text:p>
          </table:table-cell>
          <table:table-cell table:formula="of:=[.$C137]/[.$D137]" office:value-type="float" office:value="0.112770339855819">
            <text:p>0.1127703399</text:p>
          </table:table-cell>
          <table:table-cell office:value-type="float" office:value="0.000438">
            <text:p>4.38E-004</text:p>
          </table:table-cell>
          <table:table-cell office:value-type="float" office:value="0.003884">
            <text:p>3.88E-003</text:p>
          </table:table-cell>
        </table:table-row>
        <table:table-row table:style-name="ro2">
          <table:table-cell office:value-type="string">
            <text:p>ysu2d_loop_11_kernelgen_cuda</text:p>
          </table:table-cell>
          <table:table-cell table:formula="of:=[.$C138]/[.$D138]" office:value-type="float" office:value="0.0483819544077794">
            <text:p>0.0483819544</text:p>
          </table:table-cell>
          <table:table-cell office:value-type="float" office:value="0.000607">
            <text:p>6.07E-004</text:p>
          </table:table-cell>
          <table:table-cell office:value-type="float" office:value="0.012546">
            <text:p>1.25E-002</text:p>
          </table:table-cell>
        </table:table-row>
        <table:table-row table:style-name="ro2">
          <table:table-cell office:value-type="string">
            <text:p>tridi1n_loop_1_kernelgen_cuda</text:p>
          </table:table-cell>
          <table:table-cell table:formula="of:=[.$C139]/[.$D139]" office:value-type="float" office:value="0.0519270713131779">
            <text:p>0.0519270713</text:p>
          </table:table-cell>
          <table:table-cell office:value-type="float" office:value="0.000225">
            <text:p>2.25E-004</text:p>
          </table:table-cell>
          <table:table-cell office:value-type="float" office:value="0.004333">
            <text:p>4.33E-003</text:p>
          </table:table-cell>
        </table:table-row>
        <table:table-row table:style-name="ro2">
          <table:table-cell office:value-type="string">
            <text:p>advance_mu_t_loop_9_kernelgen_cuda</text:p>
          </table:table-cell>
          <table:table-cell table:formula="of:=[.$C140]/[.$D140]" office:value-type="float" office:value="0.184712099125364">
            <text:p>0.1847120991</text:p>
          </table:table-cell>
          <table:table-cell office:value-type="float" office:value="0.010137">
            <text:p>1.01E-002</text:p>
          </table:table-cell>
          <table:table-cell office:value-type="float" office:value="0.05488">
            <text:p>5.49E-002</text:p>
          </table:table-cell>
        </table:table-row>
        <table:table-row table:style-name="ro2">
          <table:table-cell office:value-type="string">
            <text:p>nislfv_rain_plm_loop_2_kernelgen_cuda</text:p>
          </table:table-cell>
          <table:table-cell table:formula="of:=[.$C141]/[.$D141]" office:value-type="float" office:value="0.0196148359486448">
            <text:p>0.0196148359</text:p>
          </table:table-cell>
          <table:table-cell office:value-type="float" office:value="0.000055">
            <text:p>5.50E-005</text:p>
          </table:table-cell>
          <table:table-cell office:value-type="float" office:value="0.002804">
            <text:p>2.80E-003</text:p>
          </table:table-cell>
        </table:table-row>
        <table:table-row table:style-name="ro2">
          <table:table-cell office:value-type="string">
            <text:p>advect_w_loop_81_kernelgen_cuda</text:p>
          </table:table-cell>
          <table:table-cell table:formula="of:=[.$C142]/[.$D142]" office:value-type="float" office:value="0.0370596619833028">
            <text:p>0.037059662</text:p>
          </table:table-cell>
          <table:table-cell office:value-type="float" office:value="0.000182">
            <text:p>1.82E-004</text:p>
          </table:table-cell>
          <table:table-cell office:value-type="float" office:value="0.004911">
            <text:p>4.91E-003</text:p>
          </table:table-cell>
        </table:table-row>
        <table:table-row table:style-name="ro2">
          <table:table-cell office:value-type="string">
            <text:p>kf_eta_para_loop_27_kernelgen_cuda</text:p>
          </table:table-cell>
          <table:table-cell table:formula="of:=[.$C143]/[.$D143]" office:value-type="float" office:value="0.027419097720389">
            <text:p>0.0274190977</text:p>
          </table:table-cell>
          <table:table-cell office:value-type="float" office:value="0.000172">
            <text:p>1.72E-004</text:p>
          </table:table-cell>
          <table:table-cell office:value-type="float" office:value="0.006273">
            <text:p>6.27E-003</text:p>
          </table:table-cell>
        </table:table-row>
        <table:table-row table:style-name="ro2">
          <table:table-cell office:value-type="string">
            <text:p>calc_coef_w_loop_3_kernelgen_cuda</text:p>
          </table:table-cell>
          <table:table-cell table:formula="of:=[.$C144]/[.$D144]" office:value-type="float" office:value="0.0993544715736311">
            <text:p>0.0993544716</text:p>
          </table:table-cell>
          <table:table-cell office:value-type="float" office:value="0.005587">
            <text:p>5.59E-003</text:p>
          </table:table-cell>
          <table:table-cell office:value-type="float" office:value="0.056233">
            <text:p>5.62E-002</text:p>
          </table:table-cell>
        </table:table-row>
        <table:table-row table:style-name="ro2">
          <table:table-cell office:value-type="string">
            <text:p>advance_mu_t_loop_7_kernelgen_cuda</text:p>
          </table:table-cell>
          <table:table-cell table:formula="of:=[.$C145]/[.$D145]" office:value-type="float" office:value="0.0353451839603142">
            <text:p>0.035345184</text:p>
          </table:table-cell>
          <table:table-cell office:value-type="float" office:value="0.000171">
            <text:p>1.71E-004</text:p>
          </table:table-cell>
          <table:table-cell office:value-type="float" office:value="0.004838">
            <text:p>4.84E-003</text:p>
          </table:table-cell>
        </table:table-row>
        <table:table-row table:style-name="ro2">
          <table:table-cell office:value-type="string">
            <text:p>advect_scalar_pd_loop_46_kernelgen_cuda</text:p>
          </table:table-cell>
          <table:table-cell table:formula="of:=[.$C146]/[.$D146]" office:value-type="float" office:value="0.390644984469212">
            <text:p>0.3906449845</text:p>
          </table:table-cell>
          <table:table-cell office:value-type="float" office:value="0.002138">
            <text:p>2.14E-003</text:p>
          </table:table-cell>
          <table:table-cell office:value-type="float" office:value="0.005473">
            <text:p>5.47E-003</text:p>
          </table:table-cell>
        </table:table-row>
        <table:table-row table:style-name="ro2">
          <table:table-cell office:value-type="string">
            <text:p>zero_grad_bdy_loop_2_kernelgen_cuda</text:p>
          </table:table-cell>
          <table:table-cell table:formula="of:=[.$C147]/[.$D147]" office:value-type="float" office:value="0.0882883546261183">
            <text:p>0.0882883546</text:p>
          </table:table-cell>
          <table:table-cell office:value-type="float" office:value="0.002398">
            <text:p>2.40E-003</text:p>
          </table:table-cell>
          <table:table-cell office:value-type="float" office:value="0.027161">
            <text:p>2.72E-002</text:p>
          </table:table-cell>
        </table:table-row>
        <table:table-row table:style-name="ro2">
          <table:table-cell office:value-type="string">
            <text:p>nislfv_rain_plm_loop_3_kernelgen_cuda</text:p>
          </table:table-cell>
          <table:table-cell table:formula="of:=[.$C148]/[.$D148]" office:value-type="float" office:value="0.0248722316865417">
            <text:p>0.0248722317</text:p>
          </table:table-cell>
          <table:table-cell office:value-type="float" office:value="0.000073">
            <text:p>7.30E-005</text:p>
          </table:table-cell>
          <table:table-cell office:value-type="float" office:value="0.002935">
            <text:p>2.94E-003</text:p>
          </table:table-cell>
        </table:table-row>
        <table:table-row table:style-name="ro2">
          <table:table-cell office:value-type="string">
            <text:p>ysu2d_loop_24_kernelgen_cuda</text:p>
          </table:table-cell>
          <table:table-cell table:formula="of:=[.$C149]/[.$D149]" office:value-type="float" office:value="0.0527016236358797">
            <text:p>0.0527016236</text:p>
          </table:table-cell>
          <table:table-cell office:value-type="float" office:value="0.000198">
            <text:p>1.98E-004</text:p>
          </table:table-cell>
          <table:table-cell office:value-type="float" office:value="0.003757">
            <text:p>3.76E-003</text:p>
          </table:table-cell>
        </table:table-row>
        <table:table-row table:style-name="ro2">
          <table:table-cell office:value-type="string">
            <text:p>sumflux_loop_8_kernelgen_cuda</text:p>
          </table:table-cell>
          <table:table-cell table:formula="of:=[.$C150]/[.$D150]" office:value-type="float" office:value="0.0752639630827879">
            <text:p>0.0752639631</text:p>
          </table:table-cell>
          <table:table-cell office:value-type="float" office:value="0.003001">
            <text:p>3.00E-003</text:p>
          </table:table-cell>
          <table:table-cell office:value-type="float" office:value="0.039873">
            <text:p>3.99E-002</text:p>
          </table:table-cell>
        </table:table-row>
        <table:table-row table:style-name="ro2">
          <table:table-cell office:value-type="string">
            <text:p>wsm52d_loop_5_kernelgen_cuda</text:p>
          </table:table-cell>
          <table:table-cell table:formula="of:=[.$C151]/[.$D151]" office:value-type="float" office:value="0.0363260484347312">
            <text:p>0.0363260484</text:p>
          </table:table-cell>
          <table:table-cell office:value-type="float" office:value="0.000123">
            <text:p>1.23E-004</text:p>
          </table:table-cell>
          <table:table-cell office:value-type="float" office:value="0.003386">
            <text:p>3.39E-003</text:p>
          </table:table-cell>
        </table:table-row>
        <table:table-row table:style-name="ro2">
          <table:table-cell office:value-type="string">
            <text:p>kf_eta_para_loop_22_kernelgen_cuda</text:p>
          </table:table-cell>
          <table:table-cell table:formula="of:=[.$C152]/[.$D152]" office:value-type="float" office:value="0.0248917748917749">
            <text:p>0.0248917749</text:p>
          </table:table-cell>
          <table:table-cell office:value-type="float" office:value="0.000069">
            <text:p>6.90E-005</text:p>
          </table:table-cell>
          <table:table-cell office:value-type="float" office:value="0.002772">
            <text:p>2.77E-003</text:p>
          </table:table-cell>
        </table:table-row>
        <table:table-row table:style-name="ro2">
          <table:table-cell office:value-type="string">
            <text:p>ysu2d_loop_31_kernelgen_cuda</text:p>
          </table:table-cell>
          <table:table-cell table:formula="of:=[.$C153]/[.$D153]" office:value-type="float" office:value="3.58298006921341">
            <text:p>3.5829800692</text:p>
          </table:table-cell>
          <table:table-cell office:value-type="float" office:value="0.1060398">
            <text:p>1.06E-001</text:p>
          </table:table-cell>
          <table:table-cell office:value-type="float" office:value="0.02959542">
            <text:p>2.96E-002</text:p>
          </table:table-cell>
        </table:table-row>
        <table:table-row table:style-name="ro2">
          <table:table-cell office:value-type="string">
            <text:p>kf_eta_para_loop_24_kernelgen_cuda</text:p>
          </table:table-cell>
          <table:table-cell table:formula="of:=[.$C154]/[.$D154]" office:value-type="float" office:value="0.0277951280449719">
            <text:p>0.027795128</text:p>
          </table:table-cell>
          <table:table-cell office:value-type="float" office:value="0.000089">
            <text:p>8.90E-005</text:p>
          </table:table-cell>
          <table:table-cell office:value-type="float" office:value="0.003202">
            <text:p>3.20E-003</text:p>
          </table:table-cell>
        </table:table-row>
        <table:table-row table:style-name="ro2">
          <table:table-cell office:value-type="string">
            <text:p>advect_scalar_loop_53_kernelgen_cuda</text:p>
          </table:table-cell>
          <table:table-cell table:formula="of:=[.$C155]/[.$D155]" office:value-type="float" office:value="0.0360212853049529">
            <text:p>0.0360212853</text:p>
          </table:table-cell>
          <table:table-cell office:value-type="float" office:value="0.000176">
            <text:p>1.76E-004</text:p>
          </table:table-cell>
          <table:table-cell office:value-type="float" office:value="0.004886">
            <text:p>4.89E-003</text:p>
          </table:table-cell>
        </table:table-row>
        <table:table-row table:style-name="ro2">
          <table:table-cell office:value-type="string">
            <text:p>spec_bdyupdate_loop_1_kernelgen_cuda</text:p>
          </table:table-cell>
          <table:table-cell table:formula="of:=[.$C156]/[.$D156]" office:value-type="float" office:value="0.051266117756719">
            <text:p>0.0512661178</text:p>
          </table:table-cell>
          <table:table-cell office:value-type="float" office:value="0.00132">
            <text:p>1.32E-003</text:p>
          </table:table-cell>
          <table:table-cell office:value-type="float" office:value="0.025748">
            <text:p>2.57E-002</text:p>
          </table:table-cell>
        </table:table-row>
        <table:table-row table:style-name="ro2">
          <table:table-cell office:value-type="string">
            <text:p>spec_bdyupdate_ph_loop_4_kernelgen_cuda</text:p>
          </table:table-cell>
          <table:table-cell table:formula="of:=[.$C157]/[.$D157]" office:value-type="float" office:value="0.796646021592717">
            <text:p>0.7966460216</text:p>
          </table:table-cell>
          <table:table-cell office:value-type="float" office:value="0.047077">
            <text:p>4.71E-002</text:p>
          </table:table-cell>
          <table:table-cell office:value-type="float" office:value="0.059094">
            <text:p>5.91E-002</text:p>
          </table:table-cell>
        </table:table-row>
        <table:table-row table:style-name="ro2">
          <table:table-cell office:value-type="string">
            <text:p>spec_bdyupdate_ph_loop_2_kernelgen_cuda</text:p>
          </table:table-cell>
          <table:table-cell table:formula="of:=[.$C158]/[.$D158]" office:value-type="float" office:value="0.0980838024458556">
            <text:p>0.0980838024</text:p>
          </table:table-cell>
          <table:table-cell office:value-type="float" office:value="0.007074">
            <text:p>7.07E-003</text:p>
          </table:table-cell>
          <table:table-cell office:value-type="float" office:value="0.072122">
            <text:p>7.21E-002</text:p>
          </table:table-cell>
        </table:table-row>
        <table:table-row table:style-name="ro2">
          <table:table-cell office:value-type="string">
            <text:p>advect_scalar_loop_20_kernelgen_cuda</text:p>
          </table:table-cell>
          <table:table-cell table:formula="of:=[.$C159]/[.$D159]" office:value-type="float" office:value="0.0765804485426272">
            <text:p>0.0765804485</text:p>
          </table:table-cell>
          <table:table-cell office:value-type="float" office:value="0.00294">
            <text:p>2.94E-003</text:p>
          </table:table-cell>
          <table:table-cell office:value-type="float" office:value="0.038391">
            <text:p>3.84E-002</text:p>
          </table:table-cell>
        </table:table-row>
        <table:table-row table:style-name="ro2">
          <table:table-cell office:value-type="string">
            <text:p>wsm52d_loop_22_kernelgen_cuda</text:p>
          </table:table-cell>
          <table:table-cell table:formula="of:=[.$C160]/[.$D160]" office:value-type="float" office:value="0.114467836782332">
            <text:p>0.1144678368</text:p>
          </table:table-cell>
          <table:table-cell office:value-type="float" office:value="0.00255">
            <text:p>2.55E-003</text:p>
          </table:table-cell>
          <table:table-cell office:value-type="float" office:value="0.022277">
            <text:p>2.23E-002</text:p>
          </table:table-cell>
        </table:table-row>
        <table:table-row table:style-name="ro2">
          <table:table-cell office:value-type="string">
            <text:p>kf_eta_para_loop_30_kernelgen_cuda</text:p>
          </table:table-cell>
          <table:table-cell table:formula="of:=[.$C161]/[.$D161]" office:value-type="float" office:value="0.0824404761904762">
            <text:p>0.0824404762</text:p>
          </table:table-cell>
          <table:table-cell office:value-type="float" office:value="0.000277">
            <text:p>2.77E-004</text:p>
          </table:table-cell>
          <table:table-cell office:value-type="float" office:value="0.00336">
            <text:p>3.36E-003</text:p>
          </table:table-cell>
        </table:table-row>
        <table:table-row table:style-name="ro2">
          <table:table-cell office:value-type="string">
            <text:p>kf_eta_para_loop_33_kernelgen_cuda</text:p>
          </table:table-cell>
          <table:table-cell table:formula="of:=[.$C162]/[.$D162]" office:value-type="float" office:value="0.0349166404529726">
            <text:p>0.0349166405</text:p>
          </table:table-cell>
          <table:table-cell office:value-type="float" office:value="0.000111">
            <text:p>1.11E-004</text:p>
          </table:table-cell>
          <table:table-cell office:value-type="float" office:value="0.003179">
            <text:p>3.18E-003</text:p>
          </table:table-cell>
        </table:table-row>
        <table:table-row table:style-name="ro2">
          <table:table-cell office:value-type="string">
            <text:p>nislfv_rain_plm_loop_11_kernelgen_cuda</text:p>
          </table:table-cell>
          <table:table-cell table:formula="of:=[.$C163]/[.$D163]" office:value-type="float" office:value="0.0553310537768107">
            <text:p>0.0553310538</text:p>
          </table:table-cell>
          <table:table-cell office:value-type="float" office:value="0.000178">
            <text:p>1.78E-004</text:p>
          </table:table-cell>
          <table:table-cell office:value-type="float" office:value="0.003217">
            <text:p>3.22E-003</text:p>
          </table:table-cell>
        </table:table-row>
        <table:table-row table:style-name="ro2">
          <table:table-cell office:value-type="string">
            <text:p>sumflux_loop_4_kernelgen_cuda</text:p>
          </table:table-cell>
          <table:table-cell table:formula="of:=[.$C164]/[.$D164]" office:value-type="float" office:value="0.0579013553164734">
            <text:p>0.0579013553</text:p>
          </table:table-cell>
          <table:table-cell office:value-type="float" office:value="0.002072">
            <text:p>2.07E-003</text:p>
          </table:table-cell>
          <table:table-cell office:value-type="float" office:value="0.035785">
            <text:p>3.58E-002</text:p>
          </table:table-cell>
        </table:table-row>
        <table:table-row table:style-name="ro2">
          <table:table-cell office:value-type="string">
            <text:p>advect_scalar_loop_64_kernelgen_cuda</text:p>
          </table:table-cell>
          <table:table-cell table:formula="of:=[.$C165]/[.$D165]" office:value-type="float" office:value="0.0794691647150663">
            <text:p>0.0794691647</text:p>
          </table:table-cell>
          <table:table-cell office:value-type="float" office:value="0.000509">
            <text:p>5.09E-004</text:p>
          </table:table-cell>
          <table:table-cell office:value-type="float" office:value="0.006405">
            <text:p>6.41E-003</text:p>
          </table:table-cell>
        </table:table-row>
        <table:table-row table:style-name="ro2">
          <table:table-cell office:value-type="string">
            <text:p>advance_w_loop_2_kernelgen_cuda</text:p>
          </table:table-cell>
          <table:table-cell table:formula="of:=[.$C166]/[.$D166]" office:value-type="float" office:value="0.0216630685624953">
            <text:p>0.0216630686</text:p>
          </table:table-cell>
          <table:table-cell office:value-type="float" office:value="0.000291">
            <text:p>2.91E-004</text:p>
          </table:table-cell>
          <table:table-cell office:value-type="float" office:value="0.013433">
            <text:p>1.34E-002</text:p>
          </table:table-cell>
        </table:table-row>
        <table:table-row table:style-name="ro2">
          <table:table-cell office:value-type="string">
            <text:p>ysu2d_loop_52_kernelgen_cuda</text:p>
          </table:table-cell>
          <table:table-cell table:formula="of:=[.$C167]/[.$D167]" office:value-type="float" office:value="0.160321489001692">
            <text:p>0.160321489</text:p>
          </table:table-cell>
          <table:table-cell office:value-type="float" office:value="0.003411">
            <text:p>3.41E-003</text:p>
          </table:table-cell>
          <table:table-cell office:value-type="float" office:value="0.021276">
            <text:p>2.13E-002</text:p>
          </table:table-cell>
        </table:table-row>
        <table:table-row table:style-name="ro2">
          <table:table-cell office:value-type="string">
            <text:p>ysu2d_loop_34_kernelgen_cuda</text:p>
          </table:table-cell>
          <table:table-cell table:formula="of:=[.$C168]/[.$D168]" office:value-type="float" office:value="0.0558213716108453">
            <text:p>0.0558213716</text:p>
          </table:table-cell>
          <table:table-cell office:value-type="float" office:value="0.000245">
            <text:p>2.45E-004</text:p>
          </table:table-cell>
          <table:table-cell office:value-type="float" office:value="0.004389">
            <text:p>4.39E-003</text:p>
          </table:table-cell>
        </table:table-row>
        <table:table-row table:style-name="ro2">
          <table:table-cell office:value-type="string">
            <text:p>ysu2d_loop_30_kernelgen_cuda</text:p>
          </table:table-cell>
          <table:table-cell table:formula="of:=[.$C169]/[.$D169]" office:value-type="float" office:value="0.210348946335637">
            <text:p>0.2103489463</text:p>
          </table:table-cell>
          <table:table-cell office:value-type="float" office:value="0.004931">
            <text:p>4.93E-003</text:p>
          </table:table-cell>
          <table:table-cell office:value-type="float" office:value="0.023442">
            <text:p>2.34E-002</text:p>
          </table:table-cell>
        </table:table-row>
        <table:table-row table:style-name="ro2">
          <table:table-cell office:value-type="string">
            <text:p>advance_w_loop_5_kernelgen_cuda</text:p>
          </table:table-cell>
          <table:table-cell table:formula="of:=[.$C170]/[.$D170]" office:value-type="float" office:value="0.0826991869918699">
            <text:p>0.082699187</text:p>
          </table:table-cell>
          <table:table-cell office:value-type="float" office:value="0.002543">
            <text:p>2.54E-003</text:p>
          </table:table-cell>
          <table:table-cell office:value-type="float" office:value="0.03075">
            <text:p>3.08E-002</text:p>
          </table:table-cell>
        </table:table-row>
        <table:table-row table:style-name="ro2">
          <table:table-cell office:value-type="string">
            <text:p>tridi1n_loop_5_kernelgen_cuda</text:p>
          </table:table-cell>
          <table:table-cell table:formula="of:=[.$C171]/[.$D171]" office:value-type="float" office:value="0.0448069852941176">
            <text:p>0.0448069853</text:p>
          </table:table-cell>
          <table:table-cell office:value-type="float" office:value="0.000195">
            <text:p>1.95E-004</text:p>
          </table:table-cell>
          <table:table-cell office:value-type="float" office:value="0.004352">
            <text:p>4.35E-003</text:p>
          </table:table-cell>
        </table:table-row>
        <table:table-row table:style-name="ro2">
          <table:table-cell office:value-type="string">
            <text:p>ysu2d_loop_10_kernelgen_cuda</text:p>
          </table:table-cell>
          <table:table-cell table:formula="of:=[.$C172]/[.$D172]" office:value-type="float" office:value="0.0591202017371813">
            <text:p>0.0591202017</text:p>
          </table:table-cell>
          <table:table-cell office:value-type="float" office:value="0.000211">
            <text:p>2.11E-004</text:p>
          </table:table-cell>
          <table:table-cell office:value-type="float" office:value="0.003569">
            <text:p>3.57E-003</text:p>
          </table:table-cell>
        </table:table-row>
        <table:table-row table:style-name="ro2">
          <table:table-cell office:value-type="string">
            <text:p>wsm52d_loop_2_kernelgen_cuda</text:p>
          </table:table-cell>
          <table:table-cell table:formula="of:=[.$C173]/[.$D173]" office:value-type="float" office:value="0.156774166562095">
            <text:p>0.1567741666</text:p>
          </table:table-cell>
          <table:table-cell office:value-type="float" office:value="0.003748">
            <text:p>3.75E-003</text:p>
          </table:table-cell>
          <table:table-cell office:value-type="float" office:value="0.023907">
            <text:p>2.39E-002</text:p>
          </table:table-cell>
        </table:table-row>
        <table:table-row table:style-name="ro2">
          <table:table-cell office:value-type="string">
            <text:p>kf_eta_para_loop_31_kernelgen_cuda</text:p>
          </table:table-cell>
          <table:table-cell table:formula="of:=[.$C174]/[.$D174]" office:value-type="float" office:value="0.0217546362339515">
            <text:p>0.0217546362</text:p>
          </table:table-cell>
          <table:table-cell office:value-type="float" office:value="0.000061">
            <text:p>6.10E-005</text:p>
          </table:table-cell>
          <table:table-cell office:value-type="float" office:value="0.002804">
            <text:p>2.80E-003</text:p>
          </table:table-cell>
        </table:table-row>
        <table:table-row table:style-name="ro2">
          <table:table-cell office:value-type="string">
            <text:p>kf_eta_para_loop_25_kernelgen_cuda</text:p>
          </table:table-cell>
          <table:table-cell table:formula="of:=[.$C175]/[.$D175]" office:value-type="float" office:value="0.0269736842105263">
            <text:p>0.0269736842</text:p>
          </table:table-cell>
          <table:table-cell office:value-type="float" office:value="0.000082">
            <text:p>8.20E-005</text:p>
          </table:table-cell>
          <table:table-cell office:value-type="float" office:value="0.00304">
            <text:p>3.04E-003</text:p>
          </table:table-cell>
        </table:table-row>
        <table:table-row table:style-name="ro2">
          <table:table-cell office:value-type="string">
            <text:p>nislfv_rain_plm_loop_7_kernelgen_cuda</text:p>
          </table:table-cell>
          <table:table-cell table:formula="of:=[.$C176]/[.$D176]" office:value-type="float" office:value="0.0223642172523962">
            <text:p>0.0223642173</text:p>
          </table:table-cell>
          <table:table-cell office:value-type="float" office:value="0.000063">
            <text:p>6.30E-005</text:p>
          </table:table-cell>
          <table:table-cell office:value-type="float" office:value="0.002817">
            <text:p>2.82E-003</text:p>
          </table:table-cell>
        </table:table-row>
        <table:table-row table:style-name="ro2">
          <table:table-cell office:value-type="string">
            <text:p>advect_scalar_loop_16_kernelgen_cuda</text:p>
          </table:table-cell>
          <table:table-cell table:formula="of:=[.$C177]/[.$D177]" office:value-type="float" office:value="0.125482263143626">
            <text:p>0.1254822631</text:p>
          </table:table-cell>
          <table:table-cell office:value-type="float" office:value="0.006017">
            <text:p>6.02E-003</text:p>
          </table:table-cell>
          <table:table-cell office:value-type="float" office:value="0.047951">
            <text:p>4.80E-002</text:p>
          </table:table-cell>
        </table:table-row>
        <table:table-row table:style-name="ro2">
          <table:table-cell office:value-type="string">
            <text:p>advance_uv_loop_16_kernelgen_cuda</text:p>
          </table:table-cell>
          <table:table-cell table:formula="of:=[.$C178]/[.$D178]" office:value-type="float" office:value="0.107270213230478">
            <text:p>0.1072702132</text:p>
          </table:table-cell>
          <table:table-cell office:value-type="float" office:value="0.002948">
            <text:p>2.95E-003</text:p>
          </table:table-cell>
          <table:table-cell office:value-type="float" office:value="0.027482">
            <text:p>2.75E-002</text:p>
          </table:table-cell>
        </table:table-row>
        <table:table-row table:style-name="ro2">
          <table:table-cell office:value-type="string">
            <text:p>nislfv_rain_plm_loop_10_kernelgen_cuda</text:p>
          </table:table-cell>
          <table:table-cell table:formula="of:=[.$C179]/[.$D179]" office:value-type="float" office:value="0.0212992545260916">
            <text:p>0.0212992545</text:p>
          </table:table-cell>
          <table:table-cell office:value-type="float" office:value="0.00006">
            <text:p>6.00E-005</text:p>
          </table:table-cell>
          <table:table-cell office:value-type="float" office:value="0.002817">
            <text:p>2.82E-003</text:p>
          </table:table-cell>
        </table:table-row>
        <table:table-row table:style-name="ro2">
          <table:table-cell office:value-type="string">
            <text:p>small_step_prep_loop_10_kernelgen_cuda</text:p>
          </table:table-cell>
          <table:table-cell table:formula="of:=[.$C180]/[.$D180]" office:value-type="float" office:value="0.111811955481694">
            <text:p>0.1118119555</text:p>
          </table:table-cell>
          <table:table-cell office:value-type="float" office:value="0.017762">
            <text:p>1.78E-002</text:p>
          </table:table-cell>
          <table:table-cell office:value-type="float" office:value="0.158856">
            <text:p>1.59E-001</text:p>
          </table:table-cell>
        </table:table-row>
        <table:table-row table:style-name="ro2">
          <table:table-cell office:value-type="string">
            <text:p>ysu2d_loop_38_kernelgen_cuda</text:p>
          </table:table-cell>
          <table:table-cell table:formula="of:=[.$C181]/[.$D181]" office:value-type="float" office:value="0.134215361999265">
            <text:p>0.134215362</text:p>
          </table:table-cell>
          <table:table-cell office:value-type="float" office:value="0.001826">
            <text:p>1.83E-003</text:p>
          </table:table-cell>
          <table:table-cell office:value-type="float" office:value="0.013605">
            <text:p>1.36E-002</text:p>
          </table:table-cell>
        </table:table-row>
        <table:table-row table:style-name="ro2">
          <table:table-cell office:value-type="string">
            <text:p>flow_dep_bdy_loop_1_kernelgen_cuda</text:p>
          </table:table-cell>
          <table:table-cell table:formula="of:=[.$C182]/[.$D182]" office:value-type="float" office:value="0.141880278006128">
            <text:p>0.141880278</text:p>
          </table:table-cell>
          <table:table-cell office:value-type="float" office:value="0.003797">
            <text:p>3.80E-003</text:p>
          </table:table-cell>
          <table:table-cell office:value-type="float" office:value="0.026762">
            <text:p>2.68E-002</text:p>
          </table:table-cell>
        </table:table-row>
        <table:table-row table:style-name="ro2">
          <table:table-cell office:value-type="string">
            <text:p>ysu2d_loop_20_kernelgen_cuda</text:p>
          </table:table-cell>
          <table:table-cell table:formula="of:=[.$C183]/[.$D183]" office:value-type="float" office:value="0.0425250924458531">
            <text:p>0.0425250924</text:p>
          </table:table-cell>
          <table:table-cell office:value-type="float" office:value="0.000161">
            <text:p>1.61E-004</text:p>
          </table:table-cell>
          <table:table-cell office:value-type="float" office:value="0.003786">
            <text:p>3.79E-003</text:p>
          </table:table-cell>
        </table:table-row>
        <table:table-row table:style-name="ro2">
          <table:table-cell office:value-type="string">
            <text:p>advance_uv_loop_14_kernelgen_cuda</text:p>
          </table:table-cell>
          <table:table-cell table:formula="of:=[.$C184]/[.$D184]" office:value-type="float" office:value="0.0886874024258436">
            <text:p>0.0886874024</text:p>
          </table:table-cell>
          <table:table-cell office:value-type="float" office:value="0.002954">
            <text:p>2.95E-003</text:p>
          </table:table-cell>
          <table:table-cell office:value-type="float" office:value="0.033308">
            <text:p>3.33E-002</text:p>
          </table:table-cell>
        </table:table-row>
        <table:table-row table:style-name="ro2">
          <table:table-cell office:value-type="string">
            <text:p>kf_eta_para_loop_10_kernelgen_cuda</text:p>
          </table:table-cell>
          <table:table-cell table:formula="of:=[.$C185]/[.$D185]" office:value-type="float" office:value="0.0168776371308017">
            <text:p>0.0168776371</text:p>
          </table:table-cell>
          <table:table-cell office:value-type="float" office:value="0.000048">
            <text:p>4.80E-005</text:p>
          </table:table-cell>
          <table:table-cell office:value-type="float" office:value="0.002844">
            <text:p>2.84E-003</text:p>
          </table:table-cell>
        </table:table-row>
        <table:table-row table:style-name="ro2">
          <table:table-cell office:value-type="string">
            <text:p>flow_dep_bdy_loop_4_kernelgen_cuda</text:p>
          </table:table-cell>
          <table:table-cell table:formula="of:=[.$C186]/[.$D186]" office:value-type="float" office:value="1.14834003077502">
            <text:p>1.1483400308</text:p>
          </table:table-cell>
          <table:table-cell office:value-type="float" office:value="0.03008257">
            <text:p>3.01E-002</text:p>
          </table:table-cell>
          <table:table-cell office:value-type="float" office:value="0.02619657">
            <text:p>2.62E-002</text:p>
          </table:table-cell>
        </table:table-row>
        <table:table-row table:style-name="ro2">
          <table:table-cell office:value-type="string">
            <text:p>calc_coef_w_loop_4_kernelgen_cuda</text:p>
          </table:table-cell>
          <table:table-cell table:formula="of:=[.$C187]/[.$D187]" office:value-type="float" office:value="0.0303291030329103">
            <text:p>0.030329103</text:p>
          </table:table-cell>
          <table:table-cell office:value-type="float" office:value="0.000564">
            <text:p>5.64E-004</text:p>
          </table:table-cell>
          <table:table-cell office:value-type="float" office:value="0.018596">
            <text:p>1.86E-002</text:p>
          </table:table-cell>
        </table:table-row>
        <table:table-row table:style-name="ro2">
          <table:table-cell office:value-type="string">
            <text:p>advance_mu_t_loop_1_kernelgen_cuda</text:p>
          </table:table-cell>
          <table:table-cell table:formula="of:=[.$C188]/[.$D188]" office:value-type="float" office:value="0.0242290748898678">
            <text:p>0.0242290749</text:p>
          </table:table-cell>
          <table:table-cell office:value-type="float" office:value="0.000132">
            <text:p>1.32E-004</text:p>
          </table:table-cell>
          <table:table-cell office:value-type="float" office:value="0.005448">
            <text:p>5.45E-003</text:p>
          </table:table-cell>
        </table:table-row>
        <table:table-row table:style-name="ro2">
          <table:table-cell office:value-type="string">
            <text:p>ysu2d_loop_18_kernelgen_cuda</text:p>
          </table:table-cell>
          <table:table-cell table:formula="of:=[.$C189]/[.$D189]" office:value-type="float" office:value="3.09008183782948">
            <text:p>3.0900818378</text:p>
          </table:table-cell>
          <table:table-cell office:value-type="float" office:value="0.02473075">
            <text:p>2.47E-002</text:p>
          </table:table-cell>
          <table:table-cell office:value-type="float" office:value="0.008003267">
            <text:p>8.00E-003</text:p>
          </table:table-cell>
        </table:table-row>
        <table:table-row table:style-name="ro2">
          <table:table-cell office:value-type="string">
            <text:p>spec_bdytend_loop_2_kernelgen_cuda</text:p>
          </table:table-cell>
          <table:table-cell table:formula="of:=[.$C190]/[.$D190]" office:value-type="float" office:value="0.0629099818224927">
            <text:p>0.0629099818</text:p>
          </table:table-cell>
          <table:table-cell office:value-type="float" office:value="0.001592">
            <text:p>1.59E-003</text:p>
          </table:table-cell>
          <table:table-cell office:value-type="float" office:value="0.025306">
            <text:p>2.53E-002</text:p>
          </table:table-cell>
        </table:table-row>
        <table:table-row table:style-name="ro2">
          <table:table-cell office:value-type="string">
            <text:p>advance_uv_loop_8_kernelgen_cuda</text:p>
          </table:table-cell>
          <table:table-cell table:formula="of:=[.$C191]/[.$D191]" office:value-type="float" office:value="0.107958879726834">
            <text:p>0.1079588797</text:p>
          </table:table-cell>
          <table:table-cell office:value-type="float" office:value="0.002972">
            <text:p>2.97E-003</text:p>
          </table:table-cell>
          <table:table-cell office:value-type="float" office:value="0.027529">
            <text:p>2.75E-002</text:p>
          </table:table-cell>
        </table:table-row>
        <table:table-row table:style-name="ro2">
          <table:table-cell office:value-type="string">
            <text:p>relax_bdytend_core_loop_2_kernelgen_cuda</text:p>
          </table:table-cell>
          <table:table-cell table:formula="of:=[.$C192]/[.$D192]" office:value-type="float" office:value="0.243522024338179">
            <text:p>0.2435220243</text:p>
          </table:table-cell>
          <table:table-cell office:value-type="float" office:value="0.015629">
            <text:p>1.56E-002</text:p>
          </table:table-cell>
          <table:table-cell office:value-type="float" office:value="0.064179">
            <text:p>6.42E-002</text:p>
          </table:table-cell>
        </table:table-row>
        <table:table-row table:style-name="ro2">
          <table:table-cell office:value-type="string">
            <text:p>advance_uv_loop_9_kernelgen_cuda</text:p>
          </table:table-cell>
          <table:table-cell table:formula="of:=[.$C193]/[.$D193]" office:value-type="float" office:value="0.0585271317829457">
            <text:p>0.0585271318</text:p>
          </table:table-cell>
          <table:table-cell office:value-type="float" office:value="0.001963">
            <text:p>1.96E-003</text:p>
          </table:table-cell>
          <table:table-cell office:value-type="float" office:value="0.03354">
            <text:p>3.35E-002</text:p>
          </table:table-cell>
        </table:table-row>
        <table:table-row table:style-name="ro2">
          <table:table-cell office:value-type="string">
            <text:p>advect_w_loop_22_kernelgen_cuda</text:p>
          </table:table-cell>
          <table:table-cell table:formula="of:=[.$C194]/[.$D194]" office:value-type="float" office:value="0.027367297946119">
            <text:p>0.0273672979</text:p>
          </table:table-cell>
          <table:table-cell office:value-type="float" office:value="0.000513">
            <text:p>5.13E-004</text:p>
          </table:table-cell>
          <table:table-cell office:value-type="float" office:value="0.018745">
            <text:p>1.87E-002</text:p>
          </table:table-cell>
        </table:table-row>
        <table:table-row table:style-name="ro2">
          <table:table-cell office:value-type="string">
            <text:p>advect_scalar_loop_24_kernelgen_cuda</text:p>
          </table:table-cell>
          <table:table-cell table:formula="of:=[.$C195]/[.$D195]" office:value-type="float" office:value="0.080259722873017">
            <text:p>0.0802597229</text:p>
          </table:table-cell>
          <table:table-cell office:value-type="float" office:value="0.002398">
            <text:p>2.40E-003</text:p>
          </table:table-cell>
          <table:table-cell office:value-type="float" office:value="0.029878">
            <text:p>2.99E-002</text:p>
          </table:table-cell>
        </table:table-row>
        <table:table-row table:style-name="ro2">
          <table:table-cell office:value-type="string">
            <text:p>wsm5_loop_2_kernelgen_cuda</text:p>
          </table:table-cell>
          <table:table-cell table:formula="of:=[.$C196]/[.$D196]" office:value-type="float" office:value="0.153314789058878">
            <text:p>0.1533147891</text:p>
          </table:table-cell>
          <table:table-cell office:value-type="float" office:value="0.009921">
            <text:p>9.92E-003</text:p>
          </table:table-cell>
          <table:table-cell office:value-type="float" office:value="0.06471">
            <text:p>6.47E-002</text:p>
          </table:table-cell>
        </table:table-row>
        <table:table-row table:style-name="ro2">
          <table:table-cell office:value-type="string">
            <text:p>ysu2d_loop_45_kernelgen_cuda</text:p>
          </table:table-cell>
          <table:table-cell table:formula="of:=[.$C197]/[.$D197]" office:value-type="float" office:value="0.07430403930131">
            <text:p>0.0743040393</text:p>
          </table:table-cell>
          <table:table-cell office:value-type="float" office:value="0.001089">
            <text:p>1.09E-003</text:p>
          </table:table-cell>
          <table:table-cell office:value-type="float" office:value="0.014656">
            <text:p>1.47E-002</text:p>
          </table:table-cell>
        </table:table-row>
        <table:table-row table:style-name="ro2">
          <table:table-cell office:value-type="string">
            <text:p>ysu2d_loop_28_kernelgen_cuda</text:p>
          </table:table-cell>
          <table:table-cell table:formula="of:=[.$C198]/[.$D198]" office:value-type="float" office:value="0.0679706601466993">
            <text:p>0.0679706601</text:p>
          </table:table-cell>
          <table:table-cell office:value-type="float" office:value="0.000278">
            <text:p>2.78E-004</text:p>
          </table:table-cell>
          <table:table-cell office:value-type="float" office:value="0.00409">
            <text:p>4.09E-003</text:p>
          </table:table-cell>
        </table:table-row>
        <table:table-row table:style-name="ro2">
          <table:table-cell office:value-type="string">
            <text:p>ysu2d_loop_23_kernelgen_cuda</text:p>
          </table:table-cell>
          <table:table-cell table:formula="of:=[.$C199]/[.$D199]" office:value-type="float" office:value="0.100756182301247">
            <text:p>0.1007561823</text:p>
          </table:table-cell>
          <table:table-cell office:value-type="float" office:value="0.000493">
            <text:p>4.93E-004</text:p>
          </table:table-cell>
          <table:table-cell office:value-type="float" office:value="0.004893">
            <text:p>4.89E-003</text:p>
          </table:table-cell>
        </table:table-row>
        <table:table-row table:style-name="ro2">
          <table:table-cell office:value-type="string">
            <text:p>swpara_loop_1_kernelgen_cuda</text:p>
          </table:table-cell>
          <table:table-cell table:formula="of:=[.$C200]/[.$D200]" office:value-type="float" office:value="0.0235256203673864">
            <text:p>0.0235256204</text:p>
          </table:table-cell>
          <table:table-cell office:value-type="float" office:value="0.000073">
            <text:p>7.30E-005</text:p>
          </table:table-cell>
          <table:table-cell office:value-type="float" office:value="0.003103">
            <text:p>3.10E-003</text:p>
          </table:table-cell>
        </table:table-row>
        <table:table-row table:style-name="ro2">
          <table:table-cell office:value-type="string">
            <text:p>kf_eta_para_loop_36_kernelgen_cuda</text:p>
          </table:table-cell>
          <table:table-cell table:formula="of:=[.$C201]/[.$D201]" office:value-type="float" office:value="0.0252672497570457">
            <text:p>0.0252672498</text:p>
          </table:table-cell>
          <table:table-cell office:value-type="float" office:value="0.000078">
            <text:p>7.80E-005</text:p>
          </table:table-cell>
          <table:table-cell office:value-type="float" office:value="0.003087">
            <text:p>3.09E-003</text:p>
          </table:table-cell>
        </table:table-row>
        <table:table-row table:style-name="ro2">
          <table:table-cell office:value-type="string">
            <text:p>nislfv_rain_plm_loop_1_kernelgen_cuda</text:p>
          </table:table-cell>
          <table:table-cell table:formula="of:=[.$C202]/[.$D202]" office:value-type="float" office:value="0.0181752090149037">
            <text:p>0.018175209</text:p>
          </table:table-cell>
          <table:table-cell office:value-type="float" office:value="0.00005">
            <text:p>5.00E-005</text:p>
          </table:table-cell>
          <table:table-cell office:value-type="float" office:value="0.002751">
            <text:p>2.75E-003</text:p>
          </table:table-cell>
        </table:table-row>
        <table:table-row table:style-name="ro2">
          <table:table-cell office:value-type="string">
            <text:p>set_physical_bc3d_loop_11_kernelgen_cuda</text:p>
          </table:table-cell>
          <table:table-cell table:formula="of:=[.$C203]/[.$D203]" office:value-type="float" office:value="0.751986219503621">
            <text:p>0.7519862195</text:p>
          </table:table-cell>
          <table:table-cell office:value-type="float" office:value="0.021391">
            <text:p>2.14E-002</text:p>
          </table:table-cell>
          <table:table-cell office:value-type="float" office:value="0.028446">
            <text:p>2.84E-002</text:p>
          </table:table-cell>
        </table:table-row>
        <table:table-row table:style-name="ro2">
          <table:table-cell office:value-type="string">
            <text:p>swpara_loop_3_kernelgen_cuda</text:p>
          </table:table-cell>
          <table:table-cell table:formula="of:=[.$C204]/[.$D204]" office:value-type="float" office:value="0.0190763052208835">
            <text:p>0.0190763052</text:p>
          </table:table-cell>
          <table:table-cell office:value-type="float" office:value="0.000076">
            <text:p>7.60E-005</text:p>
          </table:table-cell>
          <table:table-cell office:value-type="float" office:value="0.003984">
            <text:p>3.98E-003</text:p>
          </table:table-cell>
        </table:table-row>
        <table:table-row table:style-name="ro2">
          <table:table-cell office:value-type="string">
            <text:p>nislfv_rain_plm_loop_5_kernelgen_cuda</text:p>
          </table:table-cell>
          <table:table-cell table:formula="of:=[.$C205]/[.$D205]" office:value-type="float" office:value="0.0177619893428064">
            <text:p>0.0177619893</text:p>
          </table:table-cell>
          <table:table-cell office:value-type="float" office:value="0.00005">
            <text:p>5.00E-005</text:p>
          </table:table-cell>
          <table:table-cell office:value-type="float" office:value="0.002815">
            <text:p>2.82E-003</text:p>
          </table:table-cell>
        </table:table-row>
        <table:table-row table:style-name="ro2">
          <table:table-cell office:value-type="string">
            <text:p>kf_eta_para_loop_1_kernelgen_cuda</text:p>
          </table:table-cell>
          <table:table-cell table:formula="of:=[.$C206]/[.$D206]" office:value-type="float" office:value="0.249927933121937">
            <text:p>0.2499279331</text:p>
          </table:table-cell>
          <table:table-cell office:value-type="float" office:value="0.000867">
            <text:p>8.67E-004</text:p>
          </table:table-cell>
          <table:table-cell office:value-type="float" office:value="0.003469">
            <text:p>3.47E-003</text:p>
          </table:table-cell>
        </table:table-row>
        <table:table-row table:style-name="ro2">
          <table:table-cell office:value-type="string">
            <text:p>advance_uv_loop_15_kernelgen_cuda</text:p>
          </table:table-cell>
          <table:table-cell table:formula="of:=[.$C207]/[.$D207]" office:value-type="float" office:value="0.0910621529643561">
            <text:p>0.091062153</text:p>
          </table:table-cell>
          <table:table-cell office:value-type="float" office:value="0.005084">
            <text:p>5.08E-003</text:p>
          </table:table-cell>
          <table:table-cell office:value-type="float" office:value="0.05583">
            <text:p>5.58E-002</text:p>
          </table:table-cell>
        </table:table-row>
        <table:table-row table:style-name="ro2">
          <table:table-cell office:value-type="string">
            <text:p>kf_eta_para_loop_15_kernelgen_cuda</text:p>
          </table:table-cell>
          <table:table-cell table:formula="of:=[.$C208]/[.$D208]" office:value-type="float" office:value="0.0198921105866487">
            <text:p>0.0198921106</text:p>
          </table:table-cell>
          <table:table-cell office:value-type="float" office:value="0.000059">
            <text:p>5.90E-005</text:p>
          </table:table-cell>
          <table:table-cell office:value-type="float" office:value="0.002966">
            <text:p>2.97E-003</text:p>
          </table:table-cell>
        </table:table-row>
        <table:table-row table:style-name="ro2">
          <table:table-cell office:value-type="string">
            <text:p>ysu2d_loop_12_kernelgen_cuda</text:p>
          </table:table-cell>
          <table:table-cell table:formula="of:=[.$C209]/[.$D209]" office:value-type="float" office:value="0.0483208504469679">
            <text:p>0.0483208504</text:p>
          </table:table-cell>
          <table:table-cell office:value-type="float" office:value="0.0006">
            <text:p>6.00E-004</text:p>
          </table:table-cell>
          <table:table-cell office:value-type="float" office:value="0.012417">
            <text:p>1.24E-002</text:p>
          </table:table-cell>
        </table:table-row>
        <table:table-row table:style-name="ro2">
          <table:table-cell office:value-type="string">
            <text:p>ysu2d_loop_8_kernelgen_cuda</text:p>
          </table:table-cell>
          <table:table-cell table:formula="of:=[.$C210]/[.$D210]" office:value-type="float" office:value="0.0681405208964264">
            <text:p>0.0681405209</text:p>
          </table:table-cell>
          <table:table-cell office:value-type="float" office:value="0.001125">
            <text:p>1.13E-003</text:p>
          </table:table-cell>
          <table:table-cell office:value-type="float" office:value="0.01651">
            <text:p>1.65E-002</text:p>
          </table:table-cell>
        </table:table-row>
        <table:table-row table:style-name="ro2">
          <table:table-cell office:value-type="string">
            <text:p>ysu2d_loop_19_kernelgen_cuda</text:p>
          </table:table-cell>
          <table:table-cell table:formula="of:=[.$C211]/[.$D211]" office:value-type="float" office:value="0.857277142409525">
            <text:p>0.8572771424</text:p>
          </table:table-cell>
          <table:table-cell office:value-type="float" office:value="0.005472">
            <text:p>5.47E-003</text:p>
          </table:table-cell>
          <table:table-cell office:value-type="float" office:value="0.006383">
            <text:p>6.38E-003</text:p>
          </table:table-cell>
        </table:table-row>
        <table:table-row table:style-name="ro2">
          <table:table-cell office:value-type="string">
            <text:p>wsm52d_loop_8_kernelgen_cuda</text:p>
          </table:table-cell>
          <table:table-cell table:formula="of:=[.$C212]/[.$D212]" office:value-type="float" office:value="0.515911848749364">
            <text:p>0.5159118487</text:p>
          </table:table-cell>
          <table:table-cell office:value-type="float" office:value="0.01318">
            <text:p>1.32E-002</text:p>
          </table:table-cell>
          <table:table-cell office:value-type="float" office:value="0.025547">
            <text:p>2.55E-002</text:p>
          </table:table-cell>
        </table:table-row>
        <table:table-row table:style-name="ro2">
          <table:table-cell office:value-type="string">
            <text:p>kf_eta_para_loop_6_kernelgen_cuda</text:p>
          </table:table-cell>
          <table:table-cell table:formula="of:=[.$C213]/[.$D213]" office:value-type="float" office:value="0.0187045375822653">
            <text:p>0.0187045376</text:p>
          </table:table-cell>
          <table:table-cell office:value-type="float" office:value="0.000054">
            <text:p>5.40E-005</text:p>
          </table:table-cell>
          <table:table-cell office:value-type="float" office:value="0.002887">
            <text:p>2.89E-003</text:p>
          </table:table-cell>
        </table:table-row>
        <table:table-row table:style-name="ro2">
          <table:table-cell office:value-type="string">
            <text:p>wsm52d_loop_9_kernelgen_cuda</text:p>
          </table:table-cell>
          <table:table-cell table:formula="of:=[.$C214]/[.$D214]" office:value-type="float" office:value="2.39091978796746">
            <text:p>2.390919788</text:p>
          </table:table-cell>
          <table:table-cell office:value-type="float" office:value="0.07666458">
            <text:p>7.67E-002</text:p>
          </table:table-cell>
          <table:table-cell office:value-type="float" office:value="0.03206489">
            <text:p>3.21E-002</text:p>
          </table:table-cell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06">09/06/2011</text:date>, <text:time>09:16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03T16:26:26</meta:creation-date>
    <dc:date>2011-09-06T09:16:33</dc:date>
    <meta:editing-duration>PT6H15M16S</meta:editing-duration>
    <meta:editing-cycles>6</meta:editing-cycles>
    <meta:generator>LibreOffice/3.3$Unix LibreOffice_project/330m19$Build-301</meta:generator>
    <dc:creator>Mae Marcus</dc:creator>
    <meta:document-statistic meta:table-count="4" meta:cell-count="133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47b8b8"/>
    </style:style>
    <style:style style:name="ch10" style:family="chart">
      <style:chart-properties chart:solid-type="cuboid"/>
      <style:graphic-properties draw:fill-color="#ffcc99"/>
    </style:style>
    <style:style style:name="ch11" style:family="chart">
      <style:chart-properties chart:solid-type="cuboid"/>
      <style:graphic-properties draw:fill-color="#ff9966"/>
    </style:style>
    <style:style style:name="ch12" style:family="chart">
      <style:chart-properties chart:solid-type="cuboid"/>
      <style:graphic-properties draw:fill-color="#e6e64c"/>
    </style:style>
    <style:style style:name="ch13" style:family="chart">
      <style:chart-properties chart:solid-type="cuboid"/>
      <style:graphic-properties draw:fill-color="#579d1c"/>
      <style:text-properties fo:font-weight="bo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cm" svg:height="8.995cm" xlink:href=".." xlink:type="simple" chart:class="chart:bar" chart:style-name="ch1">
        <chart:plot-area chart:style-name="ch2" table:cell-range-address="Summary.A3:Summary.A8 Summary.C3:Summary.C8" chart:data-source-has-labels="column" svg:x="1.66cm" svg:y="0.851cm" svg:width="15.726cm" svg:height="6.697cm">
          <chartooo:coordinate-region svg:x="2.61cm" svg:y="1.086cm" svg:width="14.776cm" svg:height="5.746cm"/>
          <chart:axis chart:dimension="x" chart:name="primary-x" chart:style-name="ch3">
            <chart:title svg:x="6.058cm" svg:y="7.728cm" chart:style-name="ch4">
              <text:p>The generated kernel behaviour</text:p>
            </chart:title>
            <chart:categories table:cell-range-address="Summary.A3:Summary.A8"/>
          </chart:axis>
          <chart:axis chart:dimension="y" chart:name="primary-y" chart:style-name="ch5">
            <chart:title svg:x="0.451cm" svg:y="7.813cm" chart:style-name="ch6">
              <text:p>The number of generated kernels</text:p>
            </chart:title>
            <chart:grid chart:style-name="ch7" chart:class="major"/>
          </chart:axis>
          <chart:series chart:style-name="ch8" chart:values-cell-range-address="Summary.C3:Summary.C8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ummary.A3:Summary.A8</svg:desc>
                </draw:g>
              </table:table-cell>
              <table:table-cell office:value-type="float" office:value="322">
                <text:p>322</text:p>
                <draw:g>
                  <svg:desc>Summary.C3:Summary.C8</svg:desc>
                </draw:g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Slowdown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Accelerating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2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12cm" svg:height="13.612cm" xlink:href=".." xlink:type="simple" chart:class="chart:bar" chart:style-name="ch1">
        <chart:plot-area chart:style-name="ch2" table:cell-range-address="'WRF perf'.A1:'WRF perf'.B214" chart:data-source-has-labels="both" svg:x="2.104cm" svg:y="1.223cm" svg:width="25.364cm" svg:height="10.615cm">
          <chartooo:coordinate-region svg:x="2.673cm" svg:y="1.541cm" svg:width="24.795cm" svg:height="8.481cm"/>
          <chart:axis chart:dimension="x" chart:name="primary-x" chart:style-name="ch3">
            <chart:title svg:x="10.819cm" svg:y="12.111cm" chart:style-name="ch4">
              <text:p>The generated kernel name</text:p>
            </chart:title>
            <chart:categories table:cell-range-address="'WRF perf'.A2:'WRF perf'.A214"/>
          </chart:axis>
          <chart:axis chart:dimension="y" chart:name="primary-y" chart:style-name="ch5">
            <chart:title svg:x="0.451cm" svg:y="11.851cm" chart:style-name="ch6">
              <text:p>The generated kernel speedup, times</text:p>
            </chart:title>
            <chart:grid chart:style-name="ch7" chart:class="major"/>
          </chart:axis>
          <chart:series chart:style-name="ch8" chart:values-cell-range-address="'WRF perf'.B2:'WRF perf'.B214" chart:label-cell-address="'WRF perf'.B1:'WRF perf'.B1" chart:class="chart:bar">
            <chart:data-point chart:repeated="2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/ cpu time</text:p>
                <draw:g>
                  <svg:desc>'WRF perf'.B1:'WRF per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ec_bdyupdate_loop_4_kernelgen_cuda</text:p>
                <draw:g>
                  <svg:desc>'WRF perf'.A2:'WRF perf'.A214</svg:desc>
                </draw:g>
              </table:table-cell>
              <table:table-cell office:value-type="float" office:value="0.658188111240794">
                <text:p>0.658188111240794</text:p>
                <draw:g>
                  <svg:desc>'WRF perf'.B2:'WRF perf'.B214</svg:desc>
                </draw:g>
              </table:table-cell>
            </table:table-row>
            <table:table-row>
              <table:table-cell office:value-type="string">
                <text:p>kf_eta_para_loop_20_kernelgen_cuda</text:p>
              </table:table-cell>
              <table:table-cell office:value-type="float" office:value="0.0254799301919721">
                <text:p>0.0254799301919721</text:p>
              </table:table-cell>
            </table:table-row>
            <table:table-row>
              <table:table-cell office:value-type="string">
                <text:p>small_step_prep_loop_9_kernelgen_cuda</text:p>
              </table:table-cell>
              <table:table-cell office:value-type="float" office:value="0.202508577855607">
                <text:p>0.202508577855607</text:p>
              </table:table-cell>
            </table:table-row>
            <table:table-row>
              <table:table-cell office:value-type="string">
                <text:p>ysu2d_loop_42_kernelgen_cuda</text:p>
              </table:table-cell>
              <table:table-cell office:value-type="float" office:value="0.118319392120554">
                <text:p>0.118319392120554</text:p>
              </table:table-cell>
            </table:table-row>
            <table:table-row>
              <table:table-cell office:value-type="string">
                <text:p>tridin_ysu_loop_3_kernelgen_cuda</text:p>
              </table:table-cell>
              <table:table-cell office:value-type="float" office:value="0.0464670305354772">
                <text:p>0.0464670305354772</text:p>
              </table:table-cell>
            </table:table-row>
            <table:table-row>
              <table:table-cell office:value-type="string">
                <text:p>relax_bdytend_core_loop_4_kernelgen_cuda</text:p>
              </table:table-cell>
              <table:table-cell office:value-type="float" office:value="0.857207308820212">
                <text:p>0.857207308820212</text:p>
              </table:table-cell>
            </table:table-row>
            <table:table-row>
              <table:table-cell office:value-type="string">
                <text:p>advect_u_loop_68_kernelgen_cuda</text:p>
              </table:table-cell>
              <table:table-cell office:value-type="float" office:value="0.0900415576419886">
                <text:p>0.0900415576419886</text:p>
              </table:table-cell>
            </table:table-row>
            <table:table-row>
              <table:table-cell office:value-type="string">
                <text:p>advect_u_loop_16_kernelgen_cuda</text:p>
              </table:table-cell>
              <table:table-cell office:value-type="float" office:value="0.0803862401931201">
                <text:p>0.0803862401931201</text:p>
              </table:table-cell>
            </table:table-row>
            <table:table-row>
              <table:table-cell office:value-type="string">
                <text:p>advect_u_loop_18_kernelgen_cuda</text:p>
              </table:table-cell>
              <table:table-cell office:value-type="float" office:value="0.0789403209525575">
                <text:p>0.0789403209525575</text:p>
              </table:table-cell>
            </table:table-row>
            <table:table-row>
              <table:table-cell office:value-type="string">
                <text:p>nislfv_rain_plm_loop_4_kernelgen_cuda</text:p>
              </table:table-cell>
              <table:table-cell office:value-type="float" office:value="0.0233050847457627">
                <text:p>0.0233050847457627</text:p>
              </table:table-cell>
            </table:table-row>
            <table:table-row>
              <table:table-cell office:value-type="string">
                <text:p>advance_uv_loop_6_kernelgen_cuda</text:p>
              </table:table-cell>
              <table:table-cell office:value-type="float" office:value="0.0806067317695225">
                <text:p>0.0806067317695225</text:p>
              </table:table-cell>
            </table:table-row>
            <table:table-row>
              <table:table-cell office:value-type="string">
                <text:p>advance_w_loop_9_kernelgen_cuda</text:p>
              </table:table-cell>
              <table:table-cell office:value-type="float" office:value="0.0793526211805462">
                <text:p>0.0793526211805462</text:p>
              </table:table-cell>
            </table:table-row>
            <table:table-row>
              <table:table-cell office:value-type="string">
                <text:p>relax_bdytend_core_loop_1_kernelgen_cuda</text:p>
              </table:table-cell>
              <table:table-cell office:value-type="float" office:value="0.242534935414173">
                <text:p>0.242534935414173</text:p>
              </table:table-cell>
            </table:table-row>
            <table:table-row>
              <table:table-cell office:value-type="string">
                <text:p>tridin_ysu_loop_1_kernelgen_cuda</text:p>
              </table:table-cell>
              <table:table-cell office:value-type="float" office:value="0.0491642084562439">
                <text:p>0.0491642084562439</text:p>
              </table:table-cell>
            </table:table-row>
            <table:table-row>
              <table:table-cell office:value-type="string">
                <text:p>kf_eta_para_loop_37_kernelgen_cuda</text:p>
              </table:table-cell>
              <table:table-cell office:value-type="float" office:value="0.0241049273307338">
                <text:p>0.0241049273307338</text:p>
              </table:table-cell>
            </table:table-row>
            <table:table-row>
              <table:table-cell office:value-type="string">
                <text:p>advect_v_loop_14_kernelgen_cuda</text:p>
              </table:table-cell>
              <table:table-cell office:value-type="float" office:value="0.0837404819410387">
                <text:p>0.0837404819410387</text:p>
              </table:table-cell>
            </table:table-row>
            <table:table-row>
              <table:table-cell office:value-type="string">
                <text:p>wsm5_loop_1_kernelgen_cuda</text:p>
              </table:table-cell>
              <table:table-cell office:value-type="float" office:value="0.14995135891044">
                <text:p>0.14995135891044</text:p>
              </table:table-cell>
            </table:table-row>
            <table:table-row>
              <table:table-cell office:value-type="string">
                <text:p>spec_bdytend_loop_3_kernelgen_cuda</text:p>
              </table:table-cell>
              <table:table-cell office:value-type="float" office:value="0.789573413662423">
                <text:p>0.789573413662423</text:p>
              </table:table-cell>
            </table:table-row>
            <table:table-row>
              <table:table-cell office:value-type="string">
                <text:p>wsm52d_loop_3_kernelgen_cuda</text:p>
              </table:table-cell>
              <table:table-cell office:value-type="float" office:value="0.109604258273548">
                <text:p>0.109604258273548</text:p>
              </table:table-cell>
            </table:table-row>
            <table:table-row>
              <table:table-cell office:value-type="string">
                <text:p>ysu2d_loop_15_kernelgen_cuda</text:p>
              </table:table-cell>
              <table:table-cell office:value-type="float" office:value="0.0374119718309859">
                <text:p>0.0374119718309859</text:p>
              </table:table-cell>
            </table:table-row>
            <table:table-row>
              <table:table-cell office:value-type="string">
                <text:p>small_step_prep_loop_12_kernelgen_cuda</text:p>
              </table:table-cell>
              <table:table-cell office:value-type="float" office:value="0.123853766304512">
                <text:p>0.123853766304512</text:p>
              </table:table-cell>
            </table:table-row>
            <table:table-row>
              <table:table-cell office:value-type="string">
                <text:p>kf_eta_para_loop_26_kernelgen_cuda</text:p>
              </table:table-cell>
              <table:table-cell office:value-type="float" office:value="0.0298602287166455">
                <text:p>0.0298602287166455</text:p>
              </table:table-cell>
            </table:table-row>
            <table:table-row>
              <table:table-cell office:value-type="string">
                <text:p>tridi1n_loop_6_kernelgen_cuda</text:p>
              </table:table-cell>
              <table:table-cell office:value-type="float" office:value="0.0432682209619828">
                <text:p>0.0432682209619828</text:p>
              </table:table-cell>
            </table:table-row>
            <table:table-row>
              <table:table-cell office:value-type="string">
                <text:p>kf_eta_para_loop_35_kernelgen_cuda</text:p>
              </table:table-cell>
              <table:table-cell office:value-type="float" office:value="0.025328587075575">
                <text:p>0.025328587075575</text:p>
              </table:table-cell>
            </table:table-row>
            <table:table-row>
              <table:table-cell office:value-type="string">
                <text:p>set_physical_bc3d_loop_10_kernelgen_cuda</text:p>
              </table:table-cell>
              <table:table-cell office:value-type="float" office:value="0.758844869077979">
                <text:p>0.758844869077979</text:p>
              </table:table-cell>
            </table:table-row>
            <table:table-row>
              <table:table-cell office:value-type="string">
                <text:p>zero_grad_bdy_loop_4_kernelgen_cuda</text:p>
              </table:table-cell>
              <table:table-cell office:value-type="float" office:value="0.858229043683589">
                <text:p>0.858229043683589</text:p>
              </table:table-cell>
            </table:table-row>
            <table:table-row>
              <table:table-cell office:value-type="string">
                <text:p>wsm52d_loop_28_kernelgen_cuda</text:p>
              </table:table-cell>
              <table:table-cell office:value-type="float" office:value="0.640999617919572">
                <text:p>0.640999617919572</text:p>
              </table:table-cell>
            </table:table-row>
            <table:table-row>
              <table:table-cell office:value-type="string">
                <text:p>kf_eta_para_loop_4_kernelgen_cuda</text:p>
              </table:table-cell>
              <table:table-cell office:value-type="float" office:value="0.0216867469879518">
                <text:p>0.0216867469879518</text:p>
              </table:table-cell>
            </table:table-row>
            <table:table-row>
              <table:table-cell office:value-type="string">
                <text:p>advance_mu_t_loop_8_kernelgen_cuda</text:p>
              </table:table-cell>
              <table:table-cell office:value-type="float" office:value="0.087984521545222">
                <text:p>0.087984521545222</text:p>
              </table:table-cell>
            </table:table-row>
            <table:table-row>
              <table:table-cell office:value-type="string">
                <text:p>ysu2d_loop_14_kernelgen_cuda</text:p>
              </table:table-cell>
              <table:table-cell office:value-type="float" office:value="0.13897978825794">
                <text:p>0.13897978825794</text:p>
              </table:table-cell>
            </table:table-row>
            <table:table-row>
              <table:table-cell office:value-type="string">
                <text:p>ysu2d_loop_36_kernelgen_cuda</text:p>
              </table:table-cell>
              <table:table-cell office:value-type="float" office:value="0.126999378285198">
                <text:p>0.126999378285198</text:p>
              </table:table-cell>
            </table:table-row>
            <table:table-row>
              <table:table-cell office:value-type="string">
                <text:p>ysu2d_loop_13_kernelgen_cuda</text:p>
              </table:table-cell>
              <table:table-cell office:value-type="float" office:value="0.0347387173396675">
                <text:p>0.0347387173396675</text:p>
              </table:table-cell>
            </table:table-row>
            <table:table-row>
              <table:table-cell office:value-type="string">
                <text:p>ysu2d_loop_6_kernelgen_cuda</text:p>
              </table:table-cell>
              <table:table-cell office:value-type="float" office:value="0.115389181274979">
                <text:p>0.115389181274979</text:p>
              </table:table-cell>
            </table:table-row>
            <table:table-row>
              <table:table-cell office:value-type="string">
                <text:p>set_physical_bc2d_loop_11_kernelgen_cuda</text:p>
              </table:table-cell>
              <table:table-cell office:value-type="float" office:value="0.0999020568070519">
                <text:p>0.0999020568070519</text:p>
              </table:table-cell>
            </table:table-row>
            <table:table-row>
              <table:table-cell office:value-type="string">
                <text:p>advance_w_loop_8_kernelgen_cuda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kf_eta_para_loop_12_kernelgen_cuda</text:p>
              </table:table-cell>
              <table:table-cell office:value-type="float" office:value="0.0406940063091483">
                <text:p>0.0406940063091483</text:p>
              </table:table-cell>
            </table:table-row>
            <table:table-row>
              <table:table-cell office:value-type="string">
                <text:p>nislfv_rain_plm_loop_9_kernelgen_cuda</text:p>
              </table:table-cell>
              <table:table-cell office:value-type="float" office:value="0.028436018957346">
                <text:p>0.028436018957346</text:p>
              </table:table-cell>
            </table:table-row>
            <table:table-row>
              <table:table-cell office:value-type="string">
                <text:p>advect_v_loop_57_kernelgen_cuda</text:p>
              </table:table-cell>
              <table:table-cell office:value-type="float" office:value="0.0402862985685072">
                <text:p>0.0402862985685072</text:p>
              </table:table-cell>
            </table:table-row>
            <table:table-row>
              <table:table-cell office:value-type="string">
                <text:p>set_physical_bc3d_loop_20_kernelgen_cuda</text:p>
              </table:table-cell>
              <table:table-cell office:value-type="float" office:value="0.109358959735371">
                <text:p>0.109358959735371</text:p>
              </table:table-cell>
            </table:table-row>
            <table:table-row>
              <table:table-cell office:value-type="string">
                <text:p>advect_v_loop_69_kernelgen_cuda</text:p>
              </table:table-cell>
              <table:table-cell office:value-type="float" office:value="0.0871994360755032">
                <text:p>0.0871994360755032</text:p>
              </table:table-cell>
            </table:table-row>
            <table:table-row>
              <table:table-cell office:value-type="string">
                <text:p>tridi1n_loop_2_kernelgen_cuda</text:p>
              </table:table-cell>
              <table:table-cell office:value-type="float" office:value="0.0317490494296578">
                <text:p>0.0317490494296578</text:p>
              </table:table-cell>
            </table:table-row>
            <table:table-row>
              <table:table-cell office:value-type="string">
                <text:p>spec_bdytend_loop_4_kernelgen_cuda</text:p>
              </table:table-cell>
              <table:table-cell office:value-type="float" office:value="0.780839194761096">
                <text:p>0.780839194761096</text:p>
              </table:table-cell>
            </table:table-row>
            <table:table-row>
              <table:table-cell office:value-type="string">
                <text:p>wsm52d_loop_29_kernelgen_cuda</text:p>
              </table:table-cell>
              <table:table-cell office:value-type="float" office:value="0.0940181726400808">
                <text:p>0.0940181726400808</text:p>
              </table:table-cell>
            </table:table-row>
            <table:table-row>
              <table:table-cell office:value-type="string">
                <text:p>advect_w_loop_26_kernelgen_cuda</text:p>
              </table:table-cell>
              <table:table-cell office:value-type="float" office:value="0.0273019271948608">
                <text:p>0.0273019271948608</text:p>
              </table:table-cell>
            </table:table-row>
            <table:table-row>
              <table:table-cell office:value-type="string">
                <text:p>advance_uv_loop_1_kernelgen_cuda</text:p>
              </table:table-cell>
              <table:table-cell office:value-type="float" office:value="0.0586849560161026">
                <text:p>0.0586849560161026</text:p>
              </table:table-cell>
            </table:table-row>
            <table:table-row>
              <table:table-cell office:value-type="string">
                <text:p>ysu2d_loop_26_kernelgen_cuda</text:p>
              </table:table-cell>
              <table:table-cell office:value-type="float" office:value="0.0451860602480803">
                <text:p>0.0451860602480803</text:p>
              </table:table-cell>
            </table:table-row>
            <table:table-row>
              <table:table-cell office:value-type="string">
                <text:p>set_physical_bc2d_loop_20_kernelgen_cuda</text:p>
              </table:table-cell>
              <table:table-cell office:value-type="float" office:value="0.0470004723665565">
                <text:p>0.0470004723665565</text:p>
              </table:table-cell>
            </table:table-row>
            <table:table-row>
              <table:table-cell office:value-type="string">
                <text:p>set_physical_bc3d_loop_9_kernelgen_cuda</text:p>
              </table:table-cell>
              <table:table-cell office:value-type="float" office:value="0.716814477038527">
                <text:p>0.716814477038527</text:p>
              </table:table-cell>
            </table:table-row>
            <table:table-row>
              <table:table-cell office:value-type="string">
                <text:p>advance_uv_loop_7_kernelgen_cuda</text:p>
              </table:table-cell>
              <table:table-cell office:value-type="float" office:value="0.0890173631716982">
                <text:p>0.0890173631716982</text:p>
              </table:table-cell>
            </table:table-row>
            <table:table-row>
              <table:table-cell office:value-type="string">
                <text:p>advect_w_loop_36_kernelgen_cuda</text:p>
              </table:table-cell>
              <table:table-cell office:value-type="float" office:value="0.0891350210970464">
                <text:p>0.0891350210970464</text:p>
              </table:table-cell>
            </table:table-row>
            <table:table-row>
              <table:table-cell office:value-type="string">
                <text:p>spec_bdyupdate_loop_2_kernelgen_cuda</text:p>
              </table:table-cell>
              <table:table-cell office:value-type="float" office:value="0.0502307086318791">
                <text:p>0.0502307086318791</text:p>
              </table:table-cell>
            </table:table-row>
            <table:table-row>
              <table:table-cell office:value-type="string">
                <text:p>spec_bdyupdate_ph_loop_3_kernelgen_cuda</text:p>
              </table:table-cell>
              <table:table-cell office:value-type="float" office:value="0.826547893239398">
                <text:p>0.826547893239398</text:p>
              </table:table-cell>
            </table:table-row>
            <table:table-row>
              <table:table-cell office:value-type="string">
                <text:p>ysu2d_loop_17_kernelgen_cuda</text:p>
              </table:table-cell>
              <table:table-cell office:value-type="float" office:value="0.0982816429170159">
                <text:p>0.0982816429170159</text:p>
              </table:table-cell>
            </table:table-row>
            <table:table-row>
              <table:table-cell office:value-type="string">
                <text:p>advect_w_loop_97_kernelgen_cuda</text:p>
              </table:table-cell>
              <table:table-cell office:value-type="float" office:value="0.0580222890500619">
                <text:p>0.0580222890500619</text:p>
              </table:table-cell>
            </table:table-row>
            <table:table-row>
              <table:table-cell office:value-type="string">
                <text:p>advect_v_loop_68_kernelgen_cuda</text:p>
              </table:table-cell>
              <table:table-cell office:value-type="float" office:value="0.0913751507840772">
                <text:p>0.0913751507840772</text:p>
              </table:table-cell>
            </table:table-row>
            <table:table-row>
              <table:table-cell office:value-type="string">
                <text:p>advance_w_loop_4_kernelgen_cuda</text:p>
              </table:table-cell>
              <table:table-cell office:value-type="float" office:value="0.0698126370340841">
                <text:p>0.0698126370340841</text:p>
              </table:table-cell>
            </table:table-row>
            <table:table-row>
              <table:table-cell office:value-type="string">
                <text:p>kf_eta_para_loop_19_kernelgen_cuda</text:p>
              </table:table-cell>
              <table:table-cell office:value-type="float" office:value="0.0255591054313099">
                <text:p>0.0255591054313099</text:p>
              </table:table-cell>
            </table:table-row>
            <table:table-row>
              <table:table-cell office:value-type="string">
                <text:p>set_physical_bc2d_loop_10_kernelgen_cuda</text:p>
              </table:table-cell>
              <table:table-cell office:value-type="float" office:value="0.113968734241049">
                <text:p>0.113968734241049</text:p>
              </table:table-cell>
            </table:table-row>
            <table:table-row>
              <table:table-cell office:value-type="string">
                <text:p>advect_u_loop_22_kernelgen_cuda</text:p>
              </table:table-cell>
              <table:table-cell office:value-type="float" office:value="0.0764822858339003">
                <text:p>0.0764822858339003</text:p>
              </table:table-cell>
            </table:table-row>
            <table:table-row>
              <table:table-cell office:value-type="string">
                <text:p>advect_u_loop_69_kernelgen_cuda</text:p>
              </table:table-cell>
              <table:table-cell office:value-type="float" office:value="0.069491690154534">
                <text:p>0.069491690154534</text:p>
              </table:table-cell>
            </table:table-row>
            <table:table-row>
              <table:table-cell office:value-type="string">
                <text:p>ysu2d_loop_33_kernelgen_cuda</text:p>
              </table:table-cell>
              <table:table-cell office:value-type="float" office:value="0.171011396011396">
                <text:p>0.171011396011396</text:p>
              </table:table-cell>
            </table:table-row>
            <table:table-row>
              <table:table-cell office:value-type="string">
                <text:p>zero_grad_bdy_loop_1_kernelgen_cuda</text:p>
              </table:table-cell>
              <table:table-cell office:value-type="float" office:value="0.480264592571055">
                <text:p>0.480264592571055</text:p>
              </table:table-cell>
            </table:table-row>
            <table:table-row>
              <table:table-cell office:value-type="string">
                <text:p>relax_bdytend_core_loop_3_kernelgen_cuda</text:p>
              </table:table-cell>
              <table:table-cell office:value-type="float" office:value="0.882430144751108">
                <text:p>0.882430144751108</text:p>
              </table:table-cell>
            </table:table-row>
            <table:table-row>
              <table:table-cell office:value-type="string">
                <text:p>advect_w_loop_31_kernelgen_cuda</text:p>
              </table:table-cell>
              <table:table-cell office:value-type="float" office:value="0.0750962606920433">
                <text:p>0.0750962606920433</text:p>
              </table:table-cell>
            </table:table-row>
            <table:table-row>
              <table:table-cell office:value-type="string">
                <text:p>wsm52d_loop_14_kernelgen_cuda</text:p>
              </table:table-cell>
              <table:table-cell office:value-type="float" office:value="0.112576246860423">
                <text:p>0.112576246860423</text:p>
              </table:table-cell>
            </table:table-row>
            <table:table-row>
              <table:table-cell office:value-type="string">
                <text:p>flow_dep_bdy_loop_3_kernelgen_cuda</text:p>
              </table:table-cell>
              <table:table-cell office:value-type="float" office:value="1.27404783505419">
                <text:p>1.27404783505419</text:p>
              </table:table-cell>
            </table:table-row>
            <table:table-row>
              <table:table-cell office:value-type="string">
                <text:p>wsm52d_loop_1_kernelgen_cuda</text:p>
              </table:table-cell>
              <table:table-cell office:value-type="float" office:value="0.504694201985662">
                <text:p>0.504694201985662</text:p>
              </table:table-cell>
            </table:table-row>
            <table:table-row>
              <table:table-cell office:value-type="string">
                <text:p>advance_uv_loop_3_kernelgen_cuda</text:p>
              </table:table-cell>
              <table:table-cell office:value-type="float" office:value="0.123826046340934">
                <text:p>0.123826046340934</text:p>
              </table:table-cell>
            </table:table-row>
            <table:table-row>
              <table:table-cell office:value-type="string">
                <text:p>advance_w_loop_6_kernelgen_cuda</text:p>
              </table:table-cell>
              <table:table-cell office:value-type="float" office:value="0.0567300380228137">
                <text:p>0.0567300380228137</text:p>
              </table:table-cell>
            </table:table-row>
            <table:table-row>
              <table:table-cell office:value-type="string">
                <text:p>advect_w_loop_95_kernelgen_cuda</text:p>
              </table:table-cell>
              <table:table-cell office:value-type="float" office:value="0.0898407298592856">
                <text:p>0.0898407298592856</text:p>
              </table:table-cell>
            </table:table-row>
            <table:table-row>
              <table:table-cell office:value-type="string">
                <text:p>advance_mu_t_loop_4_kernelgen_cuda</text:p>
              </table:table-cell>
              <table:table-cell office:value-type="float" office:value="0.0699084333319396">
                <text:p>0.0699084333319396</text:p>
              </table:table-cell>
            </table:table-row>
            <table:table-row>
              <table:table-cell office:value-type="string">
                <text:p>ysu2d_loop_50_kernelgen_cuda</text:p>
              </table:table-cell>
              <table:table-cell office:value-type="float" office:value="0.0741232227488152">
                <text:p>0.0741232227488152</text:p>
              </table:table-cell>
            </table:table-row>
            <table:table-row>
              <table:table-cell office:value-type="string">
                <text:p>kf_eta_para_loop_34_kernelgen_cuda</text:p>
              </table:table-cell>
              <table:table-cell office:value-type="float" office:value="0.0336754329698525">
                <text:p>0.0336754329698525</text:p>
              </table:table-cell>
            </table:table-row>
            <table:table-row>
              <table:table-cell office:value-type="string">
                <text:p>wsm52d_loop_19_kernelgen_cuda</text:p>
              </table:table-cell>
              <table:table-cell office:value-type="float" office:value="0.0492121735376646">
                <text:p>0.0492121735376646</text:p>
              </table:table-cell>
            </table:table-row>
            <table:table-row>
              <table:table-cell office:value-type="string">
                <text:p>wsm52d_loop_18_kernelgen_cuda</text:p>
              </table:table-cell>
              <table:table-cell office:value-type="float" office:value="0.257908002520479">
                <text:p>0.257908002520479</text:p>
              </table:table-cell>
            </table:table-row>
            <table:table-row>
              <table:table-cell office:value-type="string">
                <text:p>spec_bdyupdate_ph_loop_1_kernelgen_cuda</text:p>
              </table:table-cell>
              <table:table-cell office:value-type="float" office:value="0.0977085496711665">
                <text:p>0.0977085496711665</text:p>
              </table:table-cell>
            </table:table-row>
            <table:table-row>
              <table:table-cell office:value-type="string">
                <text:p>advance_uv_loop_2_kernelgen_cuda</text:p>
              </table:table-cell>
              <table:table-cell office:value-type="float" office:value="0.0199027310138421">
                <text:p>0.0199027310138421</text:p>
              </table:table-cell>
            </table:table-row>
            <table:table-row>
              <table:table-cell office:value-type="string">
                <text:p>advect_v_loop_24_kernelgen_cuda</text:p>
              </table:table-cell>
              <table:table-cell office:value-type="float" office:value="0.0798475273347377">
                <text:p>0.0798475273347377</text:p>
              </table:table-cell>
            </table:table-row>
            <table:table-row>
              <table:table-cell office:value-type="string">
                <text:p>set_physical_bc2d_loop_21_kernelgen_cuda</text:p>
              </table:table-cell>
              <table:table-cell office:value-type="float" office:value="0.045886828340466">
                <text:p>0.045886828340466</text:p>
              </table:table-cell>
            </table:table-row>
            <table:table-row>
              <table:table-cell office:value-type="string">
                <text:p>wsm52d_loop_23_kernelgen_cuda</text:p>
              </table:table-cell>
              <table:table-cell office:value-type="float" office:value="5.16240633072381">
                <text:p>5.16240633072381</text:p>
              </table:table-cell>
            </table:table-row>
            <table:table-row>
              <table:table-cell office:value-type="string">
                <text:p>advance_w_loop_1_kernelgen_cuda</text:p>
              </table:table-cell>
              <table:table-cell office:value-type="float" office:value="0.041583277740716">
                <text:p>0.041583277740716</text:p>
              </table:table-cell>
            </table:table-row>
            <table:table-row>
              <table:table-cell office:value-type="string">
                <text:p>advance_uv_loop_10_kernelgen_cuda</text:p>
              </table:table-cell>
              <table:table-cell office:value-type="float" office:value="0.0196713723675075">
                <text:p>0.0196713723675075</text:p>
              </table:table-cell>
            </table:table-row>
            <table:table-row>
              <table:table-cell office:value-type="string">
                <text:p>advect_v_loop_16_kernelgen_cuda</text:p>
              </table:table-cell>
              <table:table-cell office:value-type="float" office:value="0.0888847235238988">
                <text:p>0.0888847235238988</text:p>
              </table:table-cell>
            </table:table-row>
            <table:table-row>
              <table:table-cell office:value-type="string">
                <text:p>wsm52d_loop_10_kernelgen_cuda</text:p>
              </table:table-cell>
              <table:table-cell office:value-type="float" office:value="0.11314751747625">
                <text:p>0.11314751747625</text:p>
              </table:table-cell>
            </table:table-row>
            <table:table-row>
              <table:table-cell office:value-type="string">
                <text:p>advance_uv_loop_4_kernelgen_cuda</text:p>
              </table:table-cell>
              <table:table-cell office:value-type="float" office:value="0.0800266755585195">
                <text:p>0.0800266755585195</text:p>
              </table:table-cell>
            </table:table-row>
            <table:table-row>
              <table:table-cell office:value-type="string">
                <text:p>advance_mu_t_loop_2_kernelgen_cuda</text:p>
              </table:table-cell>
              <table:table-cell office:value-type="float" office:value="0.286199741376718">
                <text:p>0.286199741376718</text:p>
              </table:table-cell>
            </table:table-row>
            <table:table-row>
              <table:table-cell office:value-type="string">
                <text:p>kf_eta_para_loop_23_kernelgen_cuda</text:p>
              </table:table-cell>
              <table:table-cell office:value-type="float" office:value="0.0313688212927757">
                <text:p>0.0313688212927757</text:p>
              </table:table-cell>
            </table:table-row>
            <table:table-row>
              <table:table-cell office:value-type="string">
                <text:p>ysu2d_loop_49_kernelgen_cuda</text:p>
              </table:table-cell>
              <table:table-cell office:value-type="float" office:value="0.296859802695568">
                <text:p>0.296859802695568</text:p>
              </table:table-cell>
            </table:table-row>
            <table:table-row>
              <table:table-cell office:value-type="string">
                <text:p>advance_w_loop_7_kernelgen_cuda</text:p>
              </table:table-cell>
              <table:table-cell office:value-type="float" office:value="0.159342438335198">
                <text:p>0.159342438335198</text:p>
              </table:table-cell>
            </table:table-row>
            <table:table-row>
              <table:table-cell office:value-type="string">
                <text:p>set_physical_bc2d_loop_22_kernelgen_cuda</text:p>
              </table:table-cell>
              <table:table-cell office:value-type="float" office:value="0.0504768550825773">
                <text:p>0.0504768550825773</text:p>
              </table:table-cell>
            </table:table-row>
            <table:table-row>
              <table:table-cell office:value-type="string">
                <text:p>flow_dep_bdy_loop_2_kernelgen_cuda</text:p>
              </table:table-cell>
              <table:table-cell office:value-type="float" office:value="0.139933628318584">
                <text:p>0.139933628318584</text:p>
              </table:table-cell>
            </table:table-row>
            <table:table-row>
              <table:table-cell office:value-type="string">
                <text:p>nislfv_rain_plm_loop_12_kernelgen_cuda</text:p>
              </table:table-cell>
              <table:table-cell office:value-type="float" office:value="0.0150293255131965">
                <text:p>0.0150293255131965</text:p>
              </table:table-cell>
            </table:table-row>
            <table:table-row>
              <table:table-cell office:value-type="string">
                <text:p>ysu2d_loop_54_kernelgen_cuda</text:p>
              </table:table-cell>
              <table:table-cell office:value-type="float" office:value="0.0343218012081274">
                <text:p>0.0343218012081274</text:p>
              </table:table-cell>
            </table:table-row>
            <table:table-row>
              <table:table-cell office:value-type="string">
                <text:p>advance_uv_loop_11_kernelgen_cuda</text:p>
              </table:table-cell>
              <table:table-cell office:value-type="float" office:value="0.135863559932741">
                <text:p>0.135863559932741</text:p>
              </table:table-cell>
            </table:table-row>
            <table:table-row>
              <table:table-cell office:value-type="string">
                <text:p>zero_grad_bdy_loop_3_kernelgen_cuda</text:p>
              </table:table-cell>
              <table:table-cell office:value-type="float" office:value="0.826755726986217">
                <text:p>0.826755726986217</text:p>
              </table:table-cell>
            </table:table-row>
            <table:table-row>
              <table:table-cell office:value-type="string">
                <text:p>advect_scalar_loop_65_kernelgen_cuda</text:p>
              </table:table-cell>
              <table:table-cell office:value-type="float" office:value="0.0697456449371384">
                <text:p>0.0697456449371384</text:p>
              </table:table-cell>
            </table:table-row>
            <table:table-row>
              <table:table-cell office:value-type="string">
                <text:p>advance_uv_loop_12_kernelgen_cuda</text:p>
              </table:table-cell>
              <table:table-cell office:value-type="float" office:value="0.0875039846987568">
                <text:p>0.0875039846987568</text:p>
              </table:table-cell>
            </table:table-row>
            <table:table-row>
              <table:table-cell office:value-type="string">
                <text:p>ysu2d_loop_9_kernelgen_cuda</text:p>
              </table:table-cell>
              <table:table-cell office:value-type="float" office:value="0.0497630331753554">
                <text:p>0.0497630331753554</text:p>
              </table:table-cell>
            </table:table-row>
            <table:table-row>
              <table:table-cell office:value-type="string">
                <text:p>calc_coef_w_loop_2_kernelgen_cuda</text:p>
              </table:table-cell>
              <table:table-cell office:value-type="float" office:value="0.0683684850943014">
                <text:p>0.0683684850943014</text:p>
              </table:table-cell>
            </table:table-row>
            <table:table-row>
              <table:table-cell office:value-type="string">
                <text:p>wsm52d_loop_12_kernelgen_cuda</text:p>
              </table:table-cell>
              <table:table-cell office:value-type="float" office:value="1.33098259047781">
                <text:p>1.33098259047781</text:p>
              </table:table-cell>
            </table:table-row>
            <table:table-row>
              <table:table-cell office:value-type="string">
                <text:p>ysu2d_loop_4_kernelgen_cuda</text:p>
              </table:table-cell>
              <table:table-cell office:value-type="float" office:value="0.0336859688195991">
                <text:p>0.0336859688195991</text:p>
              </table:table-cell>
            </table:table-row>
            <table:table-row>
              <table:table-cell office:value-type="string">
                <text:p>advect_w_loop_96_kernelgen_cuda</text:p>
              </table:table-cell>
              <table:table-cell office:value-type="float" office:value="0.0714701352045182">
                <text:p>0.0714701352045182</text:p>
              </table:table-cell>
            </table:table-row>
            <table:table-row>
              <table:table-cell office:value-type="string">
                <text:p>ysu2d_loop_1_kernelgen_cuda</text:p>
              </table:table-cell>
              <table:table-cell office:value-type="float" office:value="0.0874071015689513">
                <text:p>0.0874071015689513</text:p>
              </table:table-cell>
            </table:table-row>
            <table:table-row>
              <table:table-cell office:value-type="string">
                <text:p>kf_eta_para_loop_28_kernelgen_cuda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wsm52d_loop_13_kernelgen_cuda</text:p>
              </table:table-cell>
              <table:table-cell office:value-type="float" office:value="0.144792238696687">
                <text:p>0.144792238696687</text:p>
              </table:table-cell>
            </table:table-row>
            <table:table-row>
              <table:table-cell office:value-type="string">
                <text:p>set_physical_bc3d_loop_22_kernelgen_cuda</text:p>
              </table:table-cell>
              <table:table-cell office:value-type="float" office:value="0.108404144200096">
                <text:p>0.108404144200096</text:p>
              </table:table-cell>
            </table:table-row>
            <table:table-row>
              <table:table-cell office:value-type="string">
                <text:p>wsm52d_loop_27_kernelgen_cuda</text:p>
              </table:table-cell>
              <table:table-cell office:value-type="float" office:value="7.12867888812472">
                <text:p>7.12867888812472</text:p>
              </table:table-cell>
            </table:table-row>
            <table:table-row>
              <table:table-cell office:value-type="string">
                <text:p>kf_eta_para_loop_17_kernelgen_cuda</text:p>
              </table:table-cell>
              <table:table-cell office:value-type="float" office:value="0.022688791059939">
                <text:p>0.022688791059939</text:p>
              </table:table-cell>
            </table:table-row>
            <table:table-row>
              <table:table-cell office:value-type="string">
                <text:p>advance_mu_t_loop_5_kernelgen_cuda</text:p>
              </table:table-cell>
              <table:table-cell office:value-type="float" office:value="0.0601071975497703">
                <text:p>0.0601071975497703</text:p>
              </table:table-cell>
            </table:table-row>
            <table:table-row>
              <table:table-cell office:value-type="string">
                <text:p>ysu2d_loop_21_kernelgen_cuda</text:p>
              </table:table-cell>
              <table:table-cell office:value-type="float" office:value="0.043730971491835">
                <text:p>0.043730971491835</text:p>
              </table:table-cell>
            </table:table-row>
            <table:table-row>
              <table:table-cell office:value-type="string">
                <text:p>small_step_prep_loop_11_kernelgen_cuda</text:p>
              </table:table-cell>
              <table:table-cell office:value-type="float" office:value="0.108366338153572">
                <text:p>0.108366338153572</text:p>
              </table:table-cell>
            </table:table-row>
            <table:table-row>
              <table:table-cell office:value-type="string">
                <text:p>advect_scalar_loop_14_kernelgen_cuda</text:p>
              </table:table-cell>
              <table:table-cell office:value-type="float" office:value="0.13374394184168">
                <text:p>0.13374394184168</text:p>
              </table:table-cell>
            </table:table-row>
            <table:table-row>
              <table:table-cell office:value-type="string">
                <text:p>spec_bdytend_loop_1_kernelgen_cuda</text:p>
              </table:table-cell>
              <table:table-cell office:value-type="float" office:value="0.061063612832379">
                <text:p>0.061063612832379</text:p>
              </table:table-cell>
            </table:table-row>
            <table:table-row>
              <table:table-cell office:value-type="string">
                <text:p>advect_u_loop_24_kernelgen_cuda</text:p>
              </table:table-cell>
              <table:table-cell office:value-type="float" office:value="0.0262468685948531">
                <text:p>0.0262468685948531</text:p>
              </table:table-cell>
            </table:table-row>
            <table:table-row>
              <table:table-cell office:value-type="string">
                <text:p>nislfv_rain_plm_loop_8_kernelgen_cuda</text:p>
              </table:table-cell>
              <table:table-cell office:value-type="float" office:value="0.0227027027027027">
                <text:p>0.0227027027027027</text:p>
              </table:table-cell>
            </table:table-row>
            <table:table-row>
              <table:table-cell office:value-type="string">
                <text:p>advance_mu_t_loop_3_kernelgen_cuda</text:p>
              </table:table-cell>
              <table:table-cell office:value-type="float" office:value="0.149141809698384">
                <text:p>0.149141809698384</text:p>
              </table:table-cell>
            </table:table-row>
            <table:table-row>
              <table:table-cell office:value-type="string">
                <text:p>kf_eta_para_loop_5_kernelgen_cuda</text:p>
              </table:table-cell>
              <table:table-cell office:value-type="float" office:value="0.0189435336976321">
                <text:p>0.0189435336976321</text:p>
              </table:table-cell>
            </table:table-row>
            <table:table-row>
              <table:table-cell office:value-type="string">
                <text:p>spec_bdyupdate_loop_3_kernelgen_cuda</text:p>
              </table:table-cell>
              <table:table-cell office:value-type="float" office:value="0.66029964059282">
                <text:p>0.66029964059282</text:p>
              </table:table-cell>
            </table:table-row>
            <table:table-row>
              <table:table-cell office:value-type="string">
                <text:p>set_physical_bc3d_loop_21_kernelgen_cuda</text:p>
              </table:table-cell>
              <table:table-cell office:value-type="float" office:value="0.112292765362315">
                <text:p>0.112292765362315</text:p>
              </table:table-cell>
            </table:table-row>
            <table:table-row>
              <table:table-cell office:value-type="string">
                <text:p>advect_v_loop_20_kernelgen_cuda</text:p>
              </table:table-cell>
              <table:table-cell office:value-type="float" office:value="0.0761921835783435">
                <text:p>0.0761921835783435</text:p>
              </table:table-cell>
            </table:table-row>
            <table:table-row>
              <table:table-cell office:value-type="string">
                <text:p>kf_eta_para_loop_21_kernelgen_cuda</text:p>
              </table:table-cell>
              <table:table-cell office:value-type="float" office:value="0.0163592064044553">
                <text:p>0.0163592064044553</text:p>
              </table:table-cell>
            </table:table-row>
            <table:table-row>
              <table:table-cell office:value-type="string">
                <text:p>kf_eta_para_loop_9_kernelgen_cuda</text:p>
              </table:table-cell>
              <table:table-cell office:value-type="float" office:value="0.0221944357611754">
                <text:p>0.0221944357611754</text:p>
              </table:table-cell>
            </table:table-row>
            <table:table-row>
              <table:table-cell office:value-type="string">
                <text:p>advect_u_loop_57_kernelgen_cuda</text:p>
              </table:table-cell>
              <table:table-cell office:value-type="float" office:value="0.0428658909981629">
                <text:p>0.0428658909981629</text:p>
              </table:table-cell>
            </table:table-row>
            <table:table-row>
              <table:table-cell office:value-type="string">
                <text:p>set_physical_bc2d_loop_9_kernelgen_cuda</text:p>
              </table:table-cell>
              <table:table-cell office:value-type="float" office:value="0.102493708533516">
                <text:p>0.102493708533516</text:p>
              </table:table-cell>
            </table:table-row>
            <table:table-row>
              <table:table-cell office:value-type="string">
                <text:p>kf_eta_para_loop_7_kernelgen_cuda</text:p>
              </table:table-cell>
              <table:table-cell office:value-type="float" office:value="0.0206639566395664">
                <text:p>0.0206639566395664</text:p>
              </table:table-cell>
            </table:table-row>
            <table:table-row>
              <table:table-cell office:value-type="string">
                <text:p>ysu2d_loop_7_kernelgen_cuda</text:p>
              </table:table-cell>
              <table:table-cell office:value-type="float" office:value="0.0346598202824133">
                <text:p>0.0346598202824133</text:p>
              </table:table-cell>
            </table:table-row>
            <table:table-row>
              <table:table-cell office:value-type="string">
                <text:p>advect_u_loop_28_kernelgen_cuda</text:p>
              </table:table-cell>
              <table:table-cell office:value-type="float" office:value="0.0914341033515823">
                <text:p>0.0914341033515823</text:p>
              </table:table-cell>
            </table:table-row>
            <table:table-row>
              <table:table-cell office:value-type="string">
                <text:p>advect_w_loop_25_kernelgen_cuda</text:p>
              </table:table-cell>
              <table:table-cell office:value-type="float" office:value="0.0727393539056851">
                <text:p>0.0727393539056851</text:p>
              </table:table-cell>
            </table:table-row>
            <table:table-row>
              <table:table-cell office:value-type="string">
                <text:p>ysu2d_loop_5_kernelgen_cuda</text:p>
              </table:table-cell>
              <table:table-cell office:value-type="float" office:value="0.0587384259259259">
                <text:p>0.0587384259259259</text:p>
              </table:table-cell>
            </table:table-row>
            <table:table-row>
              <table:table-cell office:value-type="string">
                <text:p>advect_u_loop_26_kernelgen_cuda</text:p>
              </table:table-cell>
              <table:table-cell office:value-type="float" office:value="0.0244960886198824">
                <text:p>0.0244960886198824</text:p>
              </table:table-cell>
            </table:table-row>
            <table:table-row>
              <table:table-cell office:value-type="string">
                <text:p>kf_eta_para_loop_13_kernelgen_cuda</text:p>
              </table:table-cell>
              <table:table-cell office:value-type="float" office:value="0.101478837327894">
                <text:p>0.101478837327894</text:p>
              </table:table-cell>
            </table:table-row>
            <table:table-row>
              <table:table-cell office:value-type="string">
                <text:p>kf_eta_para_loop_18_kernelgen_cuda</text:p>
              </table:table-cell>
              <table:table-cell office:value-type="float" office:value="0.0229342327150084">
                <text:p>0.0229342327150084</text:p>
              </table:table-cell>
            </table:table-row>
            <table:table-row>
              <table:table-cell office:value-type="string">
                <text:p>kf_eta_para_loop_8_kernelgen_cuda</text:p>
              </table:table-cell>
              <table:table-cell office:value-type="float" office:value="0.018033946251768">
                <text:p>0.018033946251768</text:p>
              </table:table-cell>
            </table:table-row>
            <table:table-row>
              <table:table-cell office:value-type="string">
                <text:p>small_step_finish_loop_6_kernelgen_cuda</text:p>
              </table:table-cell>
              <table:table-cell office:value-type="float" office:value="0.0950522065549982">
                <text:p>0.0950522065549982</text:p>
              </table:table-cell>
            </table:table-row>
            <table:table-row>
              <table:table-cell office:value-type="string">
                <text:p>advect_w_loop_21_kernelgen_cuda</text:p>
              </table:table-cell>
              <table:table-cell office:value-type="float" office:value="0.0729890574006527">
                <text:p>0.0729890574006527</text:p>
              </table:table-cell>
            </table:table-row>
            <table:table-row>
              <table:table-cell office:value-type="string">
                <text:p>ysu2d_loop_25_kernelgen_cuda</text:p>
              </table:table-cell>
              <table:table-cell office:value-type="float" office:value="0.112770339855819">
                <text:p>0.112770339855819</text:p>
              </table:table-cell>
            </table:table-row>
            <table:table-row>
              <table:table-cell office:value-type="string">
                <text:p>ysu2d_loop_11_kernelgen_cuda</text:p>
              </table:table-cell>
              <table:table-cell office:value-type="float" office:value="0.0483819544077794">
                <text:p>0.0483819544077794</text:p>
              </table:table-cell>
            </table:table-row>
            <table:table-row>
              <table:table-cell office:value-type="string">
                <text:p>tridi1n_loop_1_kernelgen_cuda</text:p>
              </table:table-cell>
              <table:table-cell office:value-type="float" office:value="0.0519270713131779">
                <text:p>0.0519270713131779</text:p>
              </table:table-cell>
            </table:table-row>
            <table:table-row>
              <table:table-cell office:value-type="string">
                <text:p>advance_mu_t_loop_9_kernelgen_cuda</text:p>
              </table:table-cell>
              <table:table-cell office:value-type="float" office:value="0.184712099125364">
                <text:p>0.184712099125364</text:p>
              </table:table-cell>
            </table:table-row>
            <table:table-row>
              <table:table-cell office:value-type="string">
                <text:p>nislfv_rain_plm_loop_2_kernelgen_cuda</text:p>
              </table:table-cell>
              <table:table-cell office:value-type="float" office:value="0.0196148359486448">
                <text:p>0.0196148359486448</text:p>
              </table:table-cell>
            </table:table-row>
            <table:table-row>
              <table:table-cell office:value-type="string">
                <text:p>advect_w_loop_81_kernelgen_cuda</text:p>
              </table:table-cell>
              <table:table-cell office:value-type="float" office:value="0.0370596619833028">
                <text:p>0.0370596619833028</text:p>
              </table:table-cell>
            </table:table-row>
            <table:table-row>
              <table:table-cell office:value-type="string">
                <text:p>kf_eta_para_loop_27_kernelgen_cuda</text:p>
              </table:table-cell>
              <table:table-cell office:value-type="float" office:value="0.027419097720389">
                <text:p>0.027419097720389</text:p>
              </table:table-cell>
            </table:table-row>
            <table:table-row>
              <table:table-cell office:value-type="string">
                <text:p>calc_coef_w_loop_3_kernelgen_cuda</text:p>
              </table:table-cell>
              <table:table-cell office:value-type="float" office:value="0.0993544715736311">
                <text:p>0.0993544715736311</text:p>
              </table:table-cell>
            </table:table-row>
            <table:table-row>
              <table:table-cell office:value-type="string">
                <text:p>advance_mu_t_loop_7_kernelgen_cuda</text:p>
              </table:table-cell>
              <table:table-cell office:value-type="float" office:value="0.0353451839603142">
                <text:p>0.0353451839603142</text:p>
              </table:table-cell>
            </table:table-row>
            <table:table-row>
              <table:table-cell office:value-type="string">
                <text:p>advect_scalar_pd_loop_46_kernelgen_cuda</text:p>
              </table:table-cell>
              <table:table-cell office:value-type="float" office:value="0.390644984469212">
                <text:p>0.390644984469212</text:p>
              </table:table-cell>
            </table:table-row>
            <table:table-row>
              <table:table-cell office:value-type="string">
                <text:p>zero_grad_bdy_loop_2_kernelgen_cuda</text:p>
              </table:table-cell>
              <table:table-cell office:value-type="float" office:value="0.0882883546261183">
                <text:p>0.0882883546261183</text:p>
              </table:table-cell>
            </table:table-row>
            <table:table-row>
              <table:table-cell office:value-type="string">
                <text:p>nislfv_rain_plm_loop_3_kernelgen_cuda</text:p>
              </table:table-cell>
              <table:table-cell office:value-type="float" office:value="0.0248722316865417">
                <text:p>0.0248722316865417</text:p>
              </table:table-cell>
            </table:table-row>
            <table:table-row>
              <table:table-cell office:value-type="string">
                <text:p>ysu2d_loop_24_kernelgen_cuda</text:p>
              </table:table-cell>
              <table:table-cell office:value-type="float" office:value="0.0527016236358797">
                <text:p>0.0527016236358797</text:p>
              </table:table-cell>
            </table:table-row>
            <table:table-row>
              <table:table-cell office:value-type="string">
                <text:p>sumflux_loop_8_kernelgen_cuda</text:p>
              </table:table-cell>
              <table:table-cell office:value-type="float" office:value="0.0752639630827879">
                <text:p>0.0752639630827879</text:p>
              </table:table-cell>
            </table:table-row>
            <table:table-row>
              <table:table-cell office:value-type="string">
                <text:p>wsm52d_loop_5_kernelgen_cuda</text:p>
              </table:table-cell>
              <table:table-cell office:value-type="float" office:value="0.0363260484347312">
                <text:p>0.0363260484347312</text:p>
              </table:table-cell>
            </table:table-row>
            <table:table-row>
              <table:table-cell office:value-type="string">
                <text:p>kf_eta_para_loop_22_kernelgen_cuda</text:p>
              </table:table-cell>
              <table:table-cell office:value-type="float" office:value="0.0248917748917749">
                <text:p>0.0248917748917749</text:p>
              </table:table-cell>
            </table:table-row>
            <table:table-row>
              <table:table-cell office:value-type="string">
                <text:p>ysu2d_loop_31_kernelgen_cuda</text:p>
              </table:table-cell>
              <table:table-cell office:value-type="float" office:value="3.58298006921341">
                <text:p>3.58298006921341</text:p>
              </table:table-cell>
            </table:table-row>
            <table:table-row>
              <table:table-cell office:value-type="string">
                <text:p>kf_eta_para_loop_24_kernelgen_cuda</text:p>
              </table:table-cell>
              <table:table-cell office:value-type="float" office:value="0.0277951280449719">
                <text:p>0.0277951280449719</text:p>
              </table:table-cell>
            </table:table-row>
            <table:table-row>
              <table:table-cell office:value-type="string">
                <text:p>advect_scalar_loop_53_kernelgen_cuda</text:p>
              </table:table-cell>
              <table:table-cell office:value-type="float" office:value="0.0360212853049529">
                <text:p>0.0360212853049529</text:p>
              </table:table-cell>
            </table:table-row>
            <table:table-row>
              <table:table-cell office:value-type="string">
                <text:p>spec_bdyupdate_loop_1_kernelgen_cuda</text:p>
              </table:table-cell>
              <table:table-cell office:value-type="float" office:value="0.051266117756719">
                <text:p>0.051266117756719</text:p>
              </table:table-cell>
            </table:table-row>
            <table:table-row>
              <table:table-cell office:value-type="string">
                <text:p>spec_bdyupdate_ph_loop_4_kernelgen_cuda</text:p>
              </table:table-cell>
              <table:table-cell office:value-type="float" office:value="0.796646021592717">
                <text:p>0.796646021592717</text:p>
              </table:table-cell>
            </table:table-row>
            <table:table-row>
              <table:table-cell office:value-type="string">
                <text:p>spec_bdyupdate_ph_loop_2_kernelgen_cuda</text:p>
              </table:table-cell>
              <table:table-cell office:value-type="float" office:value="0.0980838024458556">
                <text:p>0.0980838024458556</text:p>
              </table:table-cell>
            </table:table-row>
            <table:table-row>
              <table:table-cell office:value-type="string">
                <text:p>advect_scalar_loop_20_kernelgen_cuda</text:p>
              </table:table-cell>
              <table:table-cell office:value-type="float" office:value="0.0765804485426272">
                <text:p>0.0765804485426272</text:p>
              </table:table-cell>
            </table:table-row>
            <table:table-row>
              <table:table-cell office:value-type="string">
                <text:p>wsm52d_loop_22_kernelgen_cuda</text:p>
              </table:table-cell>
              <table:table-cell office:value-type="float" office:value="0.114467836782332">
                <text:p>0.114467836782332</text:p>
              </table:table-cell>
            </table:table-row>
            <table:table-row>
              <table:table-cell office:value-type="string">
                <text:p>kf_eta_para_loop_30_kernelgen_cuda</text:p>
              </table:table-cell>
              <table:table-cell office:value-type="float" office:value="0.0824404761904762">
                <text:p>0.0824404761904762</text:p>
              </table:table-cell>
            </table:table-row>
            <table:table-row>
              <table:table-cell office:value-type="string">
                <text:p>kf_eta_para_loop_33_kernelgen_cuda</text:p>
              </table:table-cell>
              <table:table-cell office:value-type="float" office:value="0.0349166404529726">
                <text:p>0.0349166404529726</text:p>
              </table:table-cell>
            </table:table-row>
            <table:table-row>
              <table:table-cell office:value-type="string">
                <text:p>nislfv_rain_plm_loop_11_kernelgen_cuda</text:p>
              </table:table-cell>
              <table:table-cell office:value-type="float" office:value="0.0553310537768107">
                <text:p>0.0553310537768107</text:p>
              </table:table-cell>
            </table:table-row>
            <table:table-row>
              <table:table-cell office:value-type="string">
                <text:p>sumflux_loop_4_kernelgen_cuda</text:p>
              </table:table-cell>
              <table:table-cell office:value-type="float" office:value="0.0579013553164734">
                <text:p>0.0579013553164734</text:p>
              </table:table-cell>
            </table:table-row>
            <table:table-row>
              <table:table-cell office:value-type="string">
                <text:p>advect_scalar_loop_64_kernelgen_cuda</text:p>
              </table:table-cell>
              <table:table-cell office:value-type="float" office:value="0.0794691647150663">
                <text:p>0.0794691647150663</text:p>
              </table:table-cell>
            </table:table-row>
            <table:table-row>
              <table:table-cell office:value-type="string">
                <text:p>advance_w_loop_2_kernelgen_cuda</text:p>
              </table:table-cell>
              <table:table-cell office:value-type="float" office:value="0.0216630685624953">
                <text:p>0.0216630685624953</text:p>
              </table:table-cell>
            </table:table-row>
            <table:table-row>
              <table:table-cell office:value-type="string">
                <text:p>ysu2d_loop_52_kernelgen_cuda</text:p>
              </table:table-cell>
              <table:table-cell office:value-type="float" office:value="0.160321489001692">
                <text:p>0.160321489001692</text:p>
              </table:table-cell>
            </table:table-row>
            <table:table-row>
              <table:table-cell office:value-type="string">
                <text:p>ysu2d_loop_34_kernelgen_cuda</text:p>
              </table:table-cell>
              <table:table-cell office:value-type="float" office:value="0.0558213716108453">
                <text:p>0.0558213716108453</text:p>
              </table:table-cell>
            </table:table-row>
            <table:table-row>
              <table:table-cell office:value-type="string">
                <text:p>ysu2d_loop_30_kernelgen_cuda</text:p>
              </table:table-cell>
              <table:table-cell office:value-type="float" office:value="0.210348946335637">
                <text:p>0.210348946335637</text:p>
              </table:table-cell>
            </table:table-row>
            <table:table-row>
              <table:table-cell office:value-type="string">
                <text:p>advance_w_loop_5_kernelgen_cuda</text:p>
              </table:table-cell>
              <table:table-cell office:value-type="float" office:value="0.0826991869918699">
                <text:p>0.0826991869918699</text:p>
              </table:table-cell>
            </table:table-row>
            <table:table-row>
              <table:table-cell office:value-type="string">
                <text:p>tridi1n_loop_5_kernelgen_cuda</text:p>
              </table:table-cell>
              <table:table-cell office:value-type="float" office:value="0.0448069852941176">
                <text:p>0.0448069852941176</text:p>
              </table:table-cell>
            </table:table-row>
            <table:table-row>
              <table:table-cell office:value-type="string">
                <text:p>ysu2d_loop_10_kernelgen_cuda</text:p>
              </table:table-cell>
              <table:table-cell office:value-type="float" office:value="0.0591202017371813">
                <text:p>0.0591202017371813</text:p>
              </table:table-cell>
            </table:table-row>
            <table:table-row>
              <table:table-cell office:value-type="string">
                <text:p>wsm52d_loop_2_kernelgen_cuda</text:p>
              </table:table-cell>
              <table:table-cell office:value-type="float" office:value="0.156774166562095">
                <text:p>0.156774166562095</text:p>
              </table:table-cell>
            </table:table-row>
            <table:table-row>
              <table:table-cell office:value-type="string">
                <text:p>kf_eta_para_loop_31_kernelgen_cuda</text:p>
              </table:table-cell>
              <table:table-cell office:value-type="float" office:value="0.0217546362339515">
                <text:p>0.0217546362339515</text:p>
              </table:table-cell>
            </table:table-row>
            <table:table-row>
              <table:table-cell office:value-type="string">
                <text:p>kf_eta_para_loop_25_kernelgen_cuda</text:p>
              </table:table-cell>
              <table:table-cell office:value-type="float" office:value="0.0269736842105263">
                <text:p>0.0269736842105263</text:p>
              </table:table-cell>
            </table:table-row>
            <table:table-row>
              <table:table-cell office:value-type="string">
                <text:p>nislfv_rain_plm_loop_7_kernelgen_cuda</text:p>
              </table:table-cell>
              <table:table-cell office:value-type="float" office:value="0.0223642172523962">
                <text:p>0.0223642172523962</text:p>
              </table:table-cell>
            </table:table-row>
            <table:table-row>
              <table:table-cell office:value-type="string">
                <text:p>advect_scalar_loop_16_kernelgen_cuda</text:p>
              </table:table-cell>
              <table:table-cell office:value-type="float" office:value="0.125482263143626">
                <text:p>0.125482263143626</text:p>
              </table:table-cell>
            </table:table-row>
            <table:table-row>
              <table:table-cell office:value-type="string">
                <text:p>advance_uv_loop_16_kernelgen_cuda</text:p>
              </table:table-cell>
              <table:table-cell office:value-type="float" office:value="0.107270213230478">
                <text:p>0.107270213230478</text:p>
              </table:table-cell>
            </table:table-row>
            <table:table-row>
              <table:table-cell office:value-type="string">
                <text:p>nislfv_rain_plm_loop_10_kernelgen_cuda</text:p>
              </table:table-cell>
              <table:table-cell office:value-type="float" office:value="0.0212992545260916">
                <text:p>0.0212992545260916</text:p>
              </table:table-cell>
            </table:table-row>
            <table:table-row>
              <table:table-cell office:value-type="string">
                <text:p>small_step_prep_loop_10_kernelgen_cuda</text:p>
              </table:table-cell>
              <table:table-cell office:value-type="float" office:value="0.111811955481694">
                <text:p>0.111811955481694</text:p>
              </table:table-cell>
            </table:table-row>
            <table:table-row>
              <table:table-cell office:value-type="string">
                <text:p>ysu2d_loop_38_kernelgen_cuda</text:p>
              </table:table-cell>
              <table:table-cell office:value-type="float" office:value="0.134215361999265">
                <text:p>0.134215361999265</text:p>
              </table:table-cell>
            </table:table-row>
            <table:table-row>
              <table:table-cell office:value-type="string">
                <text:p>flow_dep_bdy_loop_1_kernelgen_cuda</text:p>
              </table:table-cell>
              <table:table-cell office:value-type="float" office:value="0.141880278006128">
                <text:p>0.141880278006128</text:p>
              </table:table-cell>
            </table:table-row>
            <table:table-row>
              <table:table-cell office:value-type="string">
                <text:p>ysu2d_loop_20_kernelgen_cuda</text:p>
              </table:table-cell>
              <table:table-cell office:value-type="float" office:value="0.0425250924458531">
                <text:p>0.0425250924458531</text:p>
              </table:table-cell>
            </table:table-row>
            <table:table-row>
              <table:table-cell office:value-type="string">
                <text:p>advance_uv_loop_14_kernelgen_cuda</text:p>
              </table:table-cell>
              <table:table-cell office:value-type="float" office:value="0.0886874024258436">
                <text:p>0.0886874024258436</text:p>
              </table:table-cell>
            </table:table-row>
            <table:table-row>
              <table:table-cell office:value-type="string">
                <text:p>kf_eta_para_loop_10_kernelgen_cuda</text:p>
              </table:table-cell>
              <table:table-cell office:value-type="float" office:value="0.0168776371308017">
                <text:p>0.0168776371308017</text:p>
              </table:table-cell>
            </table:table-row>
            <table:table-row>
              <table:table-cell office:value-type="string">
                <text:p>flow_dep_bdy_loop_4_kernelgen_cuda</text:p>
              </table:table-cell>
              <table:table-cell office:value-type="float" office:value="1.14834003077502">
                <text:p>1.14834003077502</text:p>
              </table:table-cell>
            </table:table-row>
            <table:table-row>
              <table:table-cell office:value-type="string">
                <text:p>calc_coef_w_loop_4_kernelgen_cuda</text:p>
              </table:table-cell>
              <table:table-cell office:value-type="float" office:value="0.0303291030329103">
                <text:p>0.0303291030329103</text:p>
              </table:table-cell>
            </table:table-row>
            <table:table-row>
              <table:table-cell office:value-type="string">
                <text:p>advance_mu_t_loop_1_kernelgen_cuda</text:p>
              </table:table-cell>
              <table:table-cell office:value-type="float" office:value="0.0242290748898678">
                <text:p>0.0242290748898678</text:p>
              </table:table-cell>
            </table:table-row>
            <table:table-row>
              <table:table-cell office:value-type="string">
                <text:p>ysu2d_loop_18_kernelgen_cuda</text:p>
              </table:table-cell>
              <table:table-cell office:value-type="float" office:value="3.09008183782948">
                <text:p>3.09008183782948</text:p>
              </table:table-cell>
            </table:table-row>
            <table:table-row>
              <table:table-cell office:value-type="string">
                <text:p>spec_bdytend_loop_2_kernelgen_cuda</text:p>
              </table:table-cell>
              <table:table-cell office:value-type="float" office:value="0.0629099818224927">
                <text:p>0.0629099818224927</text:p>
              </table:table-cell>
            </table:table-row>
            <table:table-row>
              <table:table-cell office:value-type="string">
                <text:p>advance_uv_loop_8_kernelgen_cuda</text:p>
              </table:table-cell>
              <table:table-cell office:value-type="float" office:value="0.107958879726834">
                <text:p>0.107958879726834</text:p>
              </table:table-cell>
            </table:table-row>
            <table:table-row>
              <table:table-cell office:value-type="string">
                <text:p>relax_bdytend_core_loop_2_kernelgen_cuda</text:p>
              </table:table-cell>
              <table:table-cell office:value-type="float" office:value="0.243522024338179">
                <text:p>0.243522024338179</text:p>
              </table:table-cell>
            </table:table-row>
            <table:table-row>
              <table:table-cell office:value-type="string">
                <text:p>advance_uv_loop_9_kernelgen_cuda</text:p>
              </table:table-cell>
              <table:table-cell office:value-type="float" office:value="0.0585271317829457">
                <text:p>0.0585271317829457</text:p>
              </table:table-cell>
            </table:table-row>
            <table:table-row>
              <table:table-cell office:value-type="string">
                <text:p>advect_w_loop_22_kernelgen_cuda</text:p>
              </table:table-cell>
              <table:table-cell office:value-type="float" office:value="0.027367297946119">
                <text:p>0.027367297946119</text:p>
              </table:table-cell>
            </table:table-row>
            <table:table-row>
              <table:table-cell office:value-type="string">
                <text:p>advect_scalar_loop_24_kernelgen_cuda</text:p>
              </table:table-cell>
              <table:table-cell office:value-type="float" office:value="0.080259722873017">
                <text:p>0.080259722873017</text:p>
              </table:table-cell>
            </table:table-row>
            <table:table-row>
              <table:table-cell office:value-type="string">
                <text:p>wsm5_loop_2_kernelgen_cuda</text:p>
              </table:table-cell>
              <table:table-cell office:value-type="float" office:value="0.153314789058878">
                <text:p>0.153314789058878</text:p>
              </table:table-cell>
            </table:table-row>
            <table:table-row>
              <table:table-cell office:value-type="string">
                <text:p>ysu2d_loop_45_kernelgen_cuda</text:p>
              </table:table-cell>
              <table:table-cell office:value-type="float" office:value="0.07430403930131">
                <text:p>0.07430403930131</text:p>
              </table:table-cell>
            </table:table-row>
            <table:table-row>
              <table:table-cell office:value-type="string">
                <text:p>ysu2d_loop_28_kernelgen_cuda</text:p>
              </table:table-cell>
              <table:table-cell office:value-type="float" office:value="0.0679706601466993">
                <text:p>0.0679706601466993</text:p>
              </table:table-cell>
            </table:table-row>
            <table:table-row>
              <table:table-cell office:value-type="string">
                <text:p>ysu2d_loop_23_kernelgen_cuda</text:p>
              </table:table-cell>
              <table:table-cell office:value-type="float" office:value="0.100756182301247">
                <text:p>0.100756182301247</text:p>
              </table:table-cell>
            </table:table-row>
            <table:table-row>
              <table:table-cell office:value-type="string">
                <text:p>swpara_loop_1_kernelgen_cuda</text:p>
              </table:table-cell>
              <table:table-cell office:value-type="float" office:value="0.0235256203673864">
                <text:p>0.0235256203673864</text:p>
              </table:table-cell>
            </table:table-row>
            <table:table-row>
              <table:table-cell office:value-type="string">
                <text:p>kf_eta_para_loop_36_kernelgen_cuda</text:p>
              </table:table-cell>
              <table:table-cell office:value-type="float" office:value="0.0252672497570457">
                <text:p>0.0252672497570457</text:p>
              </table:table-cell>
            </table:table-row>
            <table:table-row>
              <table:table-cell office:value-type="string">
                <text:p>nislfv_rain_plm_loop_1_kernelgen_cuda</text:p>
              </table:table-cell>
              <table:table-cell office:value-type="float" office:value="0.0181752090149037">
                <text:p>0.0181752090149037</text:p>
              </table:table-cell>
            </table:table-row>
            <table:table-row>
              <table:table-cell office:value-type="string">
                <text:p>set_physical_bc3d_loop_11_kernelgen_cuda</text:p>
              </table:table-cell>
              <table:table-cell office:value-type="float" office:value="0.751986219503621">
                <text:p>0.751986219503621</text:p>
              </table:table-cell>
            </table:table-row>
            <table:table-row>
              <table:table-cell office:value-type="string">
                <text:p>swpara_loop_3_kernelgen_cuda</text:p>
              </table:table-cell>
              <table:table-cell office:value-type="float" office:value="0.0190763052208835">
                <text:p>0.0190763052208835</text:p>
              </table:table-cell>
            </table:table-row>
            <table:table-row>
              <table:table-cell office:value-type="string">
                <text:p>nislfv_rain_plm_loop_5_kernelgen_cuda</text:p>
              </table:table-cell>
              <table:table-cell office:value-type="float" office:value="0.0177619893428064">
                <text:p>0.0177619893428064</text:p>
              </table:table-cell>
            </table:table-row>
            <table:table-row>
              <table:table-cell office:value-type="string">
                <text:p>kf_eta_para_loop_1_kernelgen_cuda</text:p>
              </table:table-cell>
              <table:table-cell office:value-type="float" office:value="0.249927933121937">
                <text:p>0.249927933121937</text:p>
              </table:table-cell>
            </table:table-row>
            <table:table-row>
              <table:table-cell office:value-type="string">
                <text:p>advance_uv_loop_15_kernelgen_cuda</text:p>
              </table:table-cell>
              <table:table-cell office:value-type="float" office:value="0.0910621529643561">
                <text:p>0.0910621529643561</text:p>
              </table:table-cell>
            </table:table-row>
            <table:table-row>
              <table:table-cell office:value-type="string">
                <text:p>kf_eta_para_loop_15_kernelgen_cuda</text:p>
              </table:table-cell>
              <table:table-cell office:value-type="float" office:value="0.0198921105866487">
                <text:p>0.0198921105866487</text:p>
              </table:table-cell>
            </table:table-row>
            <table:table-row>
              <table:table-cell office:value-type="string">
                <text:p>ysu2d_loop_12_kernelgen_cuda</text:p>
              </table:table-cell>
              <table:table-cell office:value-type="float" office:value="0.0483208504469679">
                <text:p>0.0483208504469679</text:p>
              </table:table-cell>
            </table:table-row>
            <table:table-row>
              <table:table-cell office:value-type="string">
                <text:p>ysu2d_loop_8_kernelgen_cuda</text:p>
              </table:table-cell>
              <table:table-cell office:value-type="float" office:value="0.0681405208964264">
                <text:p>0.0681405208964264</text:p>
              </table:table-cell>
            </table:table-row>
            <table:table-row>
              <table:table-cell office:value-type="string">
                <text:p>ysu2d_loop_19_kernelgen_cuda</text:p>
              </table:table-cell>
              <table:table-cell office:value-type="float" office:value="0.857277142409525">
                <text:p>0.857277142409525</text:p>
              </table:table-cell>
            </table:table-row>
            <table:table-row>
              <table:table-cell office:value-type="string">
                <text:p>wsm52d_loop_8_kernelgen_cuda</text:p>
              </table:table-cell>
              <table:table-cell office:value-type="float" office:value="0.515911848749364">
                <text:p>0.515911848749364</text:p>
              </table:table-cell>
            </table:table-row>
            <table:table-row>
              <table:table-cell office:value-type="string">
                <text:p>kf_eta_para_loop_6_kernelgen_cuda</text:p>
              </table:table-cell>
              <table:table-cell office:value-type="float" office:value="0.0187045375822653">
                <text:p>0.0187045375822653</text:p>
              </table:table-cell>
            </table:table-row>
            <table:table-row>
              <table:table-cell office:value-type="string">
                <text:p>wsm52d_loop_9_kernelgen_cuda</text:p>
              </table:table-cell>
              <table:table-cell office:value-type="float" office:value="2.39091978796746">
                <text:p>2.390919787967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2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612cm" svg:height="13.612cm" xlink:href=".." xlink:type="simple" chart:class="chart:bar" chart:style-name="ch1">
        <chart:plot-area chart:style-name="ch2" table:cell-range-address="'COSMO perf'.A1:'COSMO perf'.B115" chart:data-source-has-labels="both" svg:x="2.104cm" svg:y="1.223cm" svg:width="25.364cm" svg:height="10.615cm">
          <chartooo:coordinate-region svg:x="3.159cm" svg:y="1.541cm" svg:width="24.309cm" svg:height="8.396cm"/>
          <chart:axis chart:dimension="x" chart:name="primary-x" chart:style-name="ch3">
            <chart:title svg:x="10.819cm" svg:y="12.111cm" chart:style-name="ch4">
              <text:p>The generated kernel name</text:p>
            </chart:title>
            <chart:categories table:cell-range-address="'COSMO perf'.A2:'COSMO perf'.A115"/>
          </chart:axis>
          <chart:axis chart:dimension="y" chart:name="primary-y" chart:style-name="ch5">
            <chart:title svg:x="0.451cm" svg:y="11.851cm" chart:style-name="ch6">
              <text:p>The generated kernel speedup, times</text:p>
            </chart:title>
            <chart:grid chart:style-name="ch7" chart:class="major"/>
          </chart:axis>
          <chart:series chart:style-name="ch8" chart:values-cell-range-address="'COSMO perf'.B2:'COSMO perf'.B115" chart:label-cell-address="'COSMO perf'.B1:'COSMO perf'.B1" chart:class="chart:bar">
            <chart:data-point chart:repeated="1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u time / cpu time</text:p>
                <draw:g>
                  <svg:desc>'COSMO perf'.B1:'COSMO perf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sft_loop_16_kernelgen_cuda</text:p>
                <draw:g>
                  <svg:desc>'COSMO perf'.A2:'COSMO perf'.A115</svg:desc>
                </draw:g>
              </table:table-cell>
              <table:table-cell office:value-type="float" office:value="0.311163337250294">
                <text:p>0.311163337250294</text:p>
                <draw:g>
                  <svg:desc>'COSMO perf'.B2:'COSMO perf'.B115</svg:desc>
                </draw:g>
              </table:table-cell>
            </table:table-row>
            <table:table-row>
              <table:table-cell office:value-type="string">
                <text:p>hadv_pd_loop_4_kernelgen_cuda</text:p>
              </table:table-cell>
              <table:table-cell office:value-type="float" office:value="0.993648338902543">
                <text:p>0.993648338902543</text:p>
              </table:table-cell>
            </table:table-row>
            <table:table-row>
              <table:table-cell office:value-type="string">
                <text:p>fesft_loop_1_kernelgen_cuda</text:p>
              </table:table-cell>
              <table:table-cell office:value-type="float" office:value="0.672089902717209">
                <text:p>0.672089902717209</text:p>
              </table:table-cell>
            </table:table-row>
            <table:table-row>
              <table:table-cell office:value-type="string">
                <text:p>cu_tied_loop_7_kernelgen_cuda</text:p>
              </table:table-cell>
              <table:table-cell office:value-type="float" office:value="0.0301780286582718">
                <text:p>0.0301780286582718</text:p>
              </table:table-cell>
            </table:table-row>
            <table:table-row>
              <table:table-cell office:value-type="string">
                <text:p>inv_th_loop_3_kernelgen_cuda</text:p>
              </table:table-cell>
              <table:table-cell office:value-type="float" office:value="0.0837012862353619">
                <text:p>0.0837012862353619</text:p>
              </table:table-cell>
            </table:table-row>
            <table:table-row>
              <table:table-cell office:value-type="string">
                <text:p>fast_waves_loop_34_kernelgen_cuda</text:p>
              </table:table-cell>
              <table:table-cell office:value-type="float" office:value="0.172291716953717">
                <text:p>0.172291716953717</text:p>
              </table:table-cell>
            </table:table-row>
            <table:table-row>
              <table:table-cell office:value-type="string">
                <text:p>organize_conv_tiedtke_loop_6_kernelgen_cuda</text:p>
              </table:table-cell>
              <table:table-cell office:value-type="float" office:value="3.00181861958266">
                <text:p>3.00181861958266</text:p>
              </table:table-cell>
            </table:table-row>
            <table:table-row>
              <table:table-cell office:value-type="string">
                <text:p>fesft_loop_3_kernelgen_cuda</text:p>
              </table:table-cell>
              <table:table-cell office:value-type="float" office:value="0.0191489361702128">
                <text:p>0.0191489361702128</text:p>
              </table:table-cell>
            </table:table-row>
            <table:table-row>
              <table:table-cell office:value-type="string">
                <text:p>cu_tied_loop_24_kernelgen_cuda</text:p>
              </table:table-cell>
              <table:table-cell office:value-type="float" office:value="0.0612835349815886">
                <text:p>0.0612835349815886</text:p>
              </table:table-cell>
            </table:table-row>
            <table:table-row>
              <table:table-cell office:value-type="string">
                <text:p>cu_tied_loop_9_kernelgen_cuda</text:p>
              </table:table-cell>
              <table:table-cell office:value-type="float" office:value="0.0582576162479957">
                <text:p>0.0582576162479957</text:p>
              </table:table-cell>
            </table:table-row>
            <table:table-row>
              <table:table-cell office:value-type="string">
                <text:p>fesft_loop_17_kernelgen_cuda</text:p>
              </table:table-cell>
              <table:table-cell office:value-type="float" office:value="0.740543420351625">
                <text:p>0.740543420351625</text:p>
              </table:table-cell>
            </table:table-row>
            <table:table-row>
              <table:table-cell office:value-type="string">
                <text:p>cu_tied_loop_12_kernelgen_cuda</text:p>
              </table:table-cell>
              <table:table-cell office:value-type="float" office:value="0.0325783431585479">
                <text:p>0.0325783431585479</text:p>
              </table:table-cell>
            </table:table-row>
            <table:table-row>
              <table:table-cell office:value-type="string">
                <text:p>cu_asc_loop_10_kernelgen_cuda</text:p>
              </table:table-cell>
              <table:table-cell office:value-type="float" office:value="0.0462267878308969">
                <text:p>0.0462267878308969</text:p>
              </table:table-cell>
            </table:table-row>
            <table:table-row>
              <table:table-cell office:value-type="string">
                <text:p>fast_waves_loop_48_kernelgen_cuda</text:p>
              </table:table-cell>
              <table:table-cell office:value-type="float" office:value="0.0209249164761737">
                <text:p>0.0209249164761737</text:p>
              </table:table-cell>
            </table:table-row>
            <table:table-row>
              <table:table-cell office:value-type="string">
                <text:p>lap_4aml_loop_4_kernelgen_cuda</text:p>
              </table:table-cell>
              <table:table-cell office:value-type="float" office:value="0.197388555131495">
                <text:p>0.197388555131495</text:p>
              </table:table-cell>
            </table:table-row>
            <table:table-row>
              <table:table-cell office:value-type="string">
                <text:p>organize_conv_tiedtke_loop_8_kernelgen_cuda</text:p>
              </table:table-cell>
              <table:table-cell office:value-type="float" office:value="0.6104736490994">
                <text:p>0.6104736490994</text:p>
              </table:table-cell>
            </table:table-row>
            <table:table-row>
              <table:table-cell office:value-type="string">
                <text:p>fesft_loop_25_kernelgen_cuda</text:p>
              </table:table-cell>
              <table:table-cell office:value-type="float" office:value="0.244433734939759">
                <text:p>0.244433734939759</text:p>
              </table:table-cell>
            </table:table-row>
            <table:table-row>
              <table:table-cell office:value-type="string">
                <text:p>cu_tied_loop_20_kernelgen_cuda</text:p>
              </table:table-cell>
              <table:table-cell office:value-type="float" office:value="0.0748456790123457">
                <text:p>0.0748456790123457</text:p>
              </table:table-cell>
            </table:table-row>
            <table:table-row>
              <table:table-cell office:value-type="string">
                <text:p>cu_tied_loop_40_kernelgen_cuda</text:p>
              </table:table-cell>
              <table:table-cell office:value-type="float" office:value="0.31141647359591">
                <text:p>0.31141647359591</text:p>
              </table:table-cell>
            </table:table-row>
            <table:table-row>
              <table:table-cell office:value-type="string">
                <text:p>cu_tied_loop_6_kernelgen_cuda</text:p>
              </table:table-cell>
              <table:table-cell office:value-type="float" office:value="0.493871935967984">
                <text:p>0.493871935967984</text:p>
              </table:table-cell>
            </table:table-row>
            <table:table-row>
              <table:table-cell office:value-type="string">
                <text:p>lap_4am_loop_1_kernelgen_cuda</text:p>
              </table:table-cell>
              <table:table-cell office:value-type="float" office:value="0.176221958955937">
                <text:p>0.176221958955937</text:p>
              </table:table-cell>
            </table:table-row>
            <table:table-row>
              <table:table-cell office:value-type="string">
                <text:p>lap_2_loop_1_kernelgen_cuda</text:p>
              </table:table-cell>
              <table:table-cell office:value-type="float" office:value="0.174383532057822">
                <text:p>0.174383532057822</text:p>
              </table:table-cell>
            </table:table-row>
            <table:table-row>
              <table:table-cell office:value-type="string">
                <text:p>cu_tied_loop_32_kernelgen_cuda</text:p>
              </table:table-cell>
              <table:table-cell office:value-type="float" office:value="0.466802721088435">
                <text:p>0.466802721088435</text:p>
              </table:table-cell>
            </table:table-row>
            <table:table-row>
              <table:table-cell office:value-type="string">
                <text:p>fast_waves_loop_4_kernelgen_cuda</text:p>
              </table:table-cell>
              <table:table-cell office:value-type="float" office:value="0.220591899449074">
                <text:p>0.220591899449074</text:p>
              </table:table-cell>
            </table:table-row>
            <table:table-row>
              <table:table-cell office:value-type="string">
                <text:p>fesft_loop_18_kernelgen_cuda</text:p>
              </table:table-cell>
              <table:table-cell office:value-type="float" office:value="0.0158904109589041">
                <text:p>0.0158904109589041</text:p>
              </table:table-cell>
            </table:table-row>
            <table:table-row>
              <table:table-cell office:value-type="string">
                <text:p>horizontal_advection_loop_15_kernelgen_cuda</text:p>
              </table:table-cell>
              <table:table-cell office:value-type="float" office:value="0.279833372013431">
                <text:p>0.279833372013431</text:p>
              </table:table-cell>
            </table:table-row>
            <table:table-row>
              <table:table-cell office:value-type="string">
                <text:p>cu_tied_loop_11_kernelgen_cuda</text:p>
              </table:table-cell>
              <table:table-cell office:value-type="float" office:value="0.0542086624897848">
                <text:p>0.0542086624897848</text:p>
              </table:table-cell>
            </table:table-row>
            <table:table-row>
              <table:table-cell office:value-type="string">
                <text:p>cu_tied_loop_31_kernelgen_cuda</text:p>
              </table:table-cell>
              <table:table-cell office:value-type="float" office:value="0.249255213505462">
                <text:p>0.249255213505462</text:p>
              </table:table-cell>
            </table:table-row>
            <table:table-row>
              <table:table-cell office:value-type="string">
                <text:p>cu_ddraf_loop_5_kernelgen_cuda</text:p>
              </table:table-cell>
              <table:table-cell office:value-type="float" office:value="0.0469068660774983">
                <text:p>0.0469068660774983</text:p>
              </table:table-cell>
            </table:table-row>
            <table:table-row>
              <table:table-cell office:value-type="string">
                <text:p>cu_asc_loop_9_kernelgen_cuda</text:p>
              </table:table-cell>
              <table:table-cell office:value-type="float" office:value="0.108327368169888">
                <text:p>0.108327368169888</text:p>
              </table:table-cell>
            </table:table-row>
            <table:table-row>
              <table:table-cell office:value-type="string">
                <text:p>hadv_pd_loop_1_kernelgen_cuda</text:p>
              </table:table-cell>
              <table:table-cell office:value-type="float" office:value="0.469330524472655">
                <text:p>0.469330524472655</text:p>
              </table:table-cell>
            </table:table-row>
            <table:table-row>
              <table:table-cell office:value-type="string">
                <text:p>cu_tied_loop_27_kernelgen_cuda</text:p>
              </table:table-cell>
              <table:table-cell office:value-type="float" office:value="0.141213727137595">
                <text:p>0.141213727137595</text:p>
              </table:table-cell>
            </table:table-row>
            <table:table-row>
              <table:table-cell office:value-type="string">
                <text:p>cu_asc_loop_3_kernelgen_cuda</text:p>
              </table:table-cell>
              <table:table-cell office:value-type="float" office:value="0.275912996777658">
                <text:p>0.275912996777658</text:p>
              </table:table-cell>
            </table:table-row>
            <table:table-row>
              <table:table-cell office:value-type="string">
                <text:p>cu_asc_loop_7_kernelgen_cuda</text:p>
              </table:table-cell>
              <table:table-cell office:value-type="float" office:value="0.0414327719861">
                <text:p>0.0414327719861</text:p>
              </table:table-cell>
            </table:table-row>
            <table:table-row>
              <table:table-cell office:value-type="string">
                <text:p>inv_th_loop_7_kernelgen_cuda</text:p>
              </table:table-cell>
              <table:table-cell office:value-type="float" office:value="0.124405583678478">
                <text:p>0.124405583678478</text:p>
              </table:table-cell>
            </table:table-row>
            <table:table-row>
              <table:table-cell office:value-type="string">
                <text:p>lap_4aml_loop_3_kernelgen_cuda</text:p>
              </table:table-cell>
              <table:table-cell office:value-type="float" office:value="0.476539092526553">
                <text:p>0.476539092526553</text:p>
              </table:table-cell>
            </table:table-row>
            <table:table-row>
              <table:table-cell office:value-type="string">
                <text:p>cu_ddraf_loop_4_kernelgen_cuda</text:p>
              </table:table-cell>
              <table:table-cell office:value-type="float" office:value="0.0740819812126388">
                <text:p>0.0740819812126388</text:p>
              </table:table-cell>
            </table:table-row>
            <table:table-row>
              <table:table-cell office:value-type="string">
                <text:p>fast_waves_loop_18_kernelgen_cuda</text:p>
              </table:table-cell>
              <table:table-cell office:value-type="float" office:value="0.246864416434497">
                <text:p>0.246864416434497</text:p>
              </table:table-cell>
            </table:table-row>
            <table:table-row>
              <table:table-cell office:value-type="string">
                <text:p>inv_th_loop_2_kernelgen_cuda</text:p>
              </table:table-cell>
              <table:table-cell office:value-type="float" office:value="0.0646766169154229">
                <text:p>0.0646766169154229</text:p>
              </table:table-cell>
            </table:table-row>
            <table:table-row>
              <table:table-cell office:value-type="string">
                <text:p>cu_tied_loop_28_kernelgen_cuda</text:p>
              </table:table-cell>
              <table:table-cell office:value-type="float" office:value="0.0423435419440746">
                <text:p>0.0423435419440746</text:p>
              </table:table-cell>
            </table:table-row>
            <table:table-row>
              <table:table-cell office:value-type="string">
                <text:p>coe_th_loop_1_kernelgen_cuda</text:p>
              </table:table-cell>
              <table:table-cell office:value-type="float" office:value="0.652862762237762">
                <text:p>0.652862762237762</text:p>
              </table:table-cell>
            </table:table-row>
            <table:table-row>
              <table:table-cell office:value-type="string">
                <text:p>satad_loop_5_kernelgen_cuda</text:p>
              </table:table-cell>
              <table:table-cell office:value-type="float" office:value="0.710830289268437">
                <text:p>0.710830289268437</text:p>
              </table:table-cell>
            </table:table-row>
            <table:table-row>
              <table:table-cell office:value-type="string">
                <text:p>lap_4am_loop_3_kernelgen_cuda</text:p>
              </table:table-cell>
              <table:table-cell office:value-type="float" office:value="0.264941918200503">
                <text:p>0.264941918200503</text:p>
              </table:table-cell>
            </table:table-row>
            <table:table-row>
              <table:table-cell office:value-type="string">
                <text:p>cu_tied_loop_21_kernelgen_cuda</text:p>
              </table:table-cell>
              <table:table-cell office:value-type="float" office:value="0.0855013727284613">
                <text:p>0.0855013727284613</text:p>
              </table:table-cell>
            </table:table-row>
            <table:table-row>
              <table:table-cell office:value-type="string">
                <text:p>fesft_loop_8_kernelgen_cuda</text:p>
              </table:table-cell>
              <table:table-cell office:value-type="float" office:value="0.0357964714906673">
                <text:p>0.0357964714906673</text:p>
              </table:table-cell>
            </table:table-row>
            <table:table-row>
              <table:table-cell office:value-type="string">
                <text:p>cu_tied_loop_25_kernelgen_cuda</text:p>
              </table:table-cell>
              <table:table-cell office:value-type="float" office:value="0.203021804035104">
                <text:p>0.203021804035104</text:p>
              </table:table-cell>
            </table:table-row>
            <table:table-row>
              <table:table-cell office:value-type="string">
                <text:p>cu_ddraf_loop_1_kernelgen_cuda</text:p>
              </table:table-cell>
              <table:table-cell office:value-type="float" office:value="0.0370061213132999">
                <text:p>0.0370061213132999</text:p>
              </table:table-cell>
            </table:table-row>
            <table:table-row>
              <table:table-cell office:value-type="string">
                <text:p>cu_tied_loop_33_kernelgen_cuda</text:p>
              </table:table-cell>
              <table:table-cell office:value-type="float" office:value="0.0596724951429364">
                <text:p>0.0596724951429364</text:p>
              </table:table-cell>
            </table:table-row>
            <table:table-row>
              <table:table-cell office:value-type="string">
                <text:p>satad_loop_4_kernelgen_cuda</text:p>
              </table:table-cell>
              <table:table-cell office:value-type="float" office:value="0.620008853474989">
                <text:p>0.620008853474989</text:p>
              </table:table-cell>
            </table:table-row>
            <table:table-row>
              <table:table-cell office:value-type="string">
                <text:p>hadv_cd2_loop_1_kernelgen_cuda</text:p>
              </table:table-cell>
              <table:table-cell office:value-type="float" office:value="0.270784826906409">
                <text:p>0.270784826906409</text:p>
              </table:table-cell>
            </table:table-row>
            <table:table-row>
              <table:table-cell office:value-type="string">
                <text:p>fast_waves_loop_30_kernelgen_cuda</text:p>
              </table:table-cell>
              <table:table-cell office:value-type="float" office:value="0.0626345664513604">
                <text:p>0.0626345664513604</text:p>
              </table:table-cell>
            </table:table-row>
            <table:table-row>
              <table:table-cell office:value-type="string">
                <text:p>inv_th_loop_8_kernelgen_cuda</text:p>
              </table:table-cell>
              <table:table-cell office:value-type="float" office:value="0.0919010296603658">
                <text:p>0.0919010296603658</text:p>
              </table:table-cell>
            </table:table-row>
            <table:table-row>
              <table:table-cell office:value-type="string">
                <text:p>cu_tied_loop_26_kernelgen_cuda</text:p>
              </table:table-cell>
              <table:table-cell office:value-type="float" office:value="0.0394405594405594">
                <text:p>0.0394405594405594</text:p>
              </table:table-cell>
            </table:table-row>
            <table:table-row>
              <table:table-cell office:value-type="string">
                <text:p>fesft_loop_21_kernelgen_cuda</text:p>
              </table:table-cell>
              <table:table-cell office:value-type="float" office:value="0.405989168525008">
                <text:p>0.405989168525008</text:p>
              </table:table-cell>
            </table:table-row>
            <table:table-row>
              <table:table-cell office:value-type="string">
                <text:p>fesft_loop_11_kernelgen_cuda</text:p>
              </table:table-cell>
              <table:table-cell office:value-type="float" office:value="0.296734881581973">
                <text:p>0.296734881581973</text:p>
              </table:table-cell>
            </table:table-row>
            <table:table-row>
              <table:table-cell office:value-type="string">
                <text:p>inv_th_loop_4_kernelgen_cuda</text:p>
              </table:table-cell>
              <table:table-cell office:value-type="float" office:value="0.0990294206854716">
                <text:p>0.0990294206854716</text:p>
              </table:table-cell>
            </table:table-row>
            <table:table-row>
              <table:table-cell office:value-type="string">
                <text:p>organize_radiation_loop_4_kernelgen_cuda</text:p>
              </table:table-cell>
              <table:table-cell office:value-type="float" office:value="0.0255883024902902">
                <text:p>0.0255883024902902</text:p>
              </table:table-cell>
            </table:table-row>
            <table:table-row>
              <table:table-cell office:value-type="string">
                <text:p>organize_radiation_loop_31_kernelgen_cuda</text:p>
              </table:table-cell>
              <table:table-cell office:value-type="float" office:value="0.0478048780487805">
                <text:p>0.0478048780487805</text:p>
              </table:table-cell>
            </table:table-row>
            <table:table-row>
              <table:table-cell office:value-type="string">
                <text:p>cu_tied_loop_18_kernelgen_cuda</text:p>
              </table:table-cell>
              <table:table-cell office:value-type="float" office:value="0.0813609467455621">
                <text:p>0.0813609467455621</text:p>
              </table:table-cell>
            </table:table-row>
            <table:table-row>
              <table:table-cell office:value-type="string">
                <text:p>cu_ddraf_loop_6_kernelgen_cuda</text:p>
              </table:table-cell>
              <table:table-cell office:value-type="float" office:value="0.0349971313826736">
                <text:p>0.0349971313826736</text:p>
              </table:table-cell>
            </table:table-row>
            <table:table-row>
              <table:table-cell office:value-type="string">
                <text:p>cu_tied_loop_38_kernelgen_cuda</text:p>
              </table:table-cell>
              <table:table-cell office:value-type="float" office:value="0.0810625143118846">
                <text:p>0.0810625143118846</text:p>
              </table:table-cell>
            </table:table-row>
            <table:table-row>
              <table:table-cell office:value-type="string">
                <text:p>cu_tied_loop_39_kernelgen_cuda</text:p>
              </table:table-cell>
              <table:table-cell office:value-type="float" office:value="0.533961423387867">
                <text:p>0.533961423387867</text:p>
              </table:table-cell>
            </table:table-row>
            <table:table-row>
              <table:table-cell office:value-type="string">
                <text:p>organize_radiation_loop_12_kernelgen_cuda</text:p>
              </table:table-cell>
              <table:table-cell office:value-type="float" office:value="1.45311845093485">
                <text:p>1.45311845093485</text:p>
              </table:table-cell>
            </table:table-row>
            <table:table-row>
              <table:table-cell office:value-type="string">
                <text:p>vadv_pd_loop_6_kernelgen_cuda</text:p>
              </table:table-cell>
              <table:table-cell office:value-type="float" office:value="0.444898102333139">
                <text:p>0.444898102333139</text:p>
              </table:table-cell>
            </table:table-row>
            <table:table-row>
              <table:table-cell office:value-type="string">
                <text:p>organize_radiation_loop_23_kernelgen_cuda</text:p>
              </table:table-cell>
              <table:table-cell office:value-type="float" office:value="0.372179168494419">
                <text:p>0.372179168494419</text:p>
              </table:table-cell>
            </table:table-row>
            <table:table-row>
              <table:table-cell office:value-type="string">
                <text:p>cu_asc_loop_5_kernelgen_cuda</text:p>
              </table:table-cell>
              <table:table-cell office:value-type="float" office:value="0.0285049447353112">
                <text:p>0.0285049447353112</text:p>
              </table:table-cell>
            </table:table-row>
            <table:table-row>
              <table:table-cell office:value-type="string">
                <text:p>slow_tendencies_loop_6_kernelgen_cuda</text:p>
              </table:table-cell>
              <table:table-cell office:value-type="float" office:value="0.242175179979431">
                <text:p>0.242175179979431</text:p>
              </table:table-cell>
            </table:table-row>
            <table:table-row>
              <table:table-cell office:value-type="string">
                <text:p>cu_asc_loop_2_kernelgen_cuda</text:p>
              </table:table-cell>
              <table:table-cell office:value-type="float" office:value="0.627467997396398">
                <text:p>0.627467997396398</text:p>
              </table:table-cell>
            </table:table-row>
            <table:table-row>
              <table:table-cell office:value-type="string">
                <text:p>hadv_pd_loop_5_kernelgen_cuda</text:p>
              </table:table-cell>
              <table:table-cell office:value-type="float" office:value="0.377815197846194">
                <text:p>0.377815197846194</text:p>
              </table:table-cell>
            </table:table-row>
            <table:table-row>
              <table:table-cell office:value-type="string">
                <text:p>cu_tied_loop_42_kernelgen_cuda</text:p>
              </table:table-cell>
              <table:table-cell office:value-type="float" office:value="0.0603755645352983">
                <text:p>0.0603755645352983</text:p>
              </table:table-cell>
            </table:table-row>
            <table:table-row>
              <table:table-cell office:value-type="string">
                <text:p>organize_radiation_loop_25_kernelgen_cuda</text:p>
              </table:table-cell>
              <table:table-cell office:value-type="float" office:value="0.0507626906726682">
                <text:p>0.0507626906726682</text:p>
              </table:table-cell>
            </table:table-row>
            <table:table-row>
              <table:table-cell office:value-type="string">
                <text:p>fesft_loop_2_kernelgen_cuda</text:p>
              </table:table-cell>
              <table:table-cell office:value-type="float" office:value="0.0765747221078633">
                <text:p>0.0765747221078633</text:p>
              </table:table-cell>
            </table:table-row>
            <table:table-row>
              <table:table-cell office:value-type="string">
                <text:p>cu_ddraf_loop_7_kernelgen_cuda</text:p>
              </table:table-cell>
              <table:table-cell office:value-type="float" office:value="0.0913324708926261">
                <text:p>0.0913324708926261</text:p>
              </table:table-cell>
            </table:table-row>
            <table:table-row>
              <table:table-cell office:value-type="string">
                <text:p>cu_tied_loop_35_kernelgen_cuda</text:p>
              </table:table-cell>
              <table:table-cell office:value-type="float" office:value="0.0264679038637055">
                <text:p>0.0264679038637055</text:p>
              </table:table-cell>
            </table:table-row>
            <table:table-row>
              <table:table-cell office:value-type="string">
                <text:p>fesft_loop_23_kernelgen_cuda</text:p>
              </table:table-cell>
              <table:table-cell office:value-type="float" office:value="0.372144288577154">
                <text:p>0.372144288577154</text:p>
              </table:table-cell>
            </table:table-row>
            <table:table-row>
              <table:table-cell office:value-type="string">
                <text:p>fast_waves_loop_31_kernelgen_cuda</text:p>
              </table:table-cell>
              <table:table-cell office:value-type="float" office:value="0.0620730040991607">
                <text:p>0.0620730040991607</text:p>
              </table:table-cell>
            </table:table-row>
            <table:table-row>
              <table:table-cell office:value-type="string">
                <text:p>fesft_loop_6_kernelgen_cuda</text:p>
              </table:table-cell>
              <table:table-cell office:value-type="float" office:value="0.0669336384439359">
                <text:p>0.0669336384439359</text:p>
              </table:table-cell>
            </table:table-row>
            <table:table-row>
              <table:table-cell office:value-type="string">
                <text:p>fesft_loop_15_kernelgen_cuda</text:p>
              </table:table-cell>
              <table:table-cell office:value-type="float" office:value="0.023688155922039">
                <text:p>0.023688155922039</text:p>
              </table:table-cell>
            </table:table-row>
            <table:table-row>
              <table:table-cell office:value-type="string">
                <text:p>lmorg_loop_7_kernelgen_cuda</text:p>
              </table:table-cell>
              <table:table-cell office:value-type="float" office:value="0.0207371925930253">
                <text:p>0.0207371925930253</text:p>
              </table:table-cell>
            </table:table-row>
            <table:table-row>
              <table:table-cell office:value-type="string">
                <text:p>cu_tied_loop_10_kernelgen_cuda</text:p>
              </table:table-cell>
              <table:table-cell office:value-type="float" office:value="0.167997029886764">
                <text:p>0.167997029886764</text:p>
              </table:table-cell>
            </table:table-row>
            <table:table-row>
              <table:table-cell office:value-type="string">
                <text:p>hadv_pd_loop_3_kernelgen_cuda</text:p>
              </table:table-cell>
              <table:table-cell office:value-type="float" office:value="0.490590938774841">
                <text:p>0.490590938774841</text:p>
              </table:table-cell>
            </table:table-row>
            <table:table-row>
              <table:table-cell office:value-type="string">
                <text:p>cu_tied_loop_37_kernelgen_cuda</text:p>
              </table:table-cell>
              <table:table-cell office:value-type="float" office:value="0.0748543254146123">
                <text:p>0.0748543254146123</text:p>
              </table:table-cell>
            </table:table-row>
            <table:table-row>
              <table:table-cell office:value-type="string">
                <text:p>fesft_loop_4_kernelgen_cuda</text:p>
              </table:table-cell>
              <table:table-cell office:value-type="float" office:value="0.0957800735422868">
                <text:p>0.0957800735422868</text:p>
              </table:table-cell>
            </table:table-row>
            <table:table-row>
              <table:table-cell office:value-type="string">
                <text:p>fast_waves_loop_20_kernelgen_cuda</text:p>
              </table:table-cell>
              <table:table-cell office:value-type="float" office:value="0.310191140204986">
                <text:p>0.310191140204986</text:p>
              </table:table-cell>
            </table:table-row>
            <table:table-row>
              <table:table-cell office:value-type="string">
                <text:p>fesft_loop_20_kernelgen_cuda</text:p>
              </table:table-cell>
              <table:table-cell office:value-type="float" office:value="0.648870428528011">
                <text:p>0.648870428528011</text:p>
              </table:table-cell>
            </table:table-row>
            <table:table-row>
              <table:table-cell office:value-type="string">
                <text:p>cu_tied_loop_22_kernelgen_cuda</text:p>
              </table:table-cell>
              <table:table-cell office:value-type="float" office:value="0.0467450530542013">
                <text:p>0.0467450530542013</text:p>
              </table:table-cell>
            </table:table-row>
            <table:table-row>
              <table:table-cell office:value-type="string">
                <text:p>fesft_loop_24_kernelgen_cuda</text:p>
              </table:table-cell>
              <table:table-cell office:value-type="float" office:value="0.264526315789474">
                <text:p>0.264526315789474</text:p>
              </table:table-cell>
            </table:table-row>
            <table:table-row>
              <table:table-cell office:value-type="string">
                <text:p>lap_4aml_loop_1_kernelgen_cuda</text:p>
              </table:table-cell>
              <table:table-cell office:value-type="float" office:value="0.37075167123462">
                <text:p>0.37075167123462</text:p>
              </table:table-cell>
            </table:table-row>
            <table:table-row>
              <table:table-cell office:value-type="string">
                <text:p>fesft_loop_19_kernelgen_cuda</text:p>
              </table:table-cell>
              <table:table-cell office:value-type="float" office:value="0.305977462028417">
                <text:p>0.305977462028417</text:p>
              </table:table-cell>
            </table:table-row>
            <table:table-row>
              <table:table-cell office:value-type="string">
                <text:p>inv_th_loop_6_kernelgen_cuda</text:p>
              </table:table-cell>
              <table:table-cell office:value-type="float" office:value="0.207939872807863">
                <text:p>0.207939872807863</text:p>
              </table:table-cell>
            </table:table-row>
            <table:table-row>
              <table:table-cell office:value-type="string">
                <text:p>inv_th_loop_5_kernelgen_cuda</text:p>
              </table:table-cell>
              <table:table-cell office:value-type="float" office:value="0.067046379170057">
                <text:p>0.067046379170057</text:p>
              </table:table-cell>
            </table:table-row>
            <table:table-row>
              <table:table-cell office:value-type="string">
                <text:p>fast_waves_loop_17_kernelgen_cuda</text:p>
              </table:table-cell>
              <table:table-cell office:value-type="float" office:value="0.279410536426468">
                <text:p>0.279410536426468</text:p>
              </table:table-cell>
            </table:table-row>
            <table:table-row>
              <table:table-cell office:value-type="string">
                <text:p>cu_tied_loop_3_kernelgen_cuda</text:p>
              </table:table-cell>
              <table:table-cell office:value-type="float" office:value="0.060114692505438">
                <text:p>0.060114692505438</text:p>
              </table:table-cell>
            </table:table-row>
            <table:table-row>
              <table:table-cell office:value-type="string">
                <text:p>opt_th_loop_5_kernelgen_cuda</text:p>
              </table:table-cell>
              <table:table-cell office:value-type="float" office:value="0.0872115020809686">
                <text:p>0.0872115020809686</text:p>
              </table:table-cell>
            </table:table-row>
            <table:table-row>
              <table:table-cell office:value-type="string">
                <text:p>cu_tied_loop_29_kernelgen_cuda</text:p>
              </table:table-cell>
              <table:table-cell office:value-type="float" office:value="0.691147859922179">
                <text:p>0.691147859922179</text:p>
              </table:table-cell>
            </table:table-row>
            <table:table-row>
              <table:table-cell office:value-type="string">
                <text:p>hadv_pd_loop_2_kernelgen_cuda</text:p>
              </table:table-cell>
              <table:table-cell office:value-type="float" office:value="0.457025064162071">
                <text:p>0.457025064162071</text:p>
              </table:table-cell>
            </table:table-row>
            <table:table-row>
              <table:table-cell office:value-type="string">
                <text:p>cu_ddraf_loop_3_kernelgen_cuda</text:p>
              </table:table-cell>
              <table:table-cell office:value-type="float" office:value="0.037720917963598">
                <text:p>0.037720917963598</text:p>
              </table:table-cell>
            </table:table-row>
            <table:table-row>
              <table:table-cell office:value-type="string">
                <text:p>lap_4am_loop_2_kernelgen_cuda</text:p>
              </table:table-cell>
              <table:table-cell office:value-type="float" office:value="0.492221930102089">
                <text:p>0.492221930102089</text:p>
              </table:table-cell>
            </table:table-row>
            <table:table-row>
              <table:table-cell office:value-type="string">
                <text:p>cu_tied_loop_41_kernelgen_cuda</text:p>
              </table:table-cell>
              <table:table-cell office:value-type="float" office:value="0.354324204104975">
                <text:p>0.354324204104975</text:p>
              </table:table-cell>
            </table:table-row>
            <table:table-row>
              <table:table-cell office:value-type="string">
                <text:p>fesft_loop_10_kernelgen_cuda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lmorg_loop_3_kernelgen_cuda</text:p>
              </table:table-cell>
              <table:table-cell office:value-type="float" office:value="0.0210637177461822">
                <text:p>0.0210637177461822</text:p>
              </table:table-cell>
            </table:table-row>
            <table:table-row>
              <table:table-cell office:value-type="string">
                <text:p>cu_asc_loop_8_kernelgen_cuda</text:p>
              </table:table-cell>
              <table:table-cell office:value-type="float" office:value="0.0262736302467158">
                <text:p>0.0262736302467158</text:p>
              </table:table-cell>
            </table:table-row>
            <table:table-row>
              <table:table-cell office:value-type="string">
                <text:p>inv_th_loop_1_kernelgen_cuda</text:p>
              </table:table-cell>
              <table:table-cell office:value-type="float" office:value="0.383730484798685">
                <text:p>0.383730484798685</text:p>
              </table:table-cell>
            </table:table-row>
            <table:table-row>
              <table:table-cell office:value-type="string">
                <text:p>fesft_loop_7_kernelgen_cuda</text:p>
              </table:table-cell>
              <table:table-cell office:value-type="float" office:value="0.832995267072346">
                <text:p>0.832995267072346</text:p>
              </table:table-cell>
            </table:table-row>
            <table:table-row>
              <table:table-cell office:value-type="string">
                <text:p>cu_asc_loop_1_kernelgen_cuda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string">
                <text:p>cu_ddraf_loop_2_kernelgen_cuda</text:p>
              </table:table-cell>
              <table:table-cell office:value-type="float" office:value="0.0414795244385733">
                <text:p>0.0414795244385733</text:p>
              </table:table-cell>
            </table:table-row>
            <table:table-row>
              <table:table-cell office:value-type="string">
                <text:p>opt_th_loop_4_kernelgen_cuda</text:p>
              </table:table-cell>
              <table:table-cell office:value-type="float" office:value="0.0577514273166447">
                <text:p>0.0577514273166447</text:p>
              </table:table-cell>
            </table:table-row>
            <table:table-row>
              <table:table-cell office:value-type="string">
                <text:p>fesft_loop_22_kernelgen_cuda</text:p>
              </table:table-cell>
              <table:table-cell office:value-type="float" office:value="0.248129675810474">
                <text:p>0.248129675810474</text:p>
              </table:table-cell>
            </table:table-row>
            <table:table-row>
              <table:table-cell office:value-type="string">
                <text:p>vadv_pd_loop_5_kernelgen_cuda</text:p>
              </table:table-cell>
              <table:table-cell office:value-type="float" office:value="0.34211477388944">
                <text:p>0.34211477388944</text:p>
              </table:table-cell>
            </table:table-row>
            <table:table-row>
              <table:table-cell office:value-type="string">
                <text:p>satad_loop_2_kernelgen_cuda</text:p>
              </table:table-cell>
              <table:table-cell office:value-type="float" office:value="1.67927765846806">
                <text:p>1.67927765846806</text:p>
              </table:table-cell>
            </table:table-row>
            <table:table-row>
              <table:table-cell office:value-type="string">
                <text:p>opt_th_loop_3_kernelgen_cuda</text:p>
              </table:table-cell>
              <table:table-cell office:value-type="float" office:value="0.129901565273519">
                <text:p>0.129901565273519</text:p>
              </table:table-cell>
            </table:table-row>
            <table:table-row>
              <table:table-cell office:value-type="string">
                <text:p>fast_waves_loop_40_kernelgen_cuda</text:p>
              </table:table-cell>
              <table:table-cell office:value-type="float" office:value="0.196193861305491">
                <text:p>0.196193861305491</text:p>
              </table:table-cell>
            </table:table-row>
            <table:table-row>
              <table:table-cell office:value-type="string">
                <text:p>lap_4aml_loop_2_kernelgen_cuda</text:p>
              </table:table-cell>
              <table:table-cell office:value-type="float" office:value="0.829518954000282">
                <text:p>0.829518954000282</text:p>
              </table:table-cell>
            </table:table-row>
            <table:table-row>
              <table:table-cell office:value-type="string">
                <text:p>cu_tied_loop_30_kernelgen_cuda</text:p>
              </table:table-cell>
              <table:table-cell office:value-type="float" office:value="0.258355060440863">
                <text:p>0.25835506044086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4" style:family="chart">
      <style:chart-properties chart:auto-position="true" style:rotation-angle="0"/>
      <style:text-properties fo:font-size="14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90"/>
      <style:text-properties fo:font-size="14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ata-label-number="value" chart:data-label-text="false" chart:data-label-symbol="false"/>
      <style:graphic-properties draw:stroke="none" dr3d:edge-rounding="5%"/>
      <style:text-properties fo:font-size="16pt" style:font-size-asian="10pt" style:font-size-complex="10pt"/>
    </style:style>
    <style:style style:name="ch9" style:family="chart">
      <style:chart-properties chart:solid-type="cuboid"/>
      <style:graphic-properties draw:fill-color="#47b8b8"/>
    </style:style>
    <style:style style:name="ch10" style:family="chart">
      <style:chart-properties chart:solid-type="cuboid"/>
      <style:graphic-properties draw:fill-color="#ffcc99"/>
    </style:style>
    <style:style style:name="ch11" style:family="chart">
      <style:chart-properties chart:solid-type="cuboid"/>
      <style:graphic-properties draw:fill-color="#ff9966"/>
    </style:style>
    <style:style style:name="ch12" style:family="chart">
      <style:chart-properties chart:solid-type="cuboid"/>
      <style:graphic-properties draw:fill-color="#e6e64c"/>
    </style:style>
    <style:style style:name="ch13" style:family="chart">
      <style:chart-properties chart:solid-type="cuboid"/>
      <style:graphic-properties draw:fill-color="#579d1c"/>
      <style:text-properties fo:font-weight="bol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11cm" svg:height="8.995cm" xlink:href=".." xlink:type="simple" chart:class="chart:bar" chart:style-name="ch1">
        <chart:plot-area chart:style-name="ch2" table:cell-range-address="Summary.A3:Summary.B8" chart:data-source-has-labels="column" svg:x="1.665cm" svg:y="0.851cm" svg:width="15.721cm" svg:height="6.692cm">
          <chartooo:coordinate-region svg:x="2.63cm" svg:y="1.077cm" svg:width="14.756cm" svg:height="5.766cm"/>
          <chart:axis chart:dimension="x" chart:name="primary-x" chart:style-name="ch3">
            <chart:title svg:x="5.904cm" svg:y="7.722cm" chart:style-name="ch4">
              <text:p>The generated kernel behaviour</text:p>
            </chart:title>
            <chart:categories table:cell-range-address="Summary.A3:Summary.A8"/>
          </chart:axis>
          <chart:axis chart:dimension="y" chart:name="primary-y" chart:style-name="ch5">
            <chart:title svg:x="0.451cm" svg:y="8.004cm" chart:style-name="ch6">
              <text:p>The number of generated kernels</text:p>
            </chart:title>
            <chart:grid chart:style-name="ch7" chart:class="major"/>
          </chart:axis>
          <chart:series chart:style-name="ch8" chart:values-cell-range-address="Summary.B3:Summary.B8" chart:class="chart:bar"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Used</text:p>
                <draw:g>
                  <svg:desc>Summary.A3:Summary.A8</svg:desc>
                </draw:g>
              </table:table-cell>
              <table:table-cell office:value-type="float" office:value="443">
                <text:p>443</text:p>
                <draw:g>
                  <svg:desc>Summary.B3:Summary.B8</svg:desc>
                </draw:g>
              </table:table-cell>
            </table:table-row>
            <table:table-row>
              <table:table-cell office:value-type="string">
                <text:p>Correct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Wrong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Failing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Slowdown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Accelerating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3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